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7736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2.3425in"/>
    </style:style>
    <style:style style:name="co5" style:family="table-column">
      <style:table-column-properties fo:break-before="auto" style:column-width="0.6075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866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7563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65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Times New Roman1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2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1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use-window-font-color="true" style:font-name="Times New Roman2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800000"/>
    </style:style>
    <style:style style:name="ce9" style:family="table-cell" style:parent-style-name="Default" style:data-style-name="N100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adingtraffi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6" table:default-cell-style-name="ce5"/>
        <table:table-column table:style-name="co5" table:default-cell-style-name="ce5"/>
        <table:table-column table:style-name="co3" table:default-cell-style-name="ce5"/>
        <table:table-column table:style-name="co9" table:default-cell-style-name="ce6"/>
        <table:table-column table:style-name="co10" table:default-cell-style-name="ce6"/>
        <table:table-column table:style-name="co11" table:number-columns-repeated="1008" table:default-cell-style-name="ce5"/>
        <table:table-row table:style-name="ro1">
          <table:table-cell table:style-name="ce1" office:value-type="string" table:number-columns-spanned="7" table:number-rows-spanned="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office:value-type="string">
            <text:p>Geographical Areas</text:p>
          </table:table-cell>
          <table:table-cell table:style-name="ce2" office:value-type="string">
            <text:p>Countries</text:p>
          </table:table-cell>
          <table:table-cell table:style-name="ce2" office:value-type="string">
            <text:p>locode</text:p>
          </table:table-cell>
          <table:table-cell table:style-name="ce2" office:value-type="string">
            <text:p>Ports</text:p>
          </table:table-cell>
          <table:table-cell table:style-name="ce2" office:value-type="string">
            <text:p>Containers full 20'</text:p>
          </table:table-cell>
          <table:table-cell table:style-name="ce2" office:value-type="string">
            <text:p>Containers full 40'</text:p>
          </table:table-cell>
          <table:table-cell table:style-name="ce2" office:value-type="string">
            <text:p>Containers empty 20'</text:p>
          </table:table-cell>
          <table:table-cell table:style-name="ce2" office:value-type="string">
            <text:p>Containers empty 40'</text:p>
          </table:table-cell>
          <table:table-cell table:style-name="ce2" office:value-type="string">
            <text:p>TEUS</text:p>
          </table:table-cell>
          <table:table-cell table:style-name="ce2" office:value-type="string">
            <text:p>Containerised Cargo</text:p>
          </table:table-cell>
          <table:table-cell table:style-name="ce2" office:value-type="string">
            <text:p>Conventional Cargo</text:p>
          </table:table-cell>
          <table:table-cell table:style-name="ce2" office:value-type="string">
            <text:p>Solid Bulk</text:p>
          </table:table-cell>
          <table:table-cell table:style-name="ce2" office:value-type="string">
            <text:p>Liquid Bulk</text:p>
          </table:table-cell>
          <table:table-cell table:style-name="ce2" office:value-type="string">
            <text:p>TOTAL</text:p>
          </table:table-cell>
          <table:table-cell table:style-name="ce7" office:value-type="string">
            <text:p>lon</text:p>
          </table:table-cell>
          <table:table-cell table:style-name="ce7" office:value-type="string">
            <text:p>lat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CAB</text:p>
          </table:table-cell>
          <table:table-cell table:style-name="ce3" office:value-type="string">
            <text:p>Cabind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6.25">
            <text:p>36.2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6.25">
            <text:p>36.25</text:p>
          </table:table-cell>
          <table:table-cell table:style-name="ce7" office:value-type="string">
            <text:p>12.18999466823061</text:p>
          </table:table-cell>
          <table:table-cell table:style-name="ce7" office:value-type="string">
            <text:p>-5.55962319043555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OB</text:p>
          </table:table-cell>
          <table:table-cell table:style-name="ce3" office:value-type="string">
            <text:p>Lobit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7.23">
            <text:p>77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7.23">
            <text:p>77.23</text:p>
          </table:table-cell>
          <table:table-cell table:style-name="ce7" office:value-type="string">
            <text:p>13.23248118266855</text:p>
          </table:table-cell>
          <table:table-cell table:style-name="ce7" office:value-type="string">
            <text:p>-8.83634025501265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AD</text:p>
          </table:table-cell>
          <table:table-cell table:style-name="ce3" office:value-type="string">
            <text:p>Luand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827.34">
            <text:p>1827.34</text:p>
          </table:table-cell>
          <table:table-cell table:style-name="ce3" office:value-type="float" office:value="380.62">
            <text:p>380.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7.96">
            <text:p>2207.96</text:p>
          </table:table-cell>
          <table:table-cell table:style-name="ce7" office:value-type="string">
            <text:p>13.541230019798377</text:p>
          </table:table-cell>
          <table:table-cell table:style-name="ce7" office:value-type="string">
            <text:p>-12.370008525749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Benin</text:p>
          </table:table-cell>
          <table:table-cell table:style-name="ce3" office:value-type="string">
            <text:p>BJCOO</text:p>
          </table:table-cell>
          <table:table-cell table:style-name="ce3" office:value-type="string">
            <text:p>Cotonou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215">
            <text:p>2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8230.81">
            <text:p>8230.81</text:p>
          </table:table-cell>
          <table:table-cell table:style-name="ce3" office:value-type="float" office:value="1343.08">
            <text:p>1343.0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73.89">
            <text:p>9573.89</text:p>
          </table:table-cell>
          <table:table-cell table:style-name="ce7" office:value-type="string">
            <text:p>-1.5266696149164432</text:p>
          </table:table-cell>
          <table:table-cell table:style-name="ce7" office:value-type="string">
            <text:p>12.37226183654337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Burkina Faso</text:p>
          </table:table-cell>
          <table:table-cell table:style-name="ce3" office:value-type="string">
            <text:p>BFOUA</text:p>
          </table:table-cell>
          <table:table-cell table:style-name="ce3" office:value-type="string">
            <text:p>Ouagadougou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8.73">
            <text:p>58.7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8.73">
            <text:p>58.73</text:p>
          </table:table-cell>
          <table:table-cell table:style-name="ce7" office:value-type="string">
            <text:p>2.518044740568598</text:p>
          </table:table-cell>
          <table:table-cell table:style-name="ce7" office:value-type="string">
            <text:p>6.40195442278246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ameroun</text:p>
          </table:table-cell>
          <table:table-cell table:style-name="ce3" office:value-type="string">
            <text:p>CMDLA</text:p>
          </table:table-cell>
          <table:table-cell table:style-name="ce3" office:value-type="string">
            <text:p>Douala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14482.43">
            <text:p>14482.43</text:p>
          </table:table-cell>
          <table:table-cell table:style-name="ce3" office:value-type="float" office:value="831.06">
            <text:p>831.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13.49">
            <text:p>15313.49</text:p>
          </table:table-cell>
          <table:table-cell table:style-name="ce7" office:value-type="string">
            <text:p>11.880039427343831</text:p>
          </table:table-cell>
          <table:table-cell table:style-name="ce7" office:value-type="string">
            <text:p>-4.77000730501566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ape verde</text:p>
          </table:table-cell>
          <table:table-cell table:style-name="ce3" office:value-type="string">
            <text:p>CVRAI</text:p>
          </table:table-cell>
          <table:table-cell table:style-name="ce3" office:value-type="string">
            <text:p>Praia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0.63">
            <text:p>150.6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63">
            <text:p>150.63</text:p>
          </table:table-cell>
          <table:table-cell table:style-name="ce7" office:value-type="string">
            <text:p>-4.041994118507091</text:p>
          </table:table-cell>
          <table:table-cell table:style-name="ce7" office:value-type="string">
            <text:p>5.32194282609856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CGPNR</text:p>
          </table:table-cell>
          <table:table-cell table:style-name="ce3" office:value-type="string">
            <text:p>Pointe Noire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79">
            <text:p>2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53">
            <text:p>8653</text:p>
          </table:table-cell>
          <table:table-cell table:style-name="ce3" office:value-type="float" office:value="1027.66">
            <text:p>1027.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80.66">
            <text:p>9680.66</text:p>
          </table:table-cell>
          <table:table-cell table:style-name="ce7" office:value-type="string">
            <text:p>-6.639967083146814</text:p>
          </table:table-cell>
          <table:table-cell table:style-name="ce7" office:value-type="string">
            <text:p>4.77041811006159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BSG</text:p>
          </table:table-cell>
          <table:table-cell table:style-name="ce3" office:value-type="string">
            <text:p>B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.28">
            <text:p>151.2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1.28">
            <text:p>151.28</text:p>
          </table:table-cell>
          <table:table-cell table:style-name="ce7" office:value-type="string">
            <text:p>9.708045147498297</text:p>
          </table:table-cell>
          <table:table-cell table:style-name="ce7" office:value-type="string">
            <text:p>4.06235562720019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SSG</text:p>
          </table:table-cell>
          <table:table-cell table:style-name="ce3" office:value-type="string">
            <text:p>Malab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1.77">
            <text:p>111.7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.77">
            <text:p>111.77</text:p>
          </table:table-cell>
          <table:table-cell table:style-name="ce7" office:value-type="string">
            <text:p>-23.51668888497221</text:p>
          </table:table-cell>
          <table:table-cell table:style-name="ce7" office:value-type="string">
            <text:p>14.9166980173286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LBV</text:p>
          </table:table-cell>
          <table:table-cell table:style-name="ce3" office:value-type="string">
            <text:p>Libreville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32">
            <text:p>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6189.04">
            <text:p>6189.04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12.04">
            <text:p>6512.04</text:p>
          </table:table-cell>
          <table:table-cell table:style-name="ce7" office:value-type="string">
            <text:p>9.457965045823698</text:p>
          </table:table-cell>
          <table:table-cell table:style-name="ce7" office:value-type="string">
            <text:p>0.385388609718518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POG</text:p>
          </table:table-cell>
          <table:table-cell table:style-name="ce3" office:value-type="string">
            <text:p>Port Genti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2.69">
            <text:p>82.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.69">
            <text:p>82.69</text:p>
          </table:table-cell>
          <table:table-cell table:style-name="ce7" office:value-type="string">
            <text:p>8.780021930586656</text:p>
          </table:table-cell>
          <table:table-cell table:style-name="ce7" office:value-type="string">
            <text:p>-0.720021953437026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ambia</text:p>
          </table:table-cell>
          <table:table-cell table:style-name="ce3" office:value-type="string">
            <text:p>GMBJL</text:p>
          </table:table-cell>
          <table:table-cell table:style-name="ce3" office:value-type="string">
            <text:p>Banjul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4.8">
            <text:p>654.8</text:p>
          </table:table-cell>
          <table:table-cell table:style-name="ce3" office:value-type="float" office:value="34.2">
            <text:p>34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89">
            <text:p>689</text:p>
          </table:table-cell>
          <table:table-cell table:style-name="ce7" office:value-type="string">
            <text:p>0.022164446828043555</text:p>
          </table:table-cell>
          <table:table-cell table:style-name="ce7" office:value-type="string">
            <text:p>5.62322701106198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KD</text:p>
          </table:table-cell>
          <table:table-cell table:style-name="ce3" office:value-type="string">
            <text:p>Takoradi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97">
            <text:p>11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26413.44">
            <text:p>26413.44</text:p>
          </table:table-cell>
          <table:table-cell table:style-name="ce3" office:value-type="float" office:value="347.28">
            <text:p>347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760.72">
            <text:p>26760.72</text:p>
          </table:table-cell>
          <table:table-cell table:style-name="ce7" office:value-type="string">
            <text:p>-1.7433817795071167</text:p>
          </table:table-cell>
          <table:table-cell table:style-name="ce7" office:value-type="string">
            <text:p>4.88479334696534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EM</text:p>
          </table:table-cell>
          <table:table-cell table:style-name="ce3" office:value-type="string">
            <text:p>Tema</text:p>
          </table:table-cell>
          <table:table-cell table:style-name="ce3" office:value-type="float" office:value="1485">
            <text:p>1485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7228.68">
            <text:p>47228.68</text:p>
          </table:table-cell>
          <table:table-cell table:style-name="ce3" office:value-type="float" office:value="5372.59">
            <text:p>5372.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601.27">
            <text:p>52601.27</text:p>
          </table:table-cell>
          <table:table-cell table:style-name="ce7" office:value-type="string">
            <text:p>-16.591701489212596</text:p>
          </table:table-cell>
          <table:table-cell table:style-name="ce7" office:value-type="string">
            <text:p>13.4538764603159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Guinea</text:p>
          </table:table-cell>
          <table:table-cell table:style-name="ce3" office:value-type="string">
            <text:p>GNCKY</text:p>
          </table:table-cell>
          <table:table-cell table:style-name="ce3" office:value-type="string">
            <text:p>Conak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">
            <text:p>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656.66">
            <text:p>1656.66</text:p>
          </table:table-cell>
          <table:table-cell table:style-name="ce3" office:value-type="float" office:value="976.28">
            <text:p>976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32.94">
            <text:p>2632.94</text:p>
          </table:table-cell>
          <table:table-cell table:style-name="ce7" office:value-type="string">
            <text:p>-13.682180886123945</text:p>
          </table:table-cell>
          <table:table-cell table:style-name="ce7" office:value-type="string">
            <text:p>9.5334687050217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ABJ</text:p>
          </table:table-cell>
          <table:table-cell table:style-name="ce3" office:value-type="string">
            <text:p>Abidjan</text:p>
          </table:table-cell>
          <table:table-cell table:style-name="ce3" office:value-type="float" office:value="1131">
            <text:p>1131</text:p>
          </table:table-cell>
          <table:table-cell table:style-name="ce3" office:value-type="float" office:value="978">
            <text:p>9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101">
            <text:p>3101</text:p>
          </table:table-cell>
          <table:table-cell table:style-name="ce3" office:value-type="float" office:value="41277.62">
            <text:p>41277.62</text:p>
          </table:table-cell>
          <table:table-cell table:style-name="ce3" office:value-type="float" office:value="4036.03">
            <text:p>4036.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313.65">
            <text:p>45313.65</text:p>
          </table:table-cell>
          <table:table-cell table:style-name="ce7" office:value-type="string">
            <text:p>9.769987344002061</text:p>
          </table:table-cell>
          <table:table-cell table:style-name="ce7" office:value-type="string">
            <text:p>1.87000083303178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SPY</text:p>
          </table:table-cell>
          <table:table-cell table:style-name="ce3" office:value-type="string">
            <text:p>San Pedro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871">
            <text:p>3871</text:p>
          </table:table-cell>
          <table:table-cell table:style-name="ce3" office:value-type="float" office:value="37960.23">
            <text:p>37960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7960.23">
            <text:p>37960.23</text:p>
          </table:table-cell>
          <table:table-cell table:style-name="ce7" office:value-type="string">
            <text:p>8.783277545821136</text:p>
          </table:table-cell>
          <table:table-cell table:style-name="ce7" office:value-type="string">
            <text:p>3.7500152780261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Liberia</text:p>
          </table:table-cell>
          <table:table-cell table:style-name="ce3" office:value-type="string">
            <text:p>LRMLW</text:p>
          </table:table-cell>
          <table:table-cell table:style-name="ce3" office:value-type="string">
            <text:p>Monrovi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24">
            <text:p>1524</text:p>
          </table:table-cell>
          <table:table-cell table:style-name="ce3" office:value-type="float" office:value="93.5">
            <text:p>93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17.5">
            <text:p>1617.5</text:p>
          </table:table-cell>
          <table:table-cell table:style-name="ce7" office:value-type="string">
            <text:p>-10.799660436775923</text:p>
          </table:table-cell>
          <table:table-cell table:style-name="ce7" office:value-type="string">
            <text:p>6.31458164716013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Mauritania</text:p>
          </table:table-cell>
          <table:table-cell table:style-name="ce3" office:value-type="string">
            <text:p>MRNKC</text:p>
          </table:table-cell>
          <table:table-cell table:style-name="ce3" office:value-type="string">
            <text:p>Nouakchott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12.74">
            <text:p>412.7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12.74">
            <text:p>412.74</text:p>
          </table:table-cell>
          <table:table-cell table:style-name="ce7" office:value-type="string">
            <text:p>-15.975340414890013</text:p>
          </table:table-cell>
          <table:table-cell table:style-name="ce7" office:value-type="string">
            <text:p>18.08642702124751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amibia</text:p>
          </table:table-cell>
          <table:table-cell table:style-name="ce3" office:value-type="string">
            <text:p>NAWVB</text:p>
          </table:table-cell>
          <table:table-cell table:style-name="ce3" office:value-type="string">
            <text:p>Walvis Ba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5.16">
            <text:p>235.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5.16">
            <text:p>235.16</text:p>
          </table:table-cell>
          <table:table-cell table:style-name="ce7" office:value-type="string">
            <text:p>14.505305540635675</text:p>
          </table:table-cell>
          <table:table-cell table:style-name="ce7" office:value-type="string">
            <text:p>-22.9575276501405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APP</text:p>
          </table:table-cell>
          <table:table-cell table:style-name="ce3" office:value-type="string">
            <text:p>Apapa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9798.47">
            <text:p>9798.4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798.47">
            <text:p>9798.47</text:p>
          </table:table-cell>
          <table:table-cell table:style-name="ce7" office:value-type="string">
            <text:p>3.3745476485943335</text:p>
          </table:table-cell>
          <table:table-cell table:style-name="ce7" office:value-type="string">
            <text:p>6.451337448267226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LOS</text:p>
          </table:table-cell>
          <table:table-cell table:style-name="ce3" office:value-type="string">
            <text:p>Lagos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96">
            <text:p>7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26">
            <text:p>2926</text:p>
          </table:table-cell>
          <table:table-cell table:style-name="ce3" office:value-type="float" office:value="42439.92">
            <text:p>42439.92</text:p>
          </table:table-cell>
          <table:table-cell table:style-name="ce3" office:value-type="float" office:value="32045.23">
            <text:p>32045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04">
            <text:p>32704</text:p>
          </table:table-cell>
          <table:table-cell table:style-name="ce3" office:value-type="float" office:value="107189.15">
            <text:p>107189.15</text:p>
          </table:table-cell>
          <table:table-cell table:style-name="ce7" office:value-type="string">
            <text:p>3.3895852125984334</text:p>
          </table:table-cell>
          <table:table-cell table:style-name="ce7" office:value-type="string">
            <text:p>6.44520751209319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ONN</text:p>
          </table:table-cell>
          <table:table-cell table:style-name="ce3" office:value-type="string">
            <text:p>Onne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744.52">
            <text:p>4744.5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44.52">
            <text:p>4744.52</text:p>
          </table:table-cell>
          <table:table-cell table:style-name="ce7" office:value-type="string">
            <text:p>7.156855294621589</text:p>
          </table:table-cell>
          <table:table-cell table:style-name="ce7" office:value-type="string">
            <text:p>4.72230982489913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TIN</text:p>
          </table:table-cell>
          <table:table-cell table:style-name="ce3" office:value-type="string">
            <text:p>Tincan</text:p>
          </table:table-cell>
          <table:table-cell table:style-name="ce3" office:value-type="float" office:value="1159">
            <text:p>1159</text:p>
          </table:table-cell>
          <table:table-cell table:style-name="ce3" office:value-type="float" office:value="1531">
            <text:p>15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1">
            <text:p>4221</text:p>
          </table:table-cell>
          <table:table-cell table:style-name="ce3" office:value-type="float" office:value="54559.44">
            <text:p>54559.4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4559.44">
            <text:p>54559.44</text:p>
          </table:table-cell>
          <table:table-cell table:style-name="ce7" office:value-type="string">
            <text:p>3.349546801756169</text:p>
          </table:table-cell>
          <table:table-cell table:style-name="ce7" office:value-type="string">
            <text:p>6.43172103623744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ao Tomè Principe</text:p>
          </table:table-cell>
          <table:table-cell table:style-name="ce3" office:value-type="string">
            <text:p>STTMS</text:p>
          </table:table-cell>
          <table:table-cell table:style-name="ce3" office:value-type="string">
            <text:p>Sao Tomè Isla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6.8">
            <text:p>46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.8">
            <text:p>46.8</text:p>
          </table:table-cell>
          <table:table-cell table:style-name="ce7" office:value-type="string">
            <text:p>-13.236161599012746</text:p>
          </table:table-cell>
          <table:table-cell table:style-name="ce7" office:value-type="string">
            <text:p>8.47195727109817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enegal</text:p>
          </table:table-cell>
          <table:table-cell table:style-name="ce3" office:value-type="string">
            <text:p>SNDKR</text:p>
          </table:table-cell>
          <table:table-cell table:style-name="ce3" office:value-type="string">
            <text:p>Dakar</text:p>
          </table:table-cell>
          <table:table-cell table:style-name="ce3" office:value-type="float" office:value="1748">
            <text:p>1748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22">
            <text:p>5322</text:p>
          </table:table-cell>
          <table:table-cell table:style-name="ce3" office:value-type="float" office:value="66086.92">
            <text:p>66086.92</text:p>
          </table:table-cell>
          <table:table-cell table:style-name="ce3" office:value-type="float" office:value="15802.74">
            <text:p>15802.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889.66">
            <text:p>81889.66</text:p>
          </table:table-cell>
          <table:table-cell table:style-name="ce7" office:value-type="string">
            <text:p>-17.47507598705056</text:p>
          </table:table-cell>
          <table:table-cell table:style-name="ce7" office:value-type="string">
            <text:p>14.71777758362327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ierra leone</text:p>
          </table:table-cell>
          <table:table-cell table:style-name="ce3" office:value-type="string">
            <text:p>SLFNA</text:p>
          </table:table-cell>
          <table:table-cell table:style-name="ce3" office:value-type="string">
            <text:p>Freetow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8.84">
            <text:p>228.84</text:p>
          </table:table-cell>
          <table:table-cell table:style-name="ce3" office:value-type="float" office:value="213.71">
            <text:p>213.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2.55">
            <text:p>442.55</text:p>
          </table:table-cell>
          <table:table-cell table:style-name="ce7" office:value-type="string">
            <text:p>6.733325153234773</text:p>
          </table:table-cell>
          <table:table-cell table:style-name="ce7" office:value-type="string">
            <text:p>0.33340211883290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Togo</text:p>
          </table:table-cell>
          <table:table-cell table:style-name="ce3" office:value-type="string">
            <text:p>TGLFW</text:p>
          </table:table-cell>
          <table:table-cell table:style-name="ce3" office:value-type="string">
            <text:p>Lomè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1">
            <text:p>1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399.06">
            <text:p>5399.06</text:p>
          </table:table-cell>
          <table:table-cell table:style-name="ce3" office:value-type="float" office:value="13128.42">
            <text:p>13128.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527.48">
            <text:p>18527.48</text:p>
          </table:table-cell>
          <table:table-cell table:style-name="ce7" office:value-type="string">
            <text:p>1.22081126074562</text:p>
          </table:table-cell>
          <table:table-cell table:style-name="ce7" office:value-type="string">
            <text:p>6.1338829302683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Zaire</text:p>
          </table:table-cell>
          <table:table-cell table:style-name="ce3" office:value-type="string">
            <text:p>ZRBOA</text:p>
          </table:table-cell>
          <table:table-cell table:style-name="ce3" office:value-type="string">
            <text:p>Boma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style-name="ce7" office:value-type="string">
            <text:p>13.049993854431932</text:p>
          </table:table-cell>
          <table:table-cell table:style-name="ce7" office:value-type="string">
            <text:p>-5.82999428418656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Burundi</text:p>
          </table:table-cell>
          <table:table-cell table:style-name="ce3" office:value-type="string">
            <text:p>BIBJM</text:p>
          </table:table-cell>
          <table:table-cell table:style-name="ce3" office:value-type="string">
            <text:p>Bujumbur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8">
            <text:p>30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8">
            <text:p>30.8</text:p>
          </table:table-cell>
          <table:table-cell table:style-name="ce7" office:value-type="string">
            <text:p>29.360006061528395</text:p>
          </table:table-cell>
          <table:table-cell table:style-name="ce7" office:value-type="string">
            <text:p>-3.37608722037464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Comoros</text:p>
          </table:table-cell>
          <table:table-cell table:style-name="ce3" office:value-type="string">
            <text:p>KMYVA</text:p>
          </table:table-cell>
          <table:table-cell table:style-name="ce3" office:value-type="string">
            <text:p>Moron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1.27">
            <text:p>91.2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1.27">
            <text:p>91.27</text:p>
          </table:table-cell>
          <table:table-cell table:style-name="ce7" office:value-type="string">
            <text:p>43.148001667052256</text:p>
          </table:table-cell>
          <table:table-cell table:style-name="ce7" office:value-type="string">
            <text:p>11.5950144642554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Djibouti</text:p>
          </table:table-cell>
          <table:table-cell table:style-name="ce3" office:value-type="string">
            <text:p>DJJIB</text:p>
          </table:table-cell>
          <table:table-cell table:style-name="ce3" office:value-type="string">
            <text:p>Djibouti</text:p>
          </table:table-cell>
          <table:table-cell table:style-name="ce3" office:value-type="float" office:value="2015">
            <text:p>2015</text:p>
          </table:table-cell>
          <table:table-cell table:style-name="ce3" office:value-type="float" office:value="206">
            <text:p>2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35">
            <text:p>6135</text:p>
          </table:table-cell>
          <table:table-cell table:style-name="ce3" office:value-type="float" office:value="65884.95">
            <text:p>65884.95</text:p>
          </table:table-cell>
          <table:table-cell table:style-name="ce3" office:value-type="float" office:value="12137.56">
            <text:p>12137.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8022.51">
            <text:p>78022.51</text:p>
          </table:table-cell>
          <table:table-cell table:style-name="ce7" office:value-type="string">
            <text:p>39.4500361722458</text:p>
          </table:table-cell>
          <table:table-cell table:style-name="ce7" office:value-type="string">
            <text:p>15.61011822403725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Eritrea</text:p>
          </table:table-cell>
          <table:table-cell table:style-name="ce3" office:value-type="string">
            <text:p>ERMSW</text:p>
          </table:table-cell>
          <table:table-cell table:style-name="ce3" office:value-type="string">
            <text:p>Massaw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85.67">
            <text:p>185.6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7">
            <text:p>185.67</text:p>
          </table:table-cell>
          <table:table-cell table:style-name="ce7" office:value-type="string">
            <text:p>38.69805857534868</text:p>
          </table:table-cell>
          <table:table-cell table:style-name="ce7" office:value-type="string">
            <text:p>9.03525622129575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Ethiopia</text:p>
          </table:table-cell>
          <table:table-cell table:style-name="ce3" office:value-type="string">
            <text:p>ETADD</text:p>
          </table:table-cell>
          <table:table-cell table:style-name="ce3" office:value-type="string">
            <text:p>Addis Ababa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3">
            <text:p>30.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3">
            <text:p>30.3</text:p>
          </table:table-cell>
          <table:table-cell table:style-name="ce7" office:value-type="string">
            <text:p>39.68797231233191</text:p>
          </table:table-cell>
          <table:table-cell table:style-name="ce7" office:value-type="string">
            <text:p>-4.03808016384778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Kenya</text:p>
          </table:table-cell>
          <table:table-cell table:style-name="ce3" office:value-type="string">
            <text:p>KEMBA</text:p>
          </table:table-cell>
          <table:table-cell table:style-name="ce3" office:value-type="string">
            <text:p>Mombasa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88129.45">
            <text:p>88129.45</text:p>
          </table:table-cell>
          <table:table-cell table:style-name="ce3" office:value-type="float" office:value="3631.18">
            <text:p>3631.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760.63">
            <text:p>91760.63</text:p>
          </table:table-cell>
          <table:table-cell table:style-name="ce7" office:value-type="string">
            <text:p>43.240244098693324</text:p>
          </table:table-cell>
          <table:table-cell table:style-name="ce7" office:value-type="string">
            <text:p>-11.7041576956684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NOS</text:p>
          </table:table-cell>
          <table:table-cell table:style-name="ce3" office:value-type="string">
            <text:p>Nossi-Be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0.42">
            <text:p>150.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42">
            <text:p>150.42</text:p>
          </table:table-cell>
          <table:table-cell table:style-name="ce7" office:value-type="string">
            <text:p>48.266603961994576</text:p>
          </table:table-cell>
          <table:table-cell table:style-name="ce7" office:value-type="string">
            <text:p>-13.40002317419083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MM</text:p>
          </table:table-cell>
          <table:table-cell table:style-name="ce3" office:value-type="string">
            <text:p>Tamatave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11.99">
            <text:p>1111.9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1.99">
            <text:p>1111.99</text:p>
          </table:table-cell>
          <table:table-cell table:style-name="ce7" office:value-type="string">
            <text:p>43.68998408892941</text:p>
          </table:table-cell>
          <table:table-cell table:style-name="ce7" office:value-type="string">
            <text:p>-23.35683144245973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LE</text:p>
          </table:table-cell>
          <table:table-cell table:style-name="ce3" office:value-type="string">
            <text:p>Tulear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48">
            <text:p>1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48">
            <text:p>13.48</text:p>
          </table:table-cell>
          <table:table-cell table:style-name="ce7" office:value-type="string">
            <text:p>49.40498408895229</text:p>
          </table:table-cell>
          <table:table-cell table:style-name="ce7" office:value-type="string">
            <text:p>-18.1817984834547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auritius</text:p>
          </table:table-cell>
          <table:table-cell table:style-name="ce3" office:value-type="string">
            <text:p>MUPLU</text:p>
          </table:table-cell>
          <table:table-cell table:style-name="ce3" office:value-type="string">
            <text:p>Port Loui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52.17">
            <text:p>1252.1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252.17">
            <text:p>1252.17</text:p>
          </table:table-cell>
          <table:table-cell table:style-name="ce7" office:value-type="string">
            <text:p>57.49999385460973</text:p>
          </table:table-cell>
          <table:table-cell table:style-name="ce7" office:value-type="string">
            <text:p>-20.16663857135324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BEW</text:p>
          </table:table-cell>
          <table:table-cell table:style-name="ce3" office:value-type="string">
            <text:p>Beir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6.5">
            <text:p>566.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66.5">
            <text:p>566.5</text:p>
          </table:table-cell>
          <table:table-cell table:style-name="ce7" office:value-type="string">
            <text:p>34.83406604925692</text:p>
          </table:table-cell>
          <table:table-cell table:style-name="ce7" office:value-type="string">
            <text:p>-19.82849717083044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PM</text:p>
          </table:table-cell>
          <table:table-cell table:style-name="ce3" office:value-type="string">
            <text:p>Maputo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99">
            <text:p>1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496.49">
            <text:p>6496.49</text:p>
          </table:table-cell>
          <table:table-cell table:style-name="ce3" office:value-type="float" office:value="211.58">
            <text:p>211.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08.07">
            <text:p>6708.07</text:p>
          </table:table-cell>
          <table:table-cell table:style-name="ce7" office:value-type="string">
            <text:p>40.66698505643243</text:p>
          </table:table-cell>
          <table:table-cell table:style-name="ce7" office:value-type="string">
            <text:p>-14.54356342847763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NC</text:p>
          </table:table-cell>
          <table:table-cell table:style-name="ce3" office:value-type="string">
            <text:p>Nacal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50.72">
            <text:p>350.7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72">
            <text:p>350.72</text:p>
          </table:table-cell>
          <table:table-cell table:style-name="ce7" office:value-type="string">
            <text:p>32.58721710397009</text:p>
          </table:table-cell>
          <table:table-cell table:style-name="ce7" office:value-type="string">
            <text:p>-25.9533316287789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Reunion</text:p>
          </table:table-cell>
          <table:table-cell table:style-name="ce3" office:value-type="string">
            <text:p>REPDG</text:p>
          </table:table-cell>
          <table:table-cell table:style-name="ce3" office:value-type="string">
            <text:p>Port Reunio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977.05">
            <text:p>2977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977.05">
            <text:p>2977.05</text:p>
          </table:table-cell>
          <table:table-cell table:style-name="ce7" office:value-type="string">
            <text:p>55.27958847874259</text:p>
          </table:table-cell>
          <table:table-cell table:style-name="ce7" office:value-type="string">
            <text:p>-20.93343587344021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eychelles</text:p>
          </table:table-cell>
          <table:table-cell table:style-name="ce3" office:value-type="string">
            <text:p>SCPOV</text:p>
          </table:table-cell>
          <table:table-cell table:style-name="ce3" office:value-type="string">
            <text:p>Port Victoria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964.31">
            <text:p>3964.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964.31">
            <text:p>3964.31</text:p>
          </table:table-cell>
          <table:table-cell table:style-name="ce7" office:value-type="string">
            <text:p>55.44998978559113</text:p>
          </table:table-cell>
          <table:table-cell table:style-name="ce7" office:value-type="string">
            <text:p>-4.616631653973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malia</text:p>
          </table:table-cell>
          <table:table-cell table:style-name="ce3" office:value-type="string">
            <text:p>SOBBO</text:p>
          </table:table-cell>
          <table:table-cell table:style-name="ce3" office:value-type="string">
            <text:p>Berbera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1.45">
            <text:p>81.4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1.45">
            <text:p>81.45</text:p>
          </table:table-cell>
          <table:table-cell table:style-name="ce7" office:value-type="string">
            <text:p>31.580025592787308</text:p>
          </table:table-cell>
          <table:table-cell table:style-name="ce7" office:value-type="string">
            <text:p>4.82997519827796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CPT</text:p>
          </table:table-cell>
          <table:table-cell table:style-name="ce3" office:value-type="string">
            <text:p>Cape Town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96">
            <text:p>2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99">
            <text:p>899</text:p>
          </table:table-cell>
          <table:table-cell table:style-name="ce3" office:value-type="float" office:value="9923.61">
            <text:p>9923.6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23.61">
            <text:p>9923.61</text:p>
          </table:table-cell>
          <table:table-cell table:style-name="ce7" office:value-type="string">
            <text:p>37.21642573929415</text:p>
          </table:table-cell>
          <table:table-cell table:style-name="ce7" office:value-type="string">
            <text:p>19.6157910349256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ZBA</text:p>
          </table:table-cell>
          <table:table-cell table:style-name="ce3" office:value-type="string">
            <text:p>Coega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494.66">
            <text:p>3494.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94.66">
            <text:p>3494.66</text:p>
          </table:table-cell>
          <table:table-cell table:style-name="ce7" office:value-type="string">
            <text:p>45.016414752997264</text:p>
          </table:table-cell>
          <table:table-cell table:style-name="ce7" office:value-type="string">
            <text:p>10.43555035292280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DUR</text:p>
          </table:table-cell>
          <table:table-cell table:style-name="ce3" office:value-type="string">
            <text:p>Durban</text:p>
          </table:table-cell>
          <table:table-cell table:style-name="ce3" office:value-type="float" office:value="2357">
            <text:p>2357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769">
            <text:p>6769</text:p>
          </table:table-cell>
          <table:table-cell table:style-name="ce3" office:value-type="float" office:value="84234.98">
            <text:p>84234.98</text:p>
          </table:table-cell>
          <table:table-cell table:style-name="ce3" office:value-type="float" office:value="3666.24">
            <text:p>3666.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7901.22">
            <text:p>87901.22</text:p>
          </table:table-cell>
          <table:table-cell table:style-name="ce7" office:value-type="string">
            <text:p>39.26639597769457</text:p>
          </table:table-cell>
          <table:table-cell table:style-name="ce7" office:value-type="string">
            <text:p>-6.7980667361243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JNB</text:p>
          </table:table-cell>
          <table:table-cell table:style-name="ce3" office:value-type="string">
            <text:p>Johannesburg/dbn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0">
            <text:p>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336.23">
            <text:p>2336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36.23">
            <text:p>2336.23</text:p>
          </table:table-cell>
          <table:table-cell table:style-name="ce7" office:value-type="string">
            <text:p>39.0900064684684</text:p>
          </table:table-cell>
          <table:table-cell table:style-name="ce7" office:value-type="string">
            <text:p>-5.07004067090218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LZ</text:p>
          </table:table-cell>
          <table:table-cell table:style-name="ce3" office:value-type="string">
            <text:p>Port Elizabeth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.43">
            <text:p>316.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16.43">
            <text:p>316.43</text:p>
          </table:table-cell>
          <table:table-cell table:style-name="ce7" office:value-type="string">
            <text:p>39.20002559281767</text:p>
          </table:table-cell>
          <table:table-cell table:style-name="ce7" office:value-type="string">
            <text:p>-6.15999998080246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RY</text:p>
          </table:table-cell>
          <table:table-cell table:style-name="ce3" office:value-type="string">
            <text:p>Pretor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5.68">
            <text:p>185.6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8">
            <text:p>185.68</text:p>
          </table:table-cell>
          <table:table-cell table:style-name="ce7" office:value-type="string">
            <text:p>18.43304229922603</text:p>
          </table:table-cell>
          <table:table-cell table:style-name="ce7" office:value-type="string">
            <text:p>-33.918065108628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JUM</text:p>
          </table:table-cell>
          <table:table-cell table:style-name="ce3" office:value-type="string">
            <text:p>Jubail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style-name="ce7" office:value-type="string">
            <text:p>30.97806467883339</text:p>
          </table:table-cell>
          <table:table-cell table:style-name="ce7" office:value-type="string">
            <text:p>-29.86306714311763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PZU</text:p>
          </table:table-cell>
          <table:table-cell table:style-name="ce3" office:value-type="string">
            <text:p>Port Sudan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27">
            <text:p>3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6420.9">
            <text:p>6420.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420.9">
            <text:p>6420.9</text:p>
          </table:table-cell>
          <table:table-cell table:style-name="ce7" office:value-type="string">
            <text:p>28.028063865019476</text:p>
          </table:table-cell>
          <table:table-cell table:style-name="ce7" office:value-type="string">
            <text:p>-26.168098881384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DAR</text:p>
          </table:table-cell>
          <table:table-cell table:style-name="ce3" office:value-type="string">
            <text:p>Dar es Salaam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3531.6">
            <text:p>23531.6</text:p>
          </table:table-cell>
          <table:table-cell table:style-name="ce3" office:value-type="float" office:value="3997.97">
            <text:p>3997.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529.57">
            <text:p>27529.57</text:p>
          </table:table-cell>
          <table:table-cell table:style-name="ce7" office:value-type="string">
            <text:p>25.598082989358886</text:p>
          </table:table-cell>
          <table:table-cell table:style-name="ce7" office:value-type="string">
            <text:p>-33.9680878950873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TGT</text:p>
          </table:table-cell>
          <table:table-cell table:style-name="ce3" office:value-type="string">
            <text:p>Tan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3.56">
            <text:p>113.5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3.56">
            <text:p>113.56</text:p>
          </table:table-cell>
          <table:table-cell table:style-name="ce7" office:value-type="string">
            <text:p>28.22748321723384</text:p>
          </table:table-cell>
          <table:table-cell table:style-name="ce7" office:value-type="string">
            <text:p>-25.70497469518443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ZNZ</text:p>
          </table:table-cell>
          <table:table-cell table:style-name="ce3" office:value-type="string">
            <text:p>Zanziba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50.59">
            <text:p>350.5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59">
            <text:p>350.59</text:p>
          </table:table-cell>
          <table:table-cell table:style-name="ce7" office:value-type="string">
            <text:p>25.69389389261687</text:p>
          </table:table-cell>
          <table:table-cell table:style-name="ce7" office:value-type="string">
            <text:p>-33.8039978204455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Zimbabwe</text:p>
          </table:table-cell>
          <table:table-cell table:style-name="ce3" office:value-type="string">
            <text:p>ZWHRE</text:p>
          </table:table-cell>
          <table:table-cell table:style-name="ce3" office:value-type="string">
            <text:p>Harar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.35">
            <text:p>32.3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2.35">
            <text:p>32.35</text:p>
          </table:table-cell>
          <table:table-cell table:style-name="ce7" office:value-type="string">
            <text:p>31.042763572062825</text:p>
          </table:table-cell>
          <table:table-cell table:style-name="ce7" office:value-type="string">
            <text:p>-17.81584383577779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LG</text:p>
          </table:table-cell>
          <table:table-cell table:style-name="ce3" office:value-type="string">
            <text:p>Alger</text:p>
          </table:table-cell>
          <table:table-cell table:style-name="ce3" office:value-type="float" office:value="2032">
            <text:p>2032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614">
            <text:p>8614</text:p>
          </table:table-cell>
          <table:table-cell table:style-name="ce3" office:value-type="float" office:value="82633.48">
            <text:p>8263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633.48">
            <text:p>82633.48</text:p>
          </table:table-cell>
          <table:table-cell table:style-name="ce7" office:value-type="string">
            <text:p>7.759980833577401</text:p>
          </table:table-cell>
          <table:table-cell table:style-name="ce7" office:value-type="string">
            <text:p>36.92000612288552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AE</text:p>
          </table:table-cell>
          <table:table-cell table:style-name="ce3" office:value-type="string">
            <text:p>Annaba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4446.24">
            <text:p>4446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6">
            <text:p>1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42.24">
            <text:p>5942.24</text:p>
          </table:table-cell>
          <table:table-cell table:style-name="ce7" office:value-type="string">
            <text:p>3.048606670909237</text:p>
          </table:table-cell>
          <table:table-cell table:style-name="ce7" office:value-type="string">
            <text:p>36.76501065662813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BJA</text:p>
          </table:table-cell>
          <table:table-cell table:style-name="ce3" office:value-type="string">
            <text:p>Bejai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201">
            <text:p>2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8897.75">
            <text:p>8897.7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897.75">
            <text:p>8897.75</text:p>
          </table:table-cell>
          <table:table-cell table:style-name="ce7" office:value-type="string">
            <text:p>5.070015827056295</text:p>
          </table:table-cell>
          <table:table-cell table:style-name="ce7" office:value-type="string">
            <text:p>36.76037762353587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DJE</text:p>
          </table:table-cell>
          <table:table-cell table:style-name="ce3" office:value-type="string">
            <text:p>Djen Djen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7" office:value-type="string">
            <text:p>5.766003560136312</text:p>
          </table:table-cell>
          <table:table-cell table:style-name="ce7" office:value-type="string">
            <text:p>36.8219970335176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GHA</text:p>
          </table:table-cell>
          <table:table-cell table:style-name="ce3" office:value-type="string">
            <text:p>Ghazaoue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61">
            <text:p>4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4">
            <text:p>944</text:p>
          </table:table-cell>
          <table:table-cell table:style-name="ce3" office:value-type="float" office:value="11934.86">
            <text:p>11934.8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934.86">
            <text:p>11934.86</text:p>
          </table:table-cell>
          <table:table-cell table:style-name="ce7" office:value-type="string">
            <text:p>-1.8634403450510535</text:p>
          </table:table-cell>
          <table:table-cell table:style-name="ce7" office:value-type="string">
            <text:p>35.0973702471225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ORN</text:p>
          </table:table-cell>
          <table:table-cell table:style-name="ce3" office:value-type="string">
            <text:p>Oran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99">
            <text:p>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5326.1">
            <text:p>5326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67">
            <text:p>22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93.1">
            <text:p>7593.1</text:p>
          </table:table-cell>
          <table:table-cell table:style-name="ce7" office:value-type="string">
            <text:p>-0.6219186383503938</text:p>
          </table:table-cell>
          <table:table-cell table:style-name="ce7" office:value-type="string">
            <text:p>35.7119483193840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SKI</text:p>
          </table:table-cell>
          <table:table-cell table:style-name="ce3" office:value-type="string">
            <text:p>Skikda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29">
            <text:p>1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748.05">
            <text:p>4748.05</text:p>
          </table:table-cell>
          <table:table-cell table:style-name="ce3" office:value-type="float" office:value="1048.73">
            <text:p>1048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2242">
            <text:p>92242</text:p>
          </table:table-cell>
          <table:table-cell table:style-name="ce3" office:value-type="float" office:value="98038.78">
            <text:p>98038.78</text:p>
          </table:table-cell>
          <table:table-cell table:style-name="ce7" office:value-type="string">
            <text:p>6.89998164737608</text:p>
          </table:table-cell>
          <table:table-cell table:style-name="ce7" office:value-type="string">
            <text:p>36.88042197574992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SUZ</text:p>
          </table:table-cell>
          <table:table-cell table:style-name="ce3" office:value-type="string">
            <text:p>Suez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8745">
            <text:p>38745</text:p>
          </table:table-cell>
          <table:table-cell table:style-name="ce7" office:value-type="string">
            <text:p>29.948050030391755</text:p>
          </table:table-cell>
          <table:table-cell table:style-name="ce7" office:value-type="string">
            <text:p>31.20196520575939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ALY</text:p>
          </table:table-cell>
          <table:table-cell table:style-name="ce3" office:value-type="string">
            <text:p>Alexandria</text:p>
          </table:table-cell>
          <table:table-cell table:style-name="ce3" office:value-type="float" office:value="5849">
            <text:p>5849</text:p>
          </table:table-cell>
          <table:table-cell table:style-name="ce3" office:value-type="float" office:value="5732">
            <text:p>573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7469">
            <text:p>17469</text:p>
          </table:table-cell>
          <table:table-cell table:style-name="ce3" office:value-type="float" office:value="224735.32">
            <text:p>224735.32</text:p>
          </table:table-cell>
          <table:table-cell table:style-name="ce3" office:value-type="float" office:value="6556.64">
            <text:p>6556.64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5077">
            <text:p>5077</text:p>
          </table:table-cell>
          <table:table-cell table:style-name="ce3" office:value-type="float" office:value="237326.96">
            <text:p>237326.96</text:p>
          </table:table-cell>
          <table:table-cell table:style-name="ce7" office:value-type="string">
            <text:p>31.820010944350713</text:p>
          </table:table-cell>
          <table:table-cell table:style-name="ce7" office:value-type="string">
            <text:p>31.4203934926550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DAM</text:p>
          </table:table-cell>
          <table:table-cell table:style-name="ce3" office:value-type="string">
            <text:p>Damietta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464">
            <text:p>6464</text:p>
          </table:table-cell>
          <table:table-cell table:style-name="ce3" office:value-type="float" office:value="81877.49">
            <text:p>81877.49</text:p>
          </table:table-cell>
          <table:table-cell table:style-name="ce3" office:value-type="float" office:value="51">
            <text:p>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928.49">
            <text:p>81928.49</text:p>
          </table:table-cell>
          <table:table-cell table:style-name="ce7" office:value-type="string">
            <text:p>32.290008096045256</text:p>
          </table:table-cell>
          <table:table-cell table:style-name="ce7" office:value-type="string">
            <text:p>31.2599898468211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D</text:p>
          </table:table-cell>
          <table:table-cell table:style-name="ce3" office:value-type="string">
            <text:p>Port Said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17617.5">
            <text:p>17617.5</text:p>
          </table:table-cell>
          <table:table-cell table:style-name="ce3" office:value-type="float" office:value="1397.5">
            <text:p>1397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568">
            <text:p>180568</text:p>
          </table:table-cell>
          <table:table-cell table:style-name="ce3" office:value-type="float" office:value="199583">
            <text:p>199583</text:p>
          </table:table-cell>
          <table:table-cell table:style-name="ce7" office:value-type="string">
            <text:p>32.35796500115251</text:p>
          </table:table-cell>
          <table:table-cell table:style-name="ce7" office:value-type="string">
            <text:p>31.21190228192607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E</text:p>
          </table:table-cell>
          <table:table-cell table:style-name="ce3" office:value-type="string">
            <text:p>Port Said East</text:p>
          </table:table-cell>
          <table:table-cell table:style-name="ce3" office:value-type="float" office:value="2045">
            <text:p>2045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913">
            <text:p>7913</text:p>
          </table:table-cell>
          <table:table-cell table:style-name="ce3" office:value-type="float" office:value="102820.46">
            <text:p>102820.4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2820.46">
            <text:p>102820.46</text:p>
          </table:table-cell>
          <table:table-cell table:style-name="ce7" office:value-type="string">
            <text:p>32.549940550473366</text:p>
          </table:table-cell>
          <table:table-cell table:style-name="ce7" office:value-type="string">
            <text:p>30.00497601218080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KHO</text:p>
          </table:table-cell>
          <table:table-cell table:style-name="ce3" office:value-type="string">
            <text:p>AL Khums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4534.55">
            <text:p>4534.55</text:p>
          </table:table-cell>
          <table:table-cell table:style-name="ce3" office:value-type="float" office:value="44107.2">
            <text:p>44107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641.75">
            <text:p>48641.75</text:p>
          </table:table-cell>
          <table:table-cell table:style-name="ce7" office:value-type="string">
            <text:p>20.06477732527412</text:p>
          </table:table-cell>
          <table:table-cell table:style-name="ce7" office:value-type="string">
            <text:p>32.1186792764011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BEN</text:p>
          </table:table-cell>
          <table:table-cell table:style-name="ce3" office:value-type="string">
            <text:p>Benghazi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02">
            <text:p>2202</text:p>
          </table:table-cell>
          <table:table-cell table:style-name="ce3" office:value-type="float" office:value="32285.63">
            <text:p>32285.63</text:p>
          </table:table-cell>
          <table:table-cell table:style-name="ce3" office:value-type="float" office:value="4047.35">
            <text:p>4047.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332.98">
            <text:p>36332.98</text:p>
          </table:table-cell>
          <table:table-cell table:style-name="ce7" office:value-type="string">
            <text:p>14.259997516546093</text:p>
          </table:table-cell>
          <table:table-cell table:style-name="ce7" office:value-type="string">
            <text:p>32.6604211619309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MRA</text:p>
          </table:table-cell>
          <table:table-cell table:style-name="ce3" office:value-type="string">
            <text:p>Misurata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86">
            <text:p>3586</text:p>
          </table:table-cell>
          <table:table-cell table:style-name="ce3" office:value-type="float" office:value="44717.13">
            <text:p>44717.13</text:p>
          </table:table-cell>
          <table:table-cell table:style-name="ce3" office:value-type="float" office:value="11846.46">
            <text:p>11846.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563.59">
            <text:p>56563.59</text:p>
          </table:table-cell>
          <table:table-cell table:style-name="ce7" office:value-type="string">
            <text:p>15.099997923450474</text:p>
          </table:table-cell>
          <table:table-cell table:style-name="ce7" office:value-type="string">
            <text:p>32.37997316388299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TIP</text:p>
          </table:table-cell>
          <table:table-cell table:style-name="ce3" office:value-type="string">
            <text:p>Tripoli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775">
            <text:p>277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264">
            <text:p>8264</text:p>
          </table:table-cell>
          <table:table-cell table:style-name="ce3" office:value-type="float" office:value="99597.23">
            <text:p>99597.23</text:p>
          </table:table-cell>
          <table:table-cell table:style-name="ce3" office:value-type="float" office:value="2741.5">
            <text:p>2741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2338.73">
            <text:p>102338.73</text:p>
          </table:table-cell>
          <table:table-cell table:style-name="ce7" office:value-type="string">
            <text:p>13.180011758078194</text:p>
          </table:table-cell>
          <table:table-cell table:style-name="ce7" office:value-type="string">
            <text:p>32.89250001935369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TNG</text:p>
          </table:table-cell>
          <table:table-cell table:style-name="ce3" office:value-type="string">
            <text:p>Tangier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18">
            <text:p>2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10256.82">
            <text:p>10256.82</text:p>
          </table:table-cell>
          <table:table-cell table:style-name="ce3" office:value-type="float" office:value="28964.7">
            <text:p>28964.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221.52">
            <text:p>39221.52</text:p>
          </table:table-cell>
          <table:table-cell table:style-name="ce7" office:value-type="string">
            <text:p>-8.645855540259928</text:p>
          </table:table-cell>
          <table:table-cell table:style-name="ce7" office:value-type="string">
            <text:p>33.13001943188850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PTM</text:p>
          </table:table-cell>
          <table:table-cell table:style-name="ce3" office:value-type="string">
            <text:p>Tangier Med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15672.64">
            <text:p>15672.64</text:p>
          </table:table-cell>
          <table:table-cell table:style-name="ce3" office:value-type="float" office:value="48468.52">
            <text:p>48468.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141.16">
            <text:p>64141.16</text:p>
          </table:table-cell>
          <table:table-cell table:style-name="ce7" office:value-type="string">
            <text:p>-9.620043580554693</text:p>
          </table:table-cell>
          <table:table-cell table:style-name="ce7" office:value-type="string">
            <text:p>30.439988219213717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AGA</text:p>
          </table:table-cell>
          <table:table-cell table:style-name="ce3" office:value-type="string">
            <text:p>Agadir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82.22">
            <text:p>1482.2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82.22">
            <text:p>1482.22</text:p>
          </table:table-cell>
          <table:table-cell table:style-name="ce7" office:value-type="string">
            <text:p>-7.618313291698712</text:p>
          </table:table-cell>
          <table:table-cell table:style-name="ce7" office:value-type="string">
            <text:p>33.6019220742584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CAS</text:p>
          </table:table-cell>
          <table:table-cell table:style-name="ce3" office:value-type="string">
            <text:p>Casablanca</text:p>
          </table:table-cell>
          <table:table-cell table:style-name="ce3" office:value-type="float" office:value="1631">
            <text:p>1631</text:p>
          </table:table-cell>
          <table:table-cell table:style-name="ce3" office:value-type="float" office:value="2031">
            <text:p>20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697">
            <text:p>5697</text:p>
          </table:table-cell>
          <table:table-cell table:style-name="ce3" office:value-type="float" office:value="70286.37">
            <text:p>70286.37</text:p>
          </table:table-cell>
          <table:table-cell table:style-name="ce3" office:value-type="float" office:value="14377.24">
            <text:p>14377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11">
            <text:p>3011</text:p>
          </table:table-cell>
          <table:table-cell table:style-name="ce3" office:value-type="float" office:value="87674.61">
            <text:p>87674.61</text:p>
          </table:table-cell>
          <table:table-cell table:style-name="ce7" office:value-type="string">
            <text:p>-5.497257979191192</text:p>
          </table:table-cell>
          <table:table-cell table:style-name="ce7" office:value-type="string">
            <text:p>35.8934523672447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003</text:p>
          </table:table-cell>
          <table:table-cell table:style-name="ce3" office:value-type="string">
            <text:p>Jorf Lasfar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style-name="ce7" office:value-type="string">
            <text:p>-5.832703696099429</text:p>
          </table:table-cell>
          <table:table-cell table:style-name="ce7" office:value-type="string">
            <text:p>35.74728700666986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LSK</text:p>
          </table:table-cell>
          <table:table-cell table:style-name="ce3" office:value-type="string">
            <text:p>La Skhirra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4959">
            <text:p>34959</text:p>
          </table:table-cell>
          <table:table-cell table:style-name="ce7" office:value-type="string">
            <text:p>10.165443129007427</text:p>
          </table:table-cell>
          <table:table-cell table:style-name="ce7" office:value-type="string">
            <text:p>34.33428947585735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RDS</text:p>
          </table:table-cell>
          <table:table-cell table:style-name="ce3" office:value-type="string">
            <text:p>Rades</text:p>
          </table:table-cell>
          <table:table-cell table:style-name="ce3" office:value-type="float" office:value="2631">
            <text:p>2631</text:p>
          </table:table-cell>
          <table:table-cell table:style-name="ce3" office:value-type="float" office:value="2517">
            <text:p>25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674">
            <text:p>7674</text:p>
          </table:table-cell>
          <table:table-cell table:style-name="ce3" office:value-type="float" office:value="113780.83">
            <text:p>113780.83</text:p>
          </table:table-cell>
          <table:table-cell table:style-name="ce3" office:value-type="float" office:value="374737.64">
            <text:p>374737.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8518.47">
            <text:p>488518.47</text:p>
          </table:table-cell>
          <table:table-cell table:style-name="ce7" office:value-type="string">
            <text:p>10.283419707583414</text:p>
          </table:table-cell>
          <table:table-cell table:style-name="ce7" office:value-type="string">
            <text:p>36.777928574818056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SFA</text:p>
          </table:table-cell>
          <table:table-cell table:style-name="ce3" office:value-type="string">
            <text:p>Sfax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0.05">
            <text:p>190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90.05">
            <text:p>190.05</text:p>
          </table:table-cell>
          <table:table-cell table:style-name="ce7" office:value-type="string">
            <text:p>10.720006875255933</text:p>
          </table:table-cell>
          <table:table-cell table:style-name="ce7" office:value-type="string">
            <text:p>34.750035216301285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TUN</text:p>
          </table:table-cell>
          <table:table-cell table:style-name="ce3" office:value-type="string">
            <text:p>Tuni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2332">
            <text:p>23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111">
            <text:p>7111</text:p>
          </table:table-cell>
          <table:table-cell table:style-name="ce3" office:value-type="float" office:value="91515.88">
            <text:p>91515.88</text:p>
          </table:table-cell>
          <table:table-cell table:style-name="ce3" office:value-type="float" office:value="217350.36">
            <text:p>217350.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8866.24">
            <text:p>308866.24</text:p>
          </table:table-cell>
          <table:table-cell table:style-name="ce7" office:value-type="string">
            <text:p>10.179678099212026</text:p>
          </table:table-cell>
          <table:table-cell table:style-name="ce7" office:value-type="string">
            <text:p>36.8027781362314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Aruba</text:p>
          </table:table-cell>
          <table:table-cell table:style-name="ce2" office:value-type="string">
            <text:p>AWORJ</text:p>
          </table:table-cell>
          <table:table-cell table:style-name="ce2" office:value-type="string">
            <text:p>Oraniestad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52.14">
            <text:p>952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14">
            <text:p>952.14</text:p>
          </table:table-cell>
          <table:table-cell table:style-name="ce7" office:value-type="string">
            <text:p>-70.0356845</text:p>
          </table:table-cell>
          <table:table-cell table:style-name="ce7" office:value-type="string">
            <text:p>12.526873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ahamas</text:p>
          </table:table-cell>
          <table:table-cell table:style-name="ce2" office:value-type="string">
            <text:p>BSNAS</text:p>
          </table:table-cell>
          <table:table-cell table:style-name="ce2" office:value-type="string">
            <text:p>Nass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-77.3383331</text:p>
          </table:table-cell>
          <table:table-cell table:style-name="ce7" office:value-type="string">
            <text:p>25.07834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arbados</text:p>
          </table:table-cell>
          <table:table-cell table:style-name="ce2" office:value-type="string">
            <text:p>BBBGI</text:p>
          </table:table-cell>
          <table:table-cell table:style-name="ce2" office:value-type="string">
            <text:p>Bridgetow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81.68">
            <text:p>881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1.68">
            <text:p>881.68</text:p>
          </table:table-cell>
          <table:table-cell table:style-name="ce7" office:value-type="string">
            <text:p>-59.618848</text:p>
          </table:table-cell>
          <table:table-cell table:style-name="ce7" office:value-type="string">
            <text:p>13.10182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elize</text:p>
          </table:table-cell>
          <table:table-cell table:style-name="ce2" office:value-type="string">
            <text:p>BZBZE</text:p>
          </table:table-cell>
          <table:table-cell table:style-name="ce2" office:value-type="string">
            <text:p>Belize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7" office:value-type="string">
            <text:p>-88.2017441</text:p>
          </table:table-cell>
          <table:table-cell table:style-name="ce7" office:value-type="string">
            <text:p>17.495211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ayman Islands</text:p>
          </table:table-cell>
          <table:table-cell table:style-name="ce2" office:value-type="string">
            <text:p>KYGEC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63.42">
            <text:p>563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3.42">
            <text:p>563.42</text:p>
          </table:table-cell>
          <table:table-cell table:style-name="ce7" office:value-type="string">
            <text:p>-81.3717001</text:p>
          </table:table-cell>
          <table:table-cell table:style-name="ce7" office:value-type="string">
            <text:p> 19.28698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LIO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309.53">
            <text:p>2309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09.53">
            <text:p>2309.53</text:p>
          </table:table-cell>
          <table:table-cell table:style-name="ce7" office:value-type="string">
            <text:p>-83.0308081</text:p>
          </table:table-cell>
          <table:table-cell table:style-name="ce7" office:value-type="string">
            <text:p>9.993180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MOB</text:p>
          </table:table-cell>
          <table:table-cell table:style-name="ce2" office:value-type="string">
            <text:p>Puerto Moin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5816.33">
            <text:p>5816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16.33">
            <text:p>5816.33</text:p>
          </table:table-cell>
          <table:table-cell table:style-name="ce7" office:value-type="string">
            <text:p>-83.07598</text:p>
          </table:table-cell>
          <table:table-cell table:style-name="ce7" office:value-type="string">
            <text:p>9.999088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SJO</text:p>
          </table:table-cell>
          <table:table-cell table:style-name="ce2" office:value-type="string">
            <text:p>San Josè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.2">
            <text:p>49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.2">
            <text:p>49.2</text:p>
          </table:table-cell>
          <table:table-cell table:style-name="ce7" office:value-type="string">
            <text:p>-84.0793006</text:p>
          </table:table-cell>
          <table:table-cell table:style-name="ce7" office:value-type="string">
            <text:p> 9.93273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HAV</text:p>
          </table:table-cell>
          <table:table-cell table:style-name="ce2" office:value-type="string">
            <text:p>Havana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22610.53">
            <text:p>22610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610.53">
            <text:p>22610.53</text:p>
          </table:table-cell>
          <table:table-cell table:style-name="ce7" office:value-type="string">
            <text:p>-82.3658562</text:p>
          </table:table-cell>
          <table:table-cell table:style-name="ce7" office:value-type="string">
            <text:p>23.13799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SCU</text:p>
          </table:table-cell>
          <table:table-cell table:style-name="ce2" office:value-type="string">
            <text:p>Santiago de Cuba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464.15">
            <text:p>4464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64.15">
            <text:p>4464.15</text:p>
          </table:table-cell>
          <table:table-cell table:style-name="ce7" office:value-type="string">
            <text:p>-75.828995</text:p>
          </table:table-cell>
          <table:table-cell table:style-name="ce7" office:value-type="string">
            <text:p>20.0288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</text:p>
          </table:table-cell>
          <table:table-cell table:style-name="ce2" office:value-type="string">
            <text:p>DMRSU</text:p>
          </table:table-cell>
          <table:table-cell table:style-name="ce2" office:value-type="string">
            <text:p>Rose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-61.3874067</text:p>
          </table:table-cell>
          <table:table-cell table:style-name="ce7" office:value-type="string">
            <text:p>15.298187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CAU</text:p>
          </table:table-cell>
          <table:table-cell table:style-name="ce2" office:value-type="string">
            <text:p>Caucedo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73">
            <text:p>973</text:p>
          </table:table-cell>
          <table:table-cell table:style-name="ce2" office:value-type="float" office:value="11071.17">
            <text:p>11071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71.17">
            <text:p>11071.17</text:p>
          </table:table-cell>
          <table:table-cell table:style-name="ce7" office:value-type="string">
            <text:p>-69.644923</text:p>
          </table:table-cell>
          <table:table-cell table:style-name="ce7" office:value-type="string">
            <text:p>18.41478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HAI</text:p>
          </table:table-cell>
          <table:table-cell table:style-name="ce2" office:value-type="string">
            <text:p>Hain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9.38">
            <text:p>849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9.38">
            <text:p>849.38</text:p>
          </table:table-cell>
          <table:table-cell table:style-name="ce7" office:value-type="string">
            <text:p>-70.0192112</text:p>
          </table:table-cell>
          <table:table-cell table:style-name="ce7" office:value-type="string">
            <text:p>18.420002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AQJ</text:p>
          </table:table-cell>
          <table:table-cell table:style-name="ce2" office:value-type="string">
            <text:p>Acajut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2.35">
            <text:p>82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.35">
            <text:p>82.35</text:p>
          </table:table-cell>
          <table:table-cell table:style-name="ce7" office:value-type="string">
            <text:p>-89.8277863</text:p>
          </table:table-cell>
          <table:table-cell table:style-name="ce7" office:value-type="string">
            <text:p>13.593399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SAL</text:p>
          </table:table-cell>
          <table:table-cell table:style-name="ce2" office:value-type="string">
            <text:p>San Salvador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88.21">
            <text:p>788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21">
            <text:p>788.21</text:p>
          </table:table-cell>
          <table:table-cell table:style-name="ce7" office:value-type="string">
            <text:p>-89.19301</text:p>
          </table:table-cell>
          <table:table-cell table:style-name="ce7" office:value-type="string">
            <text:p>13.69775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renada</text:p>
          </table:table-cell>
          <table:table-cell table:style-name="ce2" office:value-type="string">
            <text:p>GDSTG</text:p>
          </table:table-cell>
          <table:table-cell table:style-name="ce2" office:value-type="string">
            <text:p>Saint Georg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-61.751805</text:p>
          </table:table-cell>
          <table:table-cell table:style-name="ce7" office:value-type="string">
            <text:p>12.05353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daloupe</text:p>
          </table:table-cell>
          <table:table-cell table:style-name="ce2" office:value-type="string">
            <text:p>GPPTP</text:p>
          </table:table-cell>
          <table:table-cell table:style-name="ce2" office:value-type="string">
            <text:p>Pointe a Pitre</text:p>
          </table:table-cell>
          <table:table-cell table:style-name="ce2" office:value-type="float" office:value="816">
            <text:p>816</text:p>
          </table:table-cell>
          <table:table-cell table:style-name="ce2" office:value-type="float" office:value="599">
            <text:p>5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5319.18">
            <text:p>25319.18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349.18">
            <text:p>25349.18</text:p>
          </table:table-cell>
          <table:table-cell table:style-name="ce7" office:value-type="string">
            <text:p>-61.5334077</text:p>
          </table:table-cell>
          <table:table-cell table:style-name="ce7" office:value-type="string">
            <text:p>16.240863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GUA</text:p>
          </table:table-cell>
          <table:table-cell table:style-name="ce2" office:value-type="string">
            <text:p>Guatemala Cit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.94">
            <text:p>130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.94">
            <text:p>130.94</text:p>
          </table:table-cell>
          <table:table-cell table:style-name="ce7" office:value-type="string">
            <text:p>-90.5349083</text:p>
          </table:table-cell>
          <table:table-cell table:style-name="ce7" office:value-type="string">
            <text:p>14.61664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STC</text:p>
          </table:table-cell>
          <table:table-cell table:style-name="ce2" office:value-type="string">
            <text:p>Santo Tomas de Castilla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345.62">
            <text:p>3345.62</text:p>
          </table:table-cell>
          <table:table-cell table:style-name="ce2" office:value-type="float" office:value="10155.81">
            <text:p>10155.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501.43">
            <text:p>13501.43</text:p>
          </table:table-cell>
          <table:table-cell table:style-name="ce7" office:value-type="string">
            <text:p>-88.6111324</text:p>
          </table:table-cell>
          <table:table-cell table:style-name="ce7" office:value-type="string">
            <text:p>15.686713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aiti</text:p>
          </table:table-cell>
          <table:table-cell table:style-name="ce2" office:value-type="string">
            <text:p>HTPAP</text:p>
          </table:table-cell>
          <table:table-cell table:style-name="ce2" office:value-type="string">
            <text:p>Port au Prince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89.87">
            <text:p>1489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9.87">
            <text:p>1489.87</text:p>
          </table:table-cell>
          <table:table-cell table:style-name="ce7" office:value-type="string">
            <text:p>-72.3395928</text:p>
          </table:table-cell>
          <table:table-cell table:style-name="ce7" office:value-type="string">
            <text:p>18.54732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PCR</text:p>
          </table:table-cell>
          <table:table-cell table:style-name="ce2" office:value-type="string">
            <text:p>Puerto Cort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62.81">
            <text:p>362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.81">
            <text:p>362.81</text:p>
          </table:table-cell>
          <table:table-cell table:style-name="ce7" office:value-type="string">
            <text:p>-87.9438054</text:p>
          </table:table-cell>
          <table:table-cell table:style-name="ce7" office:value-type="string">
            <text:p>15.8452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SAP</text:p>
          </table:table-cell>
          <table:table-cell table:style-name="ce2" office:value-type="string">
            <text:p>San Pedro Su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15">
            <text:p>6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.15">
            <text:p>66.15</text:p>
          </table:table-cell>
          <table:table-cell table:style-name="ce7" office:value-type="string">
            <text:p>-88.0248</text:p>
          </table:table-cell>
          <table:table-cell table:style-name="ce7" office:value-type="string">
            <text:p>15.50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TGU</text:p>
          </table:table-cell>
          <table:table-cell table:style-name="ce2" office:value-type="string">
            <text:p>Tegucigalp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83">
            <text:p>3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.83">
            <text:p>3.83</text:p>
          </table:table-cell>
          <table:table-cell table:style-name="ce7" office:value-type="string">
            <text:p>-87.2012631</text:p>
          </table:table-cell>
          <table:table-cell table:style-name="ce7" office:value-type="string">
            <text:p>14.093191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KIN</text:p>
          </table:table-cell>
          <table:table-cell table:style-name="ce2" office:value-type="string">
            <text:p>Kingston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1483">
            <text:p>148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8">
            <text:p>3838</text:p>
          </table:table-cell>
          <table:table-cell table:style-name="ce2" office:value-type="float" office:value="47610.69">
            <text:p>47610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610.69">
            <text:p>47610.69</text:p>
          </table:table-cell>
          <table:table-cell table:style-name="ce7" office:value-type="string">
            <text:p>-76.7928128</text:p>
          </table:table-cell>
          <table:table-cell table:style-name="ce7" office:value-type="string">
            <text:p>17.971214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MBJ</text:p>
          </table:table-cell>
          <table:table-cell table:style-name="ce2" office:value-type="string">
            <text:p>Montego Bay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-77.9217743</text:p>
          </table:table-cell>
          <table:table-cell table:style-name="ce7" office:value-type="string">
            <text:p>18.4721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artinique</text:p>
          </table:table-cell>
          <table:table-cell table:style-name="ce2" office:value-type="string">
            <text:p>MQFDF</text:p>
          </table:table-cell>
          <table:table-cell table:style-name="ce2" office:value-type="string">
            <text:p>Fort de Franc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14785.49">
            <text:p>14785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85.49">
            <text:p>14785.49</text:p>
          </table:table-cell>
          <table:table-cell table:style-name="ce7" office:value-type="string">
            <text:p>-61.0767677</text:p>
          </table:table-cell>
          <table:table-cell table:style-name="ce7" office:value-type="string">
            <text:p>14.603719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ATM</text:p>
          </table:table-cell>
          <table:table-cell table:style-name="ce2" office:value-type="string">
            <text:p>Altamira</text:p>
          </table:table-cell>
          <table:table-cell table:style-name="ce2" office:value-type="float" office:value="969">
            <text:p>969</text:p>
          </table:table-cell>
          <table:table-cell table:style-name="ce2" office:value-type="float" office:value="1708">
            <text:p>170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4406">
            <text:p>4406</text:p>
          </table:table-cell>
          <table:table-cell table:style-name="ce2" office:value-type="float" office:value="46586.45">
            <text:p>46586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586.45">
            <text:p>46586.45</text:p>
          </table:table-cell>
          <table:table-cell table:style-name="ce7" office:value-type="string">
            <text:p>-97.9299915</text:p>
          </table:table-cell>
          <table:table-cell table:style-name="ce7" office:value-type="string">
            <text:p>22.40618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CJS</text:p>
          </table:table-cell>
          <table:table-cell table:style-name="ce2" office:value-type="string">
            <text:p>Ciudad Juarez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30.28">
            <text:p>630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0.28">
            <text:p>630.28</text:p>
          </table:table-cell>
          <table:table-cell table:style-name="ce7" office:value-type="string">
            <text:p>-106.4951525</text:p>
          </table:table-cell>
          <table:table-cell table:style-name="ce7" office:value-type="string">
            <text:p>31.7435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ESE</text:p>
          </table:table-cell>
          <table:table-cell table:style-name="ce2" office:value-type="string">
            <text:p>Ensen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350.92">
            <text:p>350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92">
            <text:p>350.92</text:p>
          </table:table-cell>
          <table:table-cell table:style-name="ce7" office:value-type="string">
            <text:p>-116.6248246</text:p>
          </table:table-cell>
          <table:table-cell table:style-name="ce7" office:value-type="string">
            <text:p>31.86074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GDL</text:p>
          </table:table-cell>
          <table:table-cell table:style-name="ce2" office:value-type="string">
            <text:p>Guadalajara, g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4.57">
            <text:p>14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57">
            <text:p>144.57</text:p>
          </table:table-cell>
          <table:table-cell table:style-name="ce7" office:value-type="string">
            <text:p>-103.3469982</text:p>
          </table:table-cell>
          <table:table-cell table:style-name="ce7" office:value-type="string">
            <text:p>20.676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LZC</text:p>
          </table:table-cell>
          <table:table-cell table:style-name="ce2" office:value-type="string">
            <text:p>Lazaro Cardena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.36">
            <text:p>50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.36">
            <text:p>50.36</text:p>
          </table:table-cell>
          <table:table-cell table:style-name="ce7" office:value-type="string">
            <text:p>-102.1985345</text:p>
          </table:table-cell>
          <table:table-cell table:style-name="ce7" office:value-type="string">
            <text:p>17.959773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ZLO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72">
            <text:p>872</text:p>
          </table:table-cell>
          <table:table-cell table:style-name="ce2" office:value-type="float" office:value="11159.85">
            <text:p>111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9.85">
            <text:p>11159.85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ZT</text:p>
          </table:table-cell>
          <table:table-cell table:style-name="ce2" office:value-type="string">
            <text:p>Mazatlan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8.4">
            <text:p>498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8.4">
            <text:p>498.4</text:p>
          </table:table-cell>
          <table:table-cell table:style-name="ce7" office:value-type="string">
            <text:p>-106.4161919</text:p>
          </table:table-cell>
          <table:table-cell table:style-name="ce7" office:value-type="string">
            <text:p>23.22343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EX</text:p>
          </table:table-cell>
          <table:table-cell table:style-name="ce2" office:value-type="string">
            <text:p>Mexico City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15.15">
            <text:p>111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.15">
            <text:p>1115.15</text:p>
          </table:table-cell>
          <table:table-cell table:style-name="ce7" office:value-type="string">
            <text:p>-99.1332102</text:p>
          </table:table-cell>
          <table:table-cell table:style-name="ce7" office:value-type="string">
            <text:p>19.432530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TY</text:p>
          </table:table-cell>
          <table:table-cell table:style-name="ce2" office:value-type="string">
            <text:p>Monterrey, n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.04">
            <text:p>145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.04">
            <text:p>145.04</text:p>
          </table:table-cell>
          <table:table-cell table:style-name="ce7" office:value-type="string">
            <text:p>-100.3060829</text:p>
          </table:table-cell>
          <table:table-cell table:style-name="ce7" office:value-type="string">
            <text:p>25.676492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NLD</text:p>
          </table:table-cell>
          <table:table-cell table:style-name="ce2" office:value-type="string">
            <text:p>Nuevo Laredo, ta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1.96">
            <text:p>4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96">
            <text:p>41.96</text:p>
          </table:table-cell>
          <table:table-cell table:style-name="ce7" office:value-type="string">
            <text:p>-99.5046097</text:p>
          </table:table-cell>
          <table:table-cell table:style-name="ce7" office:value-type="string">
            <text:p>27.493361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PGO</text:p>
          </table:table-cell>
          <table:table-cell table:style-name="ce2" office:value-type="string">
            <text:p>Progreso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91.33">
            <text:p>1191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1.33">
            <text:p>1191.33</text:p>
          </table:table-cell>
          <table:table-cell table:style-name="ce7" office:value-type="string">
            <text:p>-89.6638354</text:p>
          </table:table-cell>
          <table:table-cell table:style-name="ce7" office:value-type="string">
            <text:p>21.28393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VER</text:p>
          </table:table-cell>
          <table:table-cell table:style-name="ce2" office:value-type="string">
            <text:p>Veracru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97168">
            <text:p>97168</text:p>
          </table:table-cell>
          <table:table-cell table:style-name="ce2" office:value-type="float" office:value="2869.15">
            <text:p>2869.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037.15">
            <text:p>100037.15</text:p>
          </table:table-cell>
          <table:table-cell table:style-name="ce7" office:value-type="string">
            <text:p>-96.1385688</text:p>
          </table:table-cell>
          <table:table-cell table:style-name="ce7" office:value-type="string">
            <text:p>19.200219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CIO</text:p>
          </table:table-cell>
          <table:table-cell table:style-name="ce2" office:value-type="string">
            <text:p>Corint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5.37">
            <text:p>17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5.37">
            <text:p>175.37</text:p>
          </table:table-cell>
          <table:table-cell table:style-name="ce7" office:value-type="string">
            <text:p>-87.1742553</text:p>
          </table:table-cell>
          <table:table-cell table:style-name="ce7" office:value-type="string">
            <text:p>12.48169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MGA</text:p>
          </table:table-cell>
          <table:table-cell table:style-name="ce2" office:value-type="string">
            <text:p>Managu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9.41">
            <text:p>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41">
            <text:p>39.41</text:p>
          </table:table-cell>
          <table:table-cell table:style-name="ce7" office:value-type="string">
            <text:p>-86.2739249</text:p>
          </table:table-cell>
          <table:table-cell table:style-name="ce7" office:value-type="string">
            <text:p>12.135134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BLB</text:p>
          </table:table-cell>
          <table:table-cell table:style-name="ce2" office:value-type="string">
            <text:p>Balbo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9.77">
            <text:p>99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77">
            <text:p>99.77</text:p>
          </table:table-cell>
          <table:table-cell table:style-name="ce7" office:value-type="string">
            <text:p>-79.5593285</text:p>
          </table:table-cell>
          <table:table-cell table:style-name="ce7" office:value-type="string">
            <text:p>8.950889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CTB</text:p>
          </table:table-cell>
          <table:table-cell table:style-name="ce2" office:value-type="string">
            <text:p>Cristoba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3.72">
            <text:p>94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3.72">
            <text:p>943.72</text:p>
          </table:table-cell>
          <table:table-cell table:style-name="ce7" office:value-type="string">
            <text:p>-79.9045593</text:p>
          </table:table-cell>
          <table:table-cell table:style-name="ce7" office:value-type="string">
            <text:p>9.353001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MAN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83">
            <text:p>2883</text:p>
          </table:table-cell>
          <table:table-cell table:style-name="ce2" office:value-type="float" office:value="29697.46">
            <text:p>29697.4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716.46">
            <text:p>29716.46</text:p>
          </table:table-cell>
          <table:table-cell table:style-name="ce7" office:value-type="string">
            <text:p>-104.3159957</text:p>
          </table:table-cell>
          <table:table-cell table:style-name="ce7" office:value-type="string">
            <text:p>19.050625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PTY</text:p>
          </table:table-cell>
          <table:table-cell table:style-name="ce2" office:value-type="string">
            <text:p>Panama Cit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.66">
            <text:p>28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66">
            <text:p>28.66</text:p>
          </table:table-cell>
          <table:table-cell table:style-name="ce7" office:value-type="string">
            <text:p>-79.5344539</text:p>
          </table:table-cell>
          <table:table-cell table:style-name="ce7" office:value-type="string">
            <text:p>8.97074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uerto Rico</text:p>
          </table:table-cell>
          <table:table-cell table:style-name="ce2" office:value-type="string">
            <text:p>PRSJU</text:p>
          </table:table-cell>
          <table:table-cell table:style-name="ce2" office:value-type="string">
            <text:p>San Juan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577.67">
            <text:p>3577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7.67">
            <text:p>3577.67</text:p>
          </table:table-cell>
          <table:table-cell table:style-name="ce7" office:value-type="string">
            <text:p>-66.0755069</text:p>
          </table:table-cell>
          <table:table-cell table:style-name="ce7" office:value-type="string">
            <text:p>18.446418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St Vincent</text:p>
          </table:table-cell>
          <table:table-cell table:style-name="ce2" office:value-type="string">
            <text:p>VCKTN</text:p>
          </table:table-cell>
          <table:table-cell table:style-name="ce2" office:value-type="string">
            <text:p>Kingstown, St. Vinc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9.59">
            <text:p>69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59">
            <text:p>69.59</text:p>
          </table:table-cell>
          <table:table-cell table:style-name="ce7" office:value-type="string">
            <text:p>-61.2248777</text:p>
          </table:table-cell>
          <table:table-cell table:style-name="ce7" office:value-type="string">
            <text:p>13.156165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Trinidad</text:p>
          </table:table-cell>
          <table:table-cell table:style-name="ce2" office:value-type="string">
            <text:p>TTPOS</text:p>
          </table:table-cell>
          <table:table-cell table:style-name="ce2" office:value-type="string">
            <text:p>Port of Spain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9.02">
            <text:p>1309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9.02">
            <text:p>1309.02</text:p>
          </table:table-cell>
          <table:table-cell table:style-name="ce7" office:value-type="string">
            <text:p>-61.5180943</text:p>
          </table:table-cell>
          <table:table-cell table:style-name="ce7" office:value-type="string">
            <text:p>10.657170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Us Virgin Islands</text:p>
          </table:table-cell>
          <table:table-cell table:style-name="ce2" office:value-type="string">
            <text:p>VICHA</text:p>
          </table:table-cell>
          <table:table-cell table:style-name="ce2" office:value-type="string">
            <text:p>Charlotte Amalie, Saint Thoma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style-name="ce7" office:value-type="string">
            <text:p>-64.932789</text:p>
          </table:table-cell>
          <table:table-cell table:style-name="ce7" office:value-type="string">
            <text:p>18.341136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Bermuda</text:p>
          </table:table-cell>
          <table:table-cell table:style-name="ce2" office:value-type="string">
            <text:p>BMBDA</text:p>
          </table:table-cell>
          <table:table-cell table:style-name="ce2" office:value-type="string">
            <text:p>Hamilt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47.65">
            <text:p>947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7.65">
            <text:p>947.65</text:p>
          </table:table-cell>
          <table:table-cell table:style-name="ce7" office:value-type="string">
            <text:p>-64.7827441</text:p>
          </table:table-cell>
          <table:table-cell table:style-name="ce7" office:value-type="string">
            <text:p>32.295346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GW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0.71">
            <text:p>330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.71">
            <text:p>330.71</text:p>
          </table:table-cell>
          <table:table-cell table:style-name="ce7" office:value-type="string">
            <text:p>-62.5315437</text:p>
          </table:table-cell>
          <table:table-cell table:style-name="ce7" office:value-type="string">
            <text:p>46.184407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L</text:p>
          </table:table-cell>
          <table:table-cell table:style-name="ce2" office:value-type="string">
            <text:p>Halifax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2365.5">
            <text:p>32365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65.5">
            <text:p>32365.5</text:p>
          </table:table-cell>
          <table:table-cell table:style-name="ce7" office:value-type="string">
            <text:p>-63.5749724</text:p>
          </table:table-cell>
          <table:table-cell table:style-name="ce7" office:value-type="string">
            <text:p>44.648424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P</text:p>
          </table:table-cell>
          <table:table-cell table:style-name="ce2" office:value-type="string">
            <text:p>Winnipe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61">
            <text:p>509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61">
            <text:p>509.61</text:p>
          </table:table-cell>
          <table:table-cell table:style-name="ce7" office:value-type="string">
            <text:p>-97.1666741</text:p>
          </table:table-cell>
          <table:table-cell table:style-name="ce7" office:value-type="string">
            <text:p>49.88333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CAL</text:p>
          </table:table-cell>
          <table:table-cell table:style-name="ce2" office:value-type="string">
            <text:p>Calgary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4234.97">
            <text:p>4234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34.97">
            <text:p>4234.97</text:p>
          </table:table-cell>
          <table:table-cell table:style-name="ce7" office:value-type="string">
            <text:p>-114.0625614</text:p>
          </table:table-cell>
          <table:table-cell table:style-name="ce7" office:value-type="string">
            <text:p>51.053058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VAN</text:p>
          </table:table-cell>
          <table:table-cell table:style-name="ce2" office:value-type="string">
            <text:p>Vancouv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28904.73">
            <text:p>2890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04.73">
            <text:p>28904.73</text:p>
          </table:table-cell>
          <table:table-cell table:style-name="ce7" office:value-type="string">
            <text:p>-122.6744557</text:p>
          </table:table-cell>
          <table:table-cell table:style-name="ce7" office:value-type="string">
            <text:p>45.630695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AL</text:p>
          </table:table-cell>
          <table:table-cell table:style-name="ce2" office:value-type="string">
            <text:p>Cambridge (ex Galt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23">
            <text:p>9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.23">
            <text:p>9.23</text:p>
          </table:table-cell>
          <table:table-cell table:style-name="ce7" office:value-type="string">
            <text:p>-80.3116778</text:p>
          </table:table-cell>
          <table:table-cell table:style-name="ce7" office:value-type="string">
            <text:p> 43.36147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M</text:p>
          </table:table-cell>
          <table:table-cell table:style-name="ce2" office:value-type="string">
            <text:p>Hamilt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8.36">
            <text:p>19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8.36">
            <text:p>198.36</text:p>
          </table:table-cell>
          <table:table-cell table:style-name="ce7" office:value-type="string">
            <text:p>-79.8678197</text:p>
          </table:table-cell>
          <table:table-cell table:style-name="ce7" office:value-type="string">
            <text:p>43.2546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KTC</text:p>
          </table:table-cell>
          <table:table-cell table:style-name="ce2" office:value-type="string">
            <text:p>Kitchen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.43">
            <text:p>4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.43">
            <text:p>40.43</text:p>
          </table:table-cell>
          <table:table-cell table:style-name="ce7" office:value-type="string">
            <text:p>-80.4924615</text:p>
          </table:table-cell>
          <table:table-cell table:style-name="ce7" office:value-type="string">
            <text:p>43.451655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LTW</text:p>
          </table:table-cell>
          <table:table-cell table:style-name="ce2" office:value-type="string">
            <text:p>Listow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8.44">
            <text:p>18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8.44">
            <text:p>188.44</text:p>
          </table:table-cell>
          <table:table-cell table:style-name="ce7" office:value-type="string">
            <text:p>-80.9528819</text:p>
          </table:table-cell>
          <table:table-cell table:style-name="ce7" office:value-type="string">
            <text:p>43.73159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MTR</text:p>
          </table:table-cell>
          <table:table-cell table:style-name="ce2" office:value-type="string">
            <text:p>Montreal</text:p>
          </table:table-cell>
          <table:table-cell table:style-name="ce2" office:value-type="float" office:value="3639">
            <text:p>3639</text:p>
          </table:table-cell>
          <table:table-cell table:style-name="ce2" office:value-type="float" office:value="9672">
            <text:p>96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075">
            <text:p>23075</text:p>
          </table:table-cell>
          <table:table-cell table:style-name="ce2" office:value-type="float" office:value="253166">
            <text:p>2531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3166">
            <text:p>253166</text:p>
          </table:table-cell>
          <table:table-cell table:style-name="ce7" office:value-type="string">
            <text:p>-73.5912827</text:p>
          </table:table-cell>
          <table:table-cell table:style-name="ce7" office:value-type="string">
            <text:p>45.52245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OTT</text:p>
          </table:table-cell>
          <table:table-cell table:style-name="ce2" office:value-type="string">
            <text:p>Ottaw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-75.6900219</text:p>
          </table:table-cell>
          <table:table-cell table:style-name="ce7" office:value-type="string">
            <text:p>45.421032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QUE</text:p>
          </table:table-cell>
          <table:table-cell table:style-name="ce2" office:value-type="string">
            <text:p>Quebe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5">
            <text:p>13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85">
            <text:p>13.85</text:p>
          </table:table-cell>
          <table:table-cell table:style-name="ce7" office:value-type="string">
            <text:p>-71.2349114</text:p>
          </table:table-cell>
          <table:table-cell table:style-name="ce7" office:value-type="string">
            <text:p>46.82573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SBR</text:p>
          </table:table-cell>
          <table:table-cell table:style-name="ce2" office:value-type="string">
            <text:p>Sherbrook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.18">
            <text:p>70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18">
            <text:p>70.18</text:p>
          </table:table-cell>
          <table:table-cell table:style-name="ce7" office:value-type="string">
            <text:p>-71.887681</text:p>
          </table:table-cell>
          <table:table-cell table:style-name="ce7" office:value-type="string">
            <text:p>45.40299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RR</text:p>
          </table:table-cell>
          <table:table-cell table:style-name="ce2" office:value-type="string">
            <text:p>Three Rivers (Trois-Rivieres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2.45">
            <text:p>262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5">
            <text:p>262.45</text:p>
          </table:table-cell>
          <table:table-cell table:style-name="ce7" office:value-type="string">
            <text:p>-72.5557583</text:p>
          </table:table-cell>
          <table:table-cell table:style-name="ce7" office:value-type="string">
            <text:p>46.331814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OR</text:p>
          </table:table-cell>
          <table:table-cell table:style-name="ce2" office:value-type="string">
            <text:p>Toronto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767">
            <text:p>7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905.37">
            <text:p>2090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905.37">
            <text:p>20905.37</text:p>
          </table:table-cell>
          <table:table-cell table:style-name="ce7" office:value-type="string">
            <text:p>-79.3849008</text:p>
          </table:table-cell>
          <table:table-cell table:style-name="ce7" office:value-type="string">
            <text:p>43.652920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EL</text:p>
          </table:table-cell>
          <table:table-cell table:style-name="ce2" office:value-type="string">
            <text:p>Well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8.85">
            <text:p>388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8.85">
            <text:p>388.85</text:p>
          </table:table-cell>
          <table:table-cell table:style-name="ce7" office:value-type="string">
            <text:p>-79.2491031</text:p>
          </table:table-cell>
          <table:table-cell table:style-name="ce7" office:value-type="string">
            <text:p>42.992397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D</text:p>
          </table:table-cell>
          <table:table-cell table:style-name="ce2" office:value-type="string">
            <text:p>Winds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23.52">
            <text:p>323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.52">
            <text:p>323.52</text:p>
          </table:table-cell>
          <table:table-cell table:style-name="ce7" office:value-type="string">
            <text:p>-83.0285111</text:p>
          </table:table-cell>
          <table:table-cell table:style-name="ce7" office:value-type="string">
            <text:p>42.30327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L</text:p>
          </table:table-cell>
          <table:table-cell table:style-name="ce2" office:value-type="string">
            <text:p>Atlanta, ga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2.2">
            <text:p>292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2.2">
            <text:p>292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BK</text:p>
          </table:table-cell>
          <table:table-cell table:style-name="ce2" office:value-type="string">
            <text:p>Berkele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.44">
            <text:p>47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.44">
            <text:p>47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S</text:p>
          </table:table-cell>
          <table:table-cell table:style-name="ce2" office:value-type="string">
            <text:p>Charlesto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89.79">
            <text:p>289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.79">
            <text:p>289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T</text:p>
          </table:table-cell>
          <table:table-cell table:style-name="ce2" office:value-type="string">
            <text:p>Charlotte, nc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427.22">
            <text:p>2427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27.22">
            <text:p>2427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A</text:p>
          </table:table-cell>
          <table:table-cell table:style-name="ce2" office:value-type="string">
            <text:p>Chattanooga, tn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69.44">
            <text:p>46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9.44">
            <text:p>469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B</text:p>
          </table:table-cell>
          <table:table-cell table:style-name="ce2" office:value-type="string">
            <text:p>Daytona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5.68">
            <text:p>185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8">
            <text:p>185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C</text:p>
          </table:table-cell>
          <table:table-cell table:style-name="ce2" office:value-type="string">
            <text:p>Decatu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9.7">
            <text:p>149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.7">
            <text:p>149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LL</text:p>
          </table:table-cell>
          <table:table-cell table:style-name="ce2" office:value-type="string">
            <text:p>Fort Lauderdale, f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.57">
            <text:p>4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57">
            <text:p>43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R</text:p>
          </table:table-cell>
          <table:table-cell table:style-name="ce2" office:value-type="string">
            <text:p>Fort Pierc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.65">
            <text:p>54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65">
            <text:p>54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AX</text:p>
          </table:table-cell>
          <table:table-cell table:style-name="ce2" office:value-type="string">
            <text:p>Jacksonvi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425.74">
            <text:p>4425.7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25.74">
            <text:p>4425.7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KCK</text:p>
          </table:table-cell>
          <table:table-cell table:style-name="ce2" office:value-type="string">
            <text:p>Kansas City k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04.22">
            <text:p>1004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04.22">
            <text:p>1004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C</text:p>
          </table:table-cell>
          <table:table-cell table:style-name="ce2" office:value-type="string">
            <text:p>Kansas City mo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66.04">
            <text:p>1166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66.04">
            <text:p>1166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YS</text:p>
          </table:table-cell>
          <table:table-cell table:style-name="ce2" office:value-type="string">
            <text:p>Knoxville, 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50.81">
            <text:p>450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.81">
            <text:p>450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IA</text:p>
          </table:table-cell>
          <table:table-cell table:style-name="ce2" office:value-type="string">
            <text:p>Miami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5.63">
            <text:p>22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3">
            <text:p>225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RY</text:p>
          </table:table-cell>
          <table:table-cell table:style-name="ce2" office:value-type="string">
            <text:p>Monterry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.6">
            <text:p>1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.6">
            <text:p>12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L</text:p>
          </table:table-cell>
          <table:table-cell table:style-name="ce2" office:value-type="string">
            <text:p>Orlando, f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99.9">
            <text:p>799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9.9">
            <text:p>799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B</text:p>
          </table:table-cell>
          <table:table-cell table:style-name="ce2" office:value-type="string">
            <text:p>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EF</text:p>
          </table:table-cell>
          <table:table-cell table:style-name="ce2" office:value-type="string">
            <text:p>Port Everglades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117">
            <text:p>31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92">
            <text:p>7292</text:p>
          </table:table-cell>
          <table:table-cell table:style-name="ce2" office:value-type="float" office:value="93317.93">
            <text:p>93317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317.93">
            <text:p>93317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T</text:p>
          </table:table-cell>
          <table:table-cell table:style-name="ce2" office:value-type="string">
            <text:p>Salem, n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.71">
            <text:p>41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71">
            <text:p>41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V</text:p>
          </table:table-cell>
          <table:table-cell table:style-name="ce2" office:value-type="string">
            <text:p>Savannah</text:p>
          </table:table-cell>
          <table:table-cell table:style-name="ce2" office:value-type="float" office:value="3251">
            <text:p>3251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962">
            <text:p>19962</text:p>
          </table:table-cell>
          <table:table-cell table:style-name="ce2" office:value-type="float" office:value="211494.01">
            <text:p>211494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1494.01">
            <text:p>211494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BI</text:p>
          </table:table-cell>
          <table:table-cell table:style-name="ce2" office:value-type="string">
            <text:p>West 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B</text:p>
          </table:table-cell>
          <table:table-cell table:style-name="ce2" office:value-type="string">
            <text:p>Albany/Alburg ap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3">
            <text:p>10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03">
            <text:p>10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L</text:p>
          </table:table-cell>
          <table:table-cell table:style-name="ce2" office:value-type="string">
            <text:p>Baltimor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4186.3">
            <text:p>418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86.3">
            <text:p>418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Y</text:p>
          </table:table-cell>
          <table:table-cell table:style-name="ce2" office:value-type="string">
            <text:p>Bayonne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.19">
            <text:p>98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8.19">
            <text:p>98.1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S</text:p>
          </table:table-cell>
          <table:table-cell table:style-name="ce2" office:value-type="string">
            <text:p>Bost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6.95">
            <text:p>496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95">
            <text:p>496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Y</text:p>
          </table:table-cell>
          <table:table-cell table:style-name="ce2" office:value-type="string">
            <text:p>Brooklyn/New Yor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3.48">
            <text:p>53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48">
            <text:p>53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DE</text:p>
          </table:table-cell>
          <table:table-cell table:style-name="ce2" office:value-type="string">
            <text:p>Camden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3.49">
            <text:p>223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3.49">
            <text:p>223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SF</text:p>
          </table:table-cell>
          <table:table-cell table:style-name="ce2" office:value-type="string">
            <text:p>Cartere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5.87">
            <text:p>385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5.87">
            <text:p>385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UBS</text:p>
          </table:table-cell>
          <table:table-cell table:style-name="ce2" office:value-type="string">
            <text:p>Columbus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64">
            <text:p>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64">
            <text:p>8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BO</text:p>
          </table:table-cell>
          <table:table-cell table:style-name="ce2" office:value-type="string">
            <text:p>Greensbor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53.92">
            <text:p>85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3.92">
            <text:p>853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AR</text:p>
          </table:table-cell>
          <table:table-cell table:style-name="ce2" office:value-type="string">
            <text:p>Harrisburg, p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9.35">
            <text:p>359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.35">
            <text:p>359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VN</text:p>
          </table:table-cell>
          <table:table-cell table:style-name="ce2" office:value-type="string">
            <text:p>New Hav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05">
            <text:p>183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05">
            <text:p>183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NYC</text:p>
          </table:table-cell>
          <table:table-cell table:style-name="ce2" office:value-type="string">
            <text:p>New York</text:p>
          </table:table-cell>
          <table:table-cell table:style-name="ce2" office:value-type="float" office:value="3717">
            <text:p>3717</text:p>
          </table:table-cell>
          <table:table-cell table:style-name="ce2" office:value-type="float" office:value="11907">
            <text:p>11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563">
            <text:p>27563</text:p>
          </table:table-cell>
          <table:table-cell table:style-name="ce2" office:value-type="float" office:value="300934.84">
            <text:p>300934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0934.84">
            <text:p>300934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WR</text:p>
          </table:table-cell>
          <table:table-cell table:style-name="ce2" office:value-type="string">
            <text:p>Newark</text:p>
          </table:table-cell>
          <table:table-cell table:style-name="ce2" office:value-type="float" office:value="2868">
            <text:p>2868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508">
            <text:p>26508</text:p>
          </table:table-cell>
          <table:table-cell table:style-name="ce2" office:value-type="float" office:value="291737.49">
            <text:p>29173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737.49">
            <text:p>291737.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F</text:p>
          </table:table-cell>
          <table:table-cell table:style-name="ce2" office:value-type="string">
            <text:p>Norfolk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6017">
            <text:p>60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274">
            <text:p>15274</text:p>
          </table:table-cell>
          <table:table-cell table:style-name="ce2" office:value-type="float" office:value="174730.65">
            <text:p>174730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4730.65">
            <text:p>174730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T</text:p>
          </table:table-cell>
          <table:table-cell table:style-name="ce2" office:value-type="string">
            <text:p>Paters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45.28">
            <text:p>1445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5.28">
            <text:p>1445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L</text:p>
          </table:table-cell>
          <table:table-cell table:style-name="ce2" office:value-type="string">
            <text:p>Philadelph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99.71">
            <text:p>1399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99.71">
            <text:p>1399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T</text:p>
          </table:table-cell>
          <table:table-cell table:style-name="ce2" office:value-type="string">
            <text:p>Pittsburgh, pa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28.8">
            <text:p>62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8.8">
            <text:p>628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WM</text:p>
          </table:table-cell>
          <table:table-cell table:style-name="ce2" office:value-type="string">
            <text:p>Portland (East Coast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.93">
            <text:p>31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.93">
            <text:p>31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LL</text:p>
          </table:table-cell>
          <table:table-cell table:style-name="ce2" office:value-type="string">
            <text:p>Rose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845.39">
            <text:p>845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5.39">
            <text:p>845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SP</text:p>
          </table:table-cell>
          <table:table-cell table:style-name="ce2" office:value-type="string">
            <text:p>Spartanburg, s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751.69">
            <text:p>751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1.69">
            <text:p>751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EG</text:p>
          </table:table-cell>
          <table:table-cell table:style-name="ce2" office:value-type="string">
            <text:p>Spokane, w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87">
            <text:p>21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87">
            <text:p>21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UT</text:p>
          </table:table-cell>
          <table:table-cell table:style-name="ce2" office:value-type="string">
            <text:p>Sunny Poin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H</text:p>
          </table:table-cell>
          <table:table-cell table:style-name="ce2" office:value-type="string">
            <text:p>Worceste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0.01">
            <text:p>24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01">
            <text:p>240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BQ</text:p>
          </table:table-cell>
          <table:table-cell table:style-name="ce2" office:value-type="string">
            <text:p>Albuquerque, n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4.2">
            <text:p>184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2">
            <text:p>184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R</text:p>
          </table:table-cell>
          <table:table-cell table:style-name="ce2" office:value-type="string">
            <text:p>Baton Roug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2.69">
            <text:p>112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69">
            <text:p>112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HM</text:p>
          </table:table-cell>
          <table:table-cell table:style-name="ce2" office:value-type="string">
            <text:p>Birmingham, 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78">
            <text:p>183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78">
            <text:p>183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RO</text:p>
          </table:table-cell>
          <table:table-cell table:style-name="ce2" office:value-type="string">
            <text:p>Brownsvi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2">
            <text:p>3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2">
            <text:p>38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L</text:p>
          </table:table-cell>
          <table:table-cell table:style-name="ce2" office:value-type="string">
            <text:p>Dalla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3">
            <text:p>1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001.48">
            <text:p>2001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01.48">
            <text:p>2001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LP</text:p>
          </table:table-cell>
          <table:table-cell table:style-name="ce2" office:value-type="string">
            <text:p>El Paso, tx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188.27">
            <text:p>2188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88.27">
            <text:p>2188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O</text:p>
          </table:table-cell>
          <table:table-cell table:style-name="ce2" office:value-type="string">
            <text:p>Freeport t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2">
            <text:p>21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2">
            <text:p>21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LS</text:p>
          </table:table-cell>
          <table:table-cell table:style-name="ce2" office:value-type="string">
            <text:p>Galves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42">
            <text:p>17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2">
            <text:p>17.4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PT</text:p>
          </table:table-cell>
          <table:table-cell table:style-name="ce2" office:value-type="string">
            <text:p>Gulfpor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1">
            <text:p>2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1">
            <text:p>23.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ID</text:p>
          </table:table-cell>
          <table:table-cell table:style-name="ce2" office:value-type="string">
            <text:p>Hidalg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.55">
            <text:p>46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55">
            <text:p>46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OU</text:p>
          </table:table-cell>
          <table:table-cell table:style-name="ce2" office:value-type="string">
            <text:p>Houston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4832">
            <text:p>483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459">
            <text:p>13459</text:p>
          </table:table-cell>
          <table:table-cell table:style-name="ce2" office:value-type="float" office:value="182704.52">
            <text:p>182704.52</text:p>
          </table:table-cell>
          <table:table-cell table:style-name="ce2" office:value-type="float" office:value="426.95">
            <text:p>426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131.47">
            <text:p>183131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RD</text:p>
          </table:table-cell>
          <table:table-cell table:style-name="ce2" office:value-type="string">
            <text:p>Laredo, t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5.75">
            <text:p>335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5.75">
            <text:p>335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IT</text:p>
          </table:table-cell>
          <table:table-cell table:style-name="ce2" office:value-type="string">
            <text:p>Little Rock, a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2.37">
            <text:p>142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2.37">
            <text:p>142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BB</text:p>
          </table:table-cell>
          <table:table-cell table:style-name="ce2" office:value-type="string">
            <text:p>Lubbock,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7.78">
            <text:p>167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7.78">
            <text:p>167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EM</text:p>
          </table:table-cell>
          <table:table-cell table:style-name="ce2" office:value-type="string">
            <text:p>Memphis, tn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667.43">
            <text:p>1667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67.43">
            <text:p>1667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OB</text:p>
          </table:table-cell>
          <table:table-cell table:style-name="ce2" office:value-type="string">
            <text:p>Mobil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11.63">
            <text:p>711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1.63">
            <text:p>711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A</text:p>
          </table:table-cell>
          <table:table-cell table:style-name="ce2" office:value-type="string">
            <text:p>Nashville, t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57.03">
            <text:p>25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7.03">
            <text:p>257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SY</text:p>
          </table:table-cell>
          <table:table-cell table:style-name="ce2" office:value-type="string">
            <text:p>New Orleans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15113.72">
            <text:p>1511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3.72">
            <text:p>15113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SD</text:p>
          </table:table-cell>
          <table:table-cell table:style-name="ce2" office:value-type="string">
            <text:p>Odessa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3.51">
            <text:p>64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3.51">
            <text:p>643.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KC</text:p>
          </table:table-cell>
          <table:table-cell table:style-name="ce2" office:value-type="string">
            <text:p>Oklahoma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.21">
            <text:p>190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.21">
            <text:p>190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MA</text:p>
          </table:table-cell>
          <table:table-cell table:style-name="ce2" office:value-type="string">
            <text:p>Omaha, 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.91">
            <text:p>17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91">
            <text:p>17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CR</text:p>
          </table:table-cell>
          <table:table-cell table:style-name="ce2" office:value-type="string">
            <text:p>Point Comf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8.2">
            <text:p>68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2">
            <text:p>68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LV</text:p>
          </table:table-cell>
          <table:table-cell table:style-name="ce2" office:value-type="string">
            <text:p>Port Lava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.73">
            <text:p>45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.73">
            <text:p>45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T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39.41">
            <text:p>8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9.41">
            <text:p>839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L</text:p>
          </table:table-cell>
          <table:table-cell table:style-name="ce2" office:value-type="string">
            <text:p>St. Lou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77.45">
            <text:p>37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7.45">
            <text:p>37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PA</text:p>
          </table:table-cell>
          <table:table-cell table:style-name="ce2" office:value-type="string">
            <text:p>Tampa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72.96">
            <text:p>3472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.96">
            <text:p>3472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UL</text:p>
          </table:table-cell>
          <table:table-cell table:style-name="ce2" office:value-type="string">
            <text:p>Tulsa, o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.69">
            <text:p>38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.69">
            <text:p>38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CT</text:p>
          </table:table-cell>
          <table:table-cell table:style-name="ce2" office:value-type="string">
            <text:p>Wichita, k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41.72">
            <text:p>1341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1.72">
            <text:p>1341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G</text:p>
          </table:table-cell>
          <table:table-cell table:style-name="ce2" office:value-type="string">
            <text:p>Algona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38">
            <text:p>21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38">
            <text:p>21.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RB</text:p>
          </table:table-cell>
          <table:table-cell table:style-name="ce2" office:value-type="string">
            <text:p>Ann Arbo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29">
            <text:p>13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29">
            <text:p>13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W</text:p>
          </table:table-cell>
          <table:table-cell table:style-name="ce2" office:value-type="string">
            <text:p>Applet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.29">
            <text:p>76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29">
            <text:p>76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SH</text:p>
          </table:table-cell>
          <table:table-cell table:style-name="ce2" office:value-type="string">
            <text:p>Ashtabula, o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.52">
            <text:p>72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2.52">
            <text:p>72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L</text:p>
          </table:table-cell>
          <table:table-cell table:style-name="ce2" office:value-type="string">
            <text:p>Battle Creek, 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.11">
            <text:p>290.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11">
            <text:p>290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UF</text:p>
          </table:table-cell>
          <table:table-cell table:style-name="ce2" office:value-type="string">
            <text:p>Buffalo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39">
            <text:p>509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39">
            <text:p>509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CO</text:p>
          </table:table-cell>
          <table:table-cell table:style-name="ce2" office:value-type="string">
            <text:p>Canton, oh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96.17">
            <text:p>496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17">
            <text:p>496.1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ID</text:p>
          </table:table-cell>
          <table:table-cell table:style-name="ce2" office:value-type="string">
            <text:p>Cedar Rapid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.97">
            <text:p>6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97">
            <text:p>68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I</text:p>
          </table:table-cell>
          <table:table-cell table:style-name="ce2" office:value-type="string">
            <text:p>Chicago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1007">
            <text:p>1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8">
            <text:p>3008</text:p>
          </table:table-cell>
          <table:table-cell table:style-name="ce2" office:value-type="float" office:value="36146.39">
            <text:p>36146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46.39">
            <text:p>36146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VG</text:p>
          </table:table-cell>
          <table:table-cell table:style-name="ce2" office:value-type="string">
            <text:p>Cincinnati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4.21">
            <text:p>964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4.21">
            <text:p>964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E</text:p>
          </table:table-cell>
          <table:table-cell table:style-name="ce2" office:value-type="string">
            <text:p>Cleveland, oh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841.39">
            <text:p>2841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1.39">
            <text:p>2841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MH</text:p>
          </table:table-cell>
          <table:table-cell table:style-name="ce2" office:value-type="string">
            <text:p>Columbus, oh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626.96">
            <text:p>362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6.96">
            <text:p>3626.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Y</text:p>
          </table:table-cell>
          <table:table-cell table:style-name="ce2" office:value-type="string">
            <text:p>Dayton, o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0.43">
            <text:p>87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0.43">
            <text:p>870.4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SM</text:p>
          </table:table-cell>
          <table:table-cell table:style-name="ce2" office:value-type="string">
            <text:p>Des Moin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27.79">
            <text:p>527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7.79">
            <text:p>527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T</text:p>
          </table:table-cell>
          <table:table-cell table:style-name="ce2" office:value-type="string">
            <text:p>Detroit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53">
            <text:p>3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1559.85">
            <text:p>115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559.85">
            <text:p>11559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LH</text:p>
          </table:table-cell>
          <table:table-cell table:style-name="ce2" office:value-type="string">
            <text:p>Dulut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2.44">
            <text:p>262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4">
            <text:p>262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RI</text:p>
          </table:table-cell>
          <table:table-cell table:style-name="ce2" office:value-type="string">
            <text:p>Eri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.99">
            <text:p>56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.99">
            <text:p>56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VV</text:p>
          </table:table-cell>
          <table:table-cell table:style-name="ce2" office:value-type="string">
            <text:p>Evansville, i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.8">
            <text:p>2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8">
            <text:p>23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WA</text:p>
          </table:table-cell>
          <table:table-cell table:style-name="ce2" office:value-type="string">
            <text:p>Fort Wayn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87.77">
            <text:p>487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7.77">
            <text:p>487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HN</text:p>
          </table:table-cell>
          <table:table-cell table:style-name="ce2" office:value-type="string">
            <text:p>Grand Haven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87">
            <text:p>7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.87">
            <text:p>7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R</text:p>
          </table:table-cell>
          <table:table-cell table:style-name="ce2" office:value-type="string">
            <text:p>Grand Rapid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B</text:p>
          </table:table-cell>
          <table:table-cell table:style-name="ce2" office:value-type="string">
            <text:p>Green B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.48">
            <text:p>2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48">
            <text:p>28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D</text:p>
          </table:table-cell>
          <table:table-cell table:style-name="ce2" office:value-type="string">
            <text:p>Indianapolis, in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59.07">
            <text:p>145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9.07">
            <text:p>1459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NW</text:p>
          </table:table-cell>
          <table:table-cell table:style-name="ce2" office:value-type="string">
            <text:p>Kenos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4.57">
            <text:p>13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.57">
            <text:p>134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UI</text:p>
          </table:table-cell>
          <table:table-cell table:style-name="ce2" office:value-type="string">
            <text:p>Louisville,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755.53">
            <text:p>2755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55.53">
            <text:p>2755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NN</text:p>
          </table:table-cell>
          <table:table-cell table:style-name="ce2" office:value-type="string">
            <text:p>Mari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94.07">
            <text:p>1094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4.07">
            <text:p>1094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E</text:p>
          </table:table-cell>
          <table:table-cell table:style-name="ce2" office:value-type="string">
            <text:p>Milwaukee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152.67">
            <text:p>2152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52.67">
            <text:p>2152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A</text:p>
          </table:table-cell>
          <table:table-cell table:style-name="ce2" office:value-type="string">
            <text:p>Peoria, Il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63.93">
            <text:p>6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3.93">
            <text:p>66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N</text:p>
          </table:table-cell>
          <table:table-cell table:style-name="ce2" office:value-type="string">
            <text:p>Port Huron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6.35">
            <text:p>10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.35">
            <text:p>106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AC</text:p>
          </table:table-cell>
          <table:table-cell table:style-name="ce2" office:value-type="string">
            <text:p>Racine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C</text:p>
          </table:table-cell>
          <table:table-cell table:style-name="ce2" office:value-type="string">
            <text:p>Rocheste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9">
            <text:p>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9">
            <text:p>6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U</text:p>
          </table:table-cell>
          <table:table-cell table:style-name="ce2" office:value-type="string">
            <text:p>Romulus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70.07">
            <text:p>1970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70.07">
            <text:p>1970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P</text:p>
          </table:table-cell>
          <table:table-cell table:style-name="ce2" office:value-type="string">
            <text:p>St. Paul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.92">
            <text:p>6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92">
            <text:p>63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YR</text:p>
          </table:table-cell>
          <table:table-cell table:style-name="ce2" office:value-type="string">
            <text:p>Syracuse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8.64">
            <text:p>14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4">
            <text:p>148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OL</text:p>
          </table:table-cell>
          <table:table-cell table:style-name="ce2" office:value-type="string">
            <text:p>Toledo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482.01">
            <text:p>1482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2.01">
            <text:p>1482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WXD</text:p>
          </table:table-cell>
          <table:table-cell table:style-name="ce2" office:value-type="string">
            <text:p>Wexfor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4.14">
            <text:p>164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4.14">
            <text:p>164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C</text:p>
          </table:table-cell>
          <table:table-cell table:style-name="ce2" office:value-type="string">
            <text:p>Benic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.75">
            <text:p>22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75">
            <text:p>22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RO</text:p>
          </table:table-cell>
          <table:table-cell table:style-name="ce2" office:value-type="string">
            <text:p>Corcoran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6">
            <text:p>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N</text:p>
          </table:table-cell>
          <table:table-cell table:style-name="ce2" office:value-type="string">
            <text:p>Denver, c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10.47">
            <text:p>1210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0.47">
            <text:p>1210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AT</text:p>
          </table:table-cell>
          <table:table-cell table:style-name="ce2" office:value-type="string">
            <text:p>Fresno, 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3.27">
            <text:p>113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.27">
            <text:p>113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GG</text:p>
          </table:table-cell>
          <table:table-cell table:style-name="ce2" office:value-type="string">
            <text:p>Kahului, h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8">
            <text:p>2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8">
            <text:p>20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S</text:p>
          </table:table-cell>
          <table:table-cell table:style-name="ce2" office:value-type="string">
            <text:p>Las Vegas, nv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7.03">
            <text:p>20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7.03">
            <text:p>207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GB</text:p>
          </table:table-cell>
          <table:table-cell table:style-name="ce2" office:value-type="string">
            <text:p>Long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645.23">
            <text:p>645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5.23">
            <text:p>645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X</text:p>
          </table:table-cell>
          <table:table-cell table:style-name="ce2" office:value-type="string">
            <text:p>Los Angeles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4243">
            <text:p>42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119878.23">
            <text:p>119878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878.23">
            <text:p>119878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X</text:p>
          </table:table-cell>
          <table:table-cell table:style-name="ce2" office:value-type="string">
            <text:p>Phoenix, a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7.55">
            <text:p>9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7.55">
            <text:p>97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NO</text:p>
          </table:table-cell>
          <table:table-cell table:style-name="ce2" office:value-type="string">
            <text:p>Re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.44">
            <text:p>8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.44">
            <text:p>89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CH</text:p>
          </table:table-cell>
          <table:table-cell table:style-name="ce2" office:value-type="string">
            <text:p>Richmo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61">
            <text:p>110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61">
            <text:p>110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M</text:p>
          </table:table-cell>
          <table:table-cell table:style-name="ce2" office:value-type="string">
            <text:p>Round Mountain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3">
            <text:p>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3">
            <text:p>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C</text:p>
          </table:table-cell>
          <table:table-cell table:style-name="ce2" office:value-type="string">
            <text:p>Sacrame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5.18">
            <text:p>8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18">
            <text:p>85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N</text:p>
          </table:table-cell>
          <table:table-cell table:style-name="ce2" office:value-type="string">
            <text:p>San Die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.29">
            <text:p>20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9">
            <text:p>20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FO</text:p>
          </table:table-cell>
          <table:table-cell table:style-name="ce2" office:value-type="string">
            <text:p>San Francisc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.45">
            <text:p>44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.45">
            <text:p>44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PQ</text:p>
          </table:table-cell>
          <table:table-cell table:style-name="ce2" office:value-type="string">
            <text:p>San Pedr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CK</text:p>
          </table:table-cell>
          <table:table-cell table:style-name="ce2" office:value-type="string">
            <text:p>Stock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47">
            <text:p>22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47">
            <text:p>22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NC</text:p>
          </table:table-cell>
          <table:table-cell table:style-name="ce2" office:value-type="string">
            <text:p>Anchorage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.99">
            <text:p>42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99">
            <text:p>42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DM</text:p>
          </table:table-cell>
          <table:table-cell table:style-name="ce2" office:value-type="string">
            <text:p>Edmond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.31">
            <text:p>36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1">
            <text:p>36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NL</text:p>
          </table:table-cell>
          <table:table-cell table:style-name="ce2" office:value-type="string">
            <text:p>Honolulu/Oah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28.68">
            <text:p>528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8.68">
            <text:p>528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AK</text:p>
          </table:table-cell>
          <table:table-cell table:style-name="ce2" office:value-type="string">
            <text:p>Oakland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234">
            <text:p>2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95">
            <text:p>4795</text:p>
          </table:table-cell>
          <table:table-cell table:style-name="ce2" office:value-type="float" office:value="58771.61">
            <text:p>58771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771.61">
            <text:p>58771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DX</text:p>
          </table:table-cell>
          <table:table-cell table:style-name="ce2" office:value-type="string">
            <text:p>Portland (West Coast)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163.9">
            <text:p>5163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3.9">
            <text:p>5163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LC</text:p>
          </table:table-cell>
          <table:table-cell table:style-name="ce2" office:value-type="string">
            <text:p>Saltlake City, ut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22.21">
            <text:p>922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2.21">
            <text:p>922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EA</text:p>
          </table:table-cell>
          <table:table-cell table:style-name="ce2" office:value-type="string">
            <text:p>Seattle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870.02">
            <text:p>387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0.02">
            <text:p>3870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IW</text:p>
          </table:table-cell>
          <table:table-cell table:style-name="ce2" office:value-type="string">
            <text:p>Tacoma, wa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174.9">
            <text:p>2174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74.9">
            <text:p>2174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BUE</text:p>
          </table:table-cell>
          <table:table-cell table:style-name="ce2" office:value-type="string">
            <text:p>Buenos Aires</text:p>
          </table:table-cell>
          <table:table-cell table:style-name="ce2" office:value-type="float" office:value="4044">
            <text:p>4044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180554.69">
            <text:p>180554.69</text:p>
          </table:table-cell>
          <table:table-cell table:style-name="ce2" office:value-type="float" office:value="17.9">
            <text:p>17.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0572.59">
            <text:p>180572.59</text:p>
          </table:table-cell>
          <table:table-cell office:value-type="float" office:value="-58.3994772323314">
            <text:p>-58.3994772323314</text:p>
          </table:table-cell>
          <table:table-cell office:value-type="float" office:value="-34.6005557499074">
            <text:p>-34.60055574990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PMY</text:p>
          </table:table-cell>
          <table:table-cell table:style-name="ce2" office:value-type="string">
            <text:p>Puerto Madryn</text:p>
          </table:table-cell>
          <table:table-cell table:style-name="ce2" office:value-type="float" office:value="121">
            <text:p>1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472">
            <text:p>34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">
            <text:p>3472</text:p>
          </table:table-cell>
          <table:table-cell office:value-type="float" office:value="-65.0400199805159">
            <text:p>-65.0400199805159</text:p>
          </table:table-cell>
          <table:table-cell office:value-type="float" office:value="-42.7700134086833">
            <text:p>-42.770013408683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ROS</text:p>
          </table:table-cell>
          <table:table-cell table:style-name="ce2" office:value-type="string">
            <text:p>Rosari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03.26">
            <text:p>603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3.26">
            <text:p>603.26</text:p>
          </table:table-cell>
          <table:table-cell office:value-type="float" office:value="-60.6682534774578">
            <text:p>-60.6682534774578</text:p>
          </table:table-cell>
          <table:table-cell office:value-type="float" office:value="-32.9491836795884">
            <text:p>-32.94918367958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USH</text:p>
          </table:table-cell>
          <table:table-cell table:style-name="ce2" office:value-type="string">
            <text:p>Ushua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5.62">
            <text:p>89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5.62">
            <text:p>895.62</text:p>
          </table:table-cell>
          <table:table-cell office:value-type="float" office:value="-68.3100012630811">
            <text:p>-68.3100012630811</text:p>
          </table:table-cell>
          <table:table-cell office:value-type="float" office:value="-54.7900032362053">
            <text:p>-54.790003236205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ZAE</text:p>
          </table:table-cell>
          <table:table-cell table:style-name="ce2" office:value-type="string">
            <text:p>Zarat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7.61">
            <text:p>1107.61</text:p>
          </table:table-cell>
          <table:table-cell table:style-name="ce2" office:value-type="float" office:value="1495.05">
            <text:p>1495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2.66">
            <text:p>2602.66</text:p>
          </table:table-cell>
          <table:table-cell office:value-type="float" office:value="-59.0400244564034">
            <text:p>-59.0400244564034</text:p>
          </table:table-cell>
          <table:table-cell office:value-type="float" office:value="-34.0895613415913">
            <text:p>-34.08956134159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TJ</text:p>
          </table:table-cell>
          <table:table-cell table:style-name="ce2" office:value-type="string">
            <text:p>Itajai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5258.97">
            <text:p>1525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58.97">
            <text:p>15258.97</text:p>
          </table:table-cell>
          <table:table-cell office:value-type="float" office:value="-48.6800108251771">
            <text:p>-48.6800108251771</text:p>
          </table:table-cell>
          <table:table-cell office:value-type="float" office:value="-26.8996126110938">
            <text:p>-26.89961261109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OA</text:p>
          </table:table-cell>
          <table:table-cell table:style-name="ce2" office:value-type="string">
            <text:p>Itapora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9">
            <text:p>1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4087.26">
            <text:p>4087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87.26">
            <text:p>4087.26</text:p>
          </table:table-cell>
          <table:table-cell office:value-type="float" office:value="-54.7962672900258">
            <text:p>-54.7962672900258</text:p>
          </table:table-cell>
          <table:table-cell office:value-type="float" office:value="-22.0837988462616">
            <text:p>-22.08379884626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MAO</text:p>
          </table:table-cell>
          <table:table-cell table:style-name="ce2" office:value-type="string">
            <text:p>Manaus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841.52">
            <text:p>841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1.52">
            <text:p>841.52</text:p>
          </table:table-cell>
          <table:table-cell office:value-type="float" office:value="-60.0019633977025">
            <text:p>-60.0019633977025</text:p>
          </table:table-cell>
          <table:table-cell office:value-type="float" office:value="-3.09808586045858">
            <text:p>-3.0980858604585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NVT</text:p>
          </table:table-cell>
          <table:table-cell table:style-name="ce2" office:value-type="string">
            <text:p>Navegantes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1457">
            <text:p>1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50895.64">
            <text:p>5089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895.64">
            <text:p>50895.64</text:p>
          </table:table-cell>
          <table:table-cell office:value-type="float" office:value="-48.6476951239658">
            <text:p>-48.6476951239658</text:p>
          </table:table-cell>
          <table:table-cell office:value-type="float" office:value="-26.8892552590553">
            <text:p>-26.889255259055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NG</text:p>
          </table:table-cell>
          <table:table-cell table:style-name="ce2" office:value-type="string">
            <text:p>Paranagua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5500.13">
            <text:p>35500.13</text:p>
          </table:table-cell>
          <table:table-cell table:style-name="ce2" office:value-type="float" office:value="122.12">
            <text:p>12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622.25">
            <text:p>35622.25</text:p>
          </table:table-cell>
          <table:table-cell office:value-type="float" office:value="-48.5344534527007">
            <text:p>-48.5344534527007</text:p>
          </table:table-cell>
          <table:table-cell office:value-type="float" office:value="-25.5278755587356">
            <text:p>-25.527875558735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EC</text:p>
          </table:table-cell>
          <table:table-cell table:style-name="ce2" office:value-type="string">
            <text:p>Pecem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511.34">
            <text:p>1511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.34">
            <text:p>1511.34</text:p>
          </table:table-cell>
          <table:table-cell office:value-type="float" office:value="-38.8305643052376">
            <text:p>-38.8305643052376</text:p>
          </table:table-cell>
          <table:table-cell office:value-type="float" office:value="-3.54689296782643">
            <text:p>-3.5468929678264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O</text:p>
          </table:table-cell>
          <table:table-cell table:style-name="ce2" office:value-type="string">
            <text:p>Rio de Janeiro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9907">
            <text:p>19907</text:p>
          </table:table-cell>
          <table:table-cell table:style-name="ce2" office:value-type="float" office:value="205549">
            <text:p>205549</text:p>
          </table:table-cell>
          <table:table-cell table:style-name="ce2" office:value-type="float" office:value="358.45">
            <text:p>358.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907.45">
            <text:p>205907.45</text:p>
          </table:table-cell>
          <table:table-cell office:value-type="float" office:value="-43.2269666528437">
            <text:p>-43.2269666528437</text:p>
          </table:table-cell>
          <table:table-cell office:value-type="float" office:value="-22.923077315616">
            <text:p>-22.92307731561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G</text:p>
          </table:table-cell>
          <table:table-cell table:style-name="ce2" office:value-type="string">
            <text:p>Rio Grande</text:p>
          </table:table-cell>
          <table:table-cell table:style-name="ce2" office:value-type="float" office:value="1206">
            <text:p>1206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787">
            <text:p>3787</text:p>
          </table:table-cell>
          <table:table-cell table:style-name="ce2" office:value-type="float" office:value="40415.6">
            <text:p>4041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415.6">
            <text:p>40415.6</text:p>
          </table:table-cell>
          <table:table-cell office:value-type="float" office:value="-52.1200075699825">
            <text:p>-52.1200075699825</text:p>
          </table:table-cell>
          <table:table-cell office:value-type="float" office:value="-32.0494791475728">
            <text:p>-32.049479147572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A</text:p>
          </table:table-cell>
          <table:table-cell table:style-name="ce2" office:value-type="string">
            <text:p>Salvador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2">
            <text:p>1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5387.39">
            <text:p>5387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87.39">
            <text:p>5387.39</text:p>
          </table:table-cell>
          <table:table-cell office:value-type="float" office:value="-38.4819332869392">
            <text:p>-38.4819332869392</text:p>
          </table:table-cell>
          <table:table-cell office:value-type="float" office:value="-12.9680260460448">
            <text:p>-12.96802604604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Z</text:p>
          </table:table-cell>
          <table:table-cell table:style-name="ce2" office:value-type="string">
            <text:p>Santos</text:p>
          </table:table-cell>
          <table:table-cell table:style-name="ce2" office:value-type="float" office:value="7048">
            <text:p>7048</text:p>
          </table:table-cell>
          <table:table-cell table:style-name="ce2" office:value-type="float" office:value="9741">
            <text:p>97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7302">
            <text:p>27302</text:p>
          </table:table-cell>
          <table:table-cell table:style-name="ce2" office:value-type="float" office:value="313670.15">
            <text:p>313670.15</text:p>
          </table:table-cell>
          <table:table-cell table:style-name="ce2" office:value-type="float" office:value="1465.33">
            <text:p>146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135.48">
            <text:p>315135.48</text:p>
          </table:table-cell>
          <table:table-cell office:value-type="float" office:value="-46.3348885150959">
            <text:p>-46.3348885150959</text:p>
          </table:table-cell>
          <table:table-cell office:value-type="float" office:value="-23.9517780748548">
            <text:p>-23.95177807485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FS</text:p>
          </table:table-cell>
          <table:table-cell table:style-name="ce2" office:value-type="string">
            <text:p>Sao Francisco do Sul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.07">
            <text:p>3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07">
            <text:p>39.07</text:p>
          </table:table-cell>
          <table:table-cell office:value-type="float" office:value="-48.5999898697731">
            <text:p>-48.5999898697731</text:p>
          </table:table-cell>
          <table:table-cell office:value-type="float" office:value="-26.2396012178619">
            <text:p>-26.239601217861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UA</text:p>
          </table:table-cell>
          <table:table-cell table:style-name="ce2" office:value-type="string">
            <text:p>Suape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1074">
            <text:p>10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33422.3">
            <text:p>3342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422.3">
            <text:p>33422.3</text:p>
          </table:table-cell>
          <table:table-cell office:value-type="float" office:value="-34.9590909832525">
            <text:p>-34.9590909832525</text:p>
          </table:table-cell>
          <table:table-cell office:value-type="float" office:value="-8.3602590504091">
            <text:p>-8.36025905040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VIX</text:p>
          </table:table-cell>
          <table:table-cell table:style-name="ce2" office:value-type="string">
            <text:p>Vitoria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174">
            <text:p>1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9261.2">
            <text:p>9261.2</text:p>
          </table:table-cell>
          <table:table-cell table:style-name="ce2" office:value-type="float" office:value="546.35">
            <text:p>546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807.55">
            <text:p>9807.55</text:p>
          </table:table-cell>
          <table:table-cell office:value-type="float" office:value="-40.3679421980796">
            <text:p>-40.3679421980796</text:p>
          </table:table-cell>
          <table:table-cell office:value-type="float" office:value="-20.3220474490691">
            <text:p>-20.322047449069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ARI</text:p>
          </table:table-cell>
          <table:table-cell table:style-name="ce2" office:value-type="string">
            <text:p>Aric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8.6">
            <text:p>148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">
            <text:p>148.6</text:p>
          </table:table-cell>
          <table:table-cell office:value-type="float" office:value="-70.2899837663443">
            <text:p>-70.2899837663443</text:p>
          </table:table-cell>
          <table:table-cell office:value-type="float" office:value="-18.5000219535081">
            <text:p>-18.500021953508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IQQ</text:p>
          </table:table-cell>
          <table:table-cell table:style-name="ce2" office:value-type="string">
            <text:p>Iqui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.51">
            <text:p>6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51">
            <text:p>63.51</text:p>
          </table:table-cell>
          <table:table-cell office:value-type="float" office:value="-70.1299676937525">
            <text:p>-70.1299676937525</text:p>
          </table:table-cell>
          <table:table-cell office:value-type="float" office:value="-20.2499926566401">
            <text:p>-20.24999265664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AI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209">
            <text:p>2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7643.98">
            <text:p>7643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3.98">
            <text:p>7643.98</text:p>
          </table:table-cell>
          <table:table-cell office:value-type="float" office:value="-71.6099807145918">
            <text:p>-71.6099807145918</text:p>
          </table:table-cell>
          <table:table-cell office:value-type="float" office:value="-33.5995137341674">
            <text:p>-33.59951373416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VE</text:p>
          </table:table-cell>
          <table:table-cell table:style-name="ce2" office:value-type="string">
            <text:p>San Vicent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.91">
            <text:p>101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.91">
            <text:p>101.91</text:p>
          </table:table-cell>
          <table:table-cell office:value-type="float" office:value="-73.1290227831561">
            <text:p>-73.1290227831561</text:p>
          </table:table-cell>
          <table:table-cell office:value-type="float" office:value="-36.7289219061324">
            <text:p>-36.728921906132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VAP</text:p>
          </table:table-cell>
          <table:table-cell table:style-name="ce2" office:value-type="string">
            <text:p>Valparaiso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25">
            <text:p>2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8160.26">
            <text:p>8160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60.26">
            <text:p>8160.26</text:p>
          </table:table-cell>
          <table:table-cell office:value-type="float" office:value="-71.6229594914989">
            <text:p>-71.6229594914989</text:p>
          </table:table-cell>
          <table:table-cell office:value-type="float" office:value="-33.0458186079742">
            <text:p>-33.045818607974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UN</text:p>
          </table:table-cell>
          <table:table-cell table:style-name="ce2" office:value-type="string">
            <text:p>Buenaventura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46.26">
            <text:p>1146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46.26">
            <text:p>1146.26</text:p>
          </table:table-cell>
          <table:table-cell office:value-type="float" office:value="-77.0504532862058">
            <text:p>-77.0504532862058</text:p>
          </table:table-cell>
          <table:table-cell office:value-type="float" office:value="3.87240242453805">
            <text:p>3.872402424538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PNM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4.99">
            <text:p>184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99">
            <text:p>184.99</text:p>
          </table:table-cell>
          <table:table-cell office:value-type="float" office:value="-83.0333402930879">
            <text:p>-83.0333402930879</text:p>
          </table:table-cell>
          <table:table-cell office:value-type="float" office:value="10.0000213815668">
            <text:p>10.000021381566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AQ</text:p>
          </table:table-cell>
          <table:table-cell table:style-name="ce2" office:value-type="string">
            <text:p>Barranquilla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4">
            <text:p>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2.04">
            <text:p>1252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52.04">
            <text:p>1252.04</text:p>
          </table:table-cell>
          <table:table-cell office:value-type="float" office:value="-74.8019127385819">
            <text:p>-74.8019127385819</text:p>
          </table:table-cell>
          <table:table-cell office:value-type="float" office:value="10.9619344846499">
            <text:p>10.96193448464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CTG</text:p>
          </table:table-cell>
          <table:table-cell table:style-name="ce2" office:value-type="string">
            <text:p>Cartagena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4088">
            <text:p>40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2057">
            <text:p>12057</text:p>
          </table:table-cell>
          <table:table-cell table:style-name="ce2" office:value-type="float" office:value="137440.08">
            <text:p>137440.08</text:p>
          </table:table-cell>
          <table:table-cell table:style-name="ce2" office:value-type="float" office:value="961.44">
            <text:p>961.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401.52">
            <text:p>138401.52</text:p>
          </table:table-cell>
          <table:table-cell office:value-type="float" office:value="-75.5163394150172">
            <text:p>-75.5163394150172</text:p>
          </table:table-cell>
          <table:table-cell office:value-type="float" office:value="10.4016844439575">
            <text:p>10.40168444395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SMR</text:p>
          </table:table-cell>
          <table:table-cell table:style-name="ce2" office:value-type="string">
            <text:p>Santa Mar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7.41">
            <text:p>67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.41">
            <text:p>67.41</text:p>
          </table:table-cell>
          <table:table-cell office:value-type="float" office:value="-74.2016571468938">
            <text:p>-74.2016571468938</text:p>
          </table:table-cell>
          <table:table-cell office:value-type="float" office:value="11.2472062367151">
            <text:p>11.247206236715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ESM</text:p>
          </table:table-cell>
          <table:table-cell table:style-name="ce2" office:value-type="string">
            <text:p>Esmeralda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71.16">
            <text:p>27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1.16">
            <text:p>271.16</text:p>
          </table:table-cell>
          <table:table-cell office:value-type="float" office:value="-79.6699796973714">
            <text:p>-79.6699796973714</text:p>
          </table:table-cell>
          <table:table-cell office:value-type="float" office:value="0.930419941100979">
            <text:p>0.93041994110097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GYE</text:p>
          </table:table-cell>
          <table:table-cell table:style-name="ce2" office:value-type="string">
            <text:p>Guayaquil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6069.21">
            <text:p>606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69.21">
            <text:p>6069.21</text:p>
          </table:table-cell>
          <table:table-cell office:value-type="float" office:value="-79.9219878118445">
            <text:p>-79.9219878118445</text:p>
          </table:table-cell>
          <table:table-cell office:value-type="float" office:value="-2.21808789496015">
            <text:p>-2.2180878949601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Guyana</text:p>
          </table:table-cell>
          <table:table-cell table:style-name="ce2" office:value-type="string">
            <text:p>GYGEO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5.65">
            <text:p>22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5">
            <text:p>225.65</text:p>
          </table:table-cell>
          <table:table-cell office:value-type="float" office:value="-58.1670286474806">
            <text:p>-58.1670286474806</text:p>
          </table:table-cell>
          <table:table-cell office:value-type="float" office:value="6.80197369275203">
            <text:p>6.8019736927520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araguay</text:p>
          </table:table-cell>
          <table:table-cell table:style-name="ce2" office:value-type="string">
            <text:p>PYASU</text:p>
          </table:table-cell>
          <table:table-cell table:style-name="ce2" office:value-type="string">
            <text:p>Asunci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10.45">
            <text:p>71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.45">
            <text:p>710.45</text:p>
          </table:table-cell>
          <table:table-cell office:value-type="float" office:value="-57.6434510279013">
            <text:p>-57.6434510279013</text:p>
          </table:table-cell>
          <table:table-cell office:value-type="float" office:value="-25.2944571170577">
            <text:p>-25.294457117057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CLL</text:p>
          </table:table-cell>
          <table:table-cell table:style-name="ce2" office:value-type="string">
            <text:p>Callao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322">
            <text:p>3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8153.03">
            <text:p>8153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53.03">
            <text:p>8153.03</text:p>
          </table:table-cell>
          <table:table-cell office:value-type="float" office:value="-77.1349664730773">
            <text:p>-77.1349664730773</text:p>
          </table:table-cell>
          <table:table-cell office:value-type="float" office:value="-12.0700268362948">
            <text:p>-12.07002683629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PAI</text:p>
          </table:table-cell>
          <table:table-cell table:style-name="ce2" office:value-type="string">
            <text:p>Pa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8.44">
            <text:p>6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44">
            <text:p>68.44</text:p>
          </table:table-cell>
          <table:table-cell office:value-type="float" office:value="-81.1200203874813">
            <text:p>-81.1200203874813</text:p>
          </table:table-cell>
          <table:table-cell office:value-type="float" office:value="-5.08998777376701">
            <text:p>-5.089987773767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Suriname</text:p>
          </table:table-cell>
          <table:table-cell table:style-name="ce2" office:value-type="string">
            <text:p>SRPBM</text:p>
          </table:table-cell>
          <table:table-cell table:style-name="ce2" office:value-type="string">
            <text:p>Paramarib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0.95">
            <text:p>22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.95">
            <text:p>220.95</text:p>
          </table:table-cell>
          <table:table-cell office:value-type="float" office:value="-55.1670308854244">
            <text:p>-55.1670308854244</text:p>
          </table:table-cell>
          <table:table-cell office:value-type="float" office:value="5.83503012992259">
            <text:p>5.8350301299225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Uruguay</text:p>
          </table:table-cell>
          <table:table-cell table:style-name="ce2" office:value-type="string">
            <text:p>UYMVD</text:p>
          </table:table-cell>
          <table:table-cell table:style-name="ce2" office:value-type="string">
            <text:p>Montevideo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038">
            <text:p>10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205">
            <text:p>3205</text:p>
          </table:table-cell>
          <table:table-cell table:style-name="ce2" office:value-type="float" office:value="32795.37">
            <text:p>32795.37</text:p>
          </table:table-cell>
          <table:table-cell table:style-name="ce2" office:value-type="float" office:value="179.39">
            <text:p>179.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974.76">
            <text:p>32974.76</text:p>
          </table:table-cell>
          <table:table-cell office:value-type="float" office:value="-56.172998147036">
            <text:p>-56.172998147036</text:p>
          </table:table-cell>
          <table:table-cell office:value-type="float" office:value="-34.8560957075907">
            <text:p>-34.856095707590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EGU</text:p>
          </table:table-cell>
          <table:table-cell table:style-name="ce2" office:value-type="string">
            <text:p>El Guamache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892.59">
            <text:p>1892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92.59">
            <text:p>1892.59</text:p>
          </table:table-cell>
          <table:table-cell office:value-type="float" office:value="-63.9045383673472">
            <text:p>-63.9045383673472</text:p>
          </table:table-cell>
          <table:table-cell office:value-type="float" office:value="10.7421577710067">
            <text:p>10.742157771006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T</text:p>
          </table:table-cell>
          <table:table-cell table:style-name="ce2" office:value-type="string">
            <text:p>Guanta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99.07">
            <text:p>1399.07</text:p>
          </table:table-cell>
          <table:table-cell table:style-name="ce2" office:value-type="float" office:value="125.3">
            <text:p>125.3</text:p>
          </table:table-cell>
          <table:table-cell table:style-name="ce2" office:value-type="float" office:value="8134">
            <text:p>81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58.37">
            <text:p>9658.37</text:p>
          </table:table-cell>
          <table:table-cell office:value-type="float" office:value="-64.5971126025722">
            <text:p>-64.5971126025722</text:p>
          </table:table-cell>
          <table:table-cell office:value-type="float" office:value="10.2392778022501">
            <text:p>10.239277802250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B</text:p>
          </table:table-cell>
          <table:table-cell table:style-name="ce2" office:value-type="string">
            <text:p>Guarano Ba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27.5">
            <text:p>327.5</text:p>
          </table:table-cell>
          <table:table-cell table:style-name="ce2" office:value-type="float" office:value="1706.79">
            <text:p>1706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4.29">
            <text:p>2034.29</text:p>
          </table:table-cell>
          <table:table-cell office:value-type="float" office:value="-70.1709008503897">
            <text:p>-70.1709008503897</text:p>
          </table:table-cell>
          <table:table-cell office:value-type="float" office:value="11.5875756162952">
            <text:p>11.587575616295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LAG</text:p>
          </table:table-cell>
          <table:table-cell table:style-name="ce2" office:value-type="string">
            <text:p>La Guaira</text:p>
          </table:table-cell>
          <table:table-cell table:style-name="ce2" office:value-type="float" office:value="995">
            <text:p>995</text:p>
          </table:table-cell>
          <table:table-cell table:style-name="ce2" office:value-type="float" office:value="1529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44359.01">
            <text:p>44359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359.01">
            <text:p>44359.01</text:p>
          </table:table-cell>
          <table:table-cell office:value-type="float" office:value="-66.9397540770238">
            <text:p>-66.9397540770238</text:p>
          </table:table-cell>
          <table:table-cell office:value-type="float" office:value="10.59992319069">
            <text:p>10.5999231906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MAR</text:p>
          </table:table-cell>
          <table:table-cell table:style-name="ce2" office:value-type="string">
            <text:p>Maracaib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88.45">
            <text:p>1188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88.45">
            <text:p>1188.45</text:p>
          </table:table-cell>
          <table:table-cell office:value-type="float" office:value="-71.661923521447">
            <text:p>-71.661923521447</text:p>
          </table:table-cell>
          <table:table-cell office:value-type="float" office:value="10.7319226845186">
            <text:p>10.731922684518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PBL</text:p>
          </table:table-cell>
          <table:table-cell table:style-name="ce2" office:value-type="string">
            <text:p>Puerto Cabello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4337.95">
            <text:p>4337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7.95">
            <text:p>4337.95</text:p>
          </table:table-cell>
          <table:table-cell office:value-type="float" office:value="-68.1700098080024">
            <text:p>-68.1700098080024</text:p>
          </table:table-cell>
          <table:table-cell office:value-type="float" office:value="10.4704319447199">
            <text:p>10.470431944719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Brunei</text:p>
          </table:table-cell>
          <table:table-cell table:style-name="ce2" office:value-type="string">
            <text:p>BNMUA</text:p>
          </table:table-cell>
          <table:table-cell table:style-name="ce2" office:value-type="string">
            <text:p>Muara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71.27">
            <text:p>471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1.27">
            <text:p>471.27</text:p>
          </table:table-cell>
          <table:table-cell office:value-type="float" office:value="115.071572478663">
            <text:p>115.071572478663</text:p>
          </table:table-cell>
          <table:table-cell office:value-type="float" office:value="5.02432413331519">
            <text:p>5.0243241333151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KOS</text:p>
          </table:table-cell>
          <table:table-cell table:style-name="ce2" office:value-type="string">
            <text:p>Kompongso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57.36">
            <text:p>357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.36">
            <text:p>357.36</text:p>
          </table:table-cell>
          <table:table-cell office:value-type="float" office:value="103.507767057118">
            <text:p>103.507767057118</text:p>
          </table:table-cell>
          <table:table-cell office:value-type="float" office:value="10.6460249568474">
            <text:p>10.646024956847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PNH</text:p>
          </table:table-cell>
          <table:table-cell table:style-name="ce2" office:value-type="string">
            <text:p>Phnom Penh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62">
            <text:p>3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62">
            <text:p>37.62</text:p>
          </table:table-cell>
          <table:table-cell office:value-type="float" office:value="104.914688621186">
            <text:p>104.914688621186</text:p>
          </table:table-cell>
          <table:table-cell office:value-type="float" office:value="11.5519759885584">
            <text:p>11.551975988558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SIH</text:p>
          </table:table-cell>
          <table:table-cell table:style-name="ce2" office:value-type="string">
            <text:p>Sihanoukvil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.02">
            <text:p>5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7.02">
            <text:p>57.02</text:p>
          </table:table-cell>
          <table:table-cell office:value-type="float" office:value="103.50604223146">
            <text:p>103.50604223146</text:p>
          </table:table-cell>
          <table:table-cell office:value-type="float" office:value="10.6221037566878">
            <text:p>10.622103756687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AQG</text:p>
          </table:table-cell>
          <table:table-cell table:style-name="ce2" office:value-type="string">
            <text:p>Anqing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">
            <text:p>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BHY</text:p>
          </table:table-cell>
          <table:table-cell table:style-name="ce2" office:value-type="string">
            <text:p>Beiha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SX</text:p>
          </table:table-cell>
          <table:table-cell table:style-name="ce2" office:value-type="string">
            <text:p>Changs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3.93">
            <text:p>3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3.93">
            <text:p>36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GU</text:p>
          </table:table-cell>
          <table:table-cell table:style-name="ce2" office:value-type="string">
            <text:p>Changsh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6">
            <text:p>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6839.26">
            <text:p>16839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839.26">
            <text:p>16839.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AN</text:p>
          </table:table-cell>
          <table:table-cell table:style-name="ce2" office:value-type="string">
            <text:p>Chefo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7.85">
            <text:p>13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7.85">
            <text:p>13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TU</text:p>
          </table:table-cell>
          <table:table-cell table:style-name="ce2" office:value-type="string">
            <text:p>Chengd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LJ</text:p>
          </table:table-cell>
          <table:table-cell table:style-name="ce2" office:value-type="string">
            <text:p>Chenglinj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08.39">
            <text:p>250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08.39">
            <text:p>2508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WN</text:p>
          </table:table-cell>
          <table:table-cell table:style-name="ce2" office:value-type="string">
            <text:p>Chiwa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55">
            <text:p>3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10529.93">
            <text:p>10529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529.93">
            <text:p>10529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KG</text:p>
          </table:table-cell>
          <table:table-cell table:style-name="ce2" office:value-type="string">
            <text:p>Chongqing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56">
            <text:p>4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4552.87">
            <text:p>14552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52.87">
            <text:p>14552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LC</text:p>
          </table:table-cell>
          <table:table-cell table:style-name="ce2" office:value-type="string">
            <text:p>Dali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6320.81">
            <text:p>6320.81</text:p>
          </table:table-cell>
          <table:table-cell table:style-name="ce2" office:value-type="float" office:value="1277.86">
            <text:p>1277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98.67">
            <text:p>7598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GG</text:p>
          </table:table-cell>
          <table:table-cell table:style-name="ce2" office:value-type="string">
            <text:p>Dongguan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.82">
            <text:p>24.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82">
            <text:p>24.8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FOC</text:p>
          </table:table-cell>
          <table:table-cell table:style-name="ce2" office:value-type="string">
            <text:p>Fuzho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7.85">
            <text:p>38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.85">
            <text:p>38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AN</text:p>
          </table:table-cell>
          <table:table-cell table:style-name="ce2" office:value-type="string">
            <text:p>Guangzho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12.56">
            <text:p>51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2.56">
            <text:p>512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AK</text:p>
          </table:table-cell>
          <table:table-cell table:style-name="ce2" office:value-type="string">
            <text:p>Haik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8.25">
            <text:p>148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25">
            <text:p>148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GH</text:p>
          </table:table-cell>
          <table:table-cell table:style-name="ce2" office:value-type="string">
            <text:p>Hang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.12">
            <text:p>14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.12">
            <text:p>14.1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HKHKG</text:p>
          </table:table-cell>
          <table:table-cell table:style-name="ce2" office:value-type="string">
            <text:p>Hong Kong</text:p>
          </table:table-cell>
          <table:table-cell table:style-name="ce2" office:value-type="float" office:value="7464">
            <text:p>7464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837">
            <text:p>837</text:p>
          </table:table-cell>
          <table:table-cell table:style-name="ce2" office:value-type="float" office:value="33147">
            <text:p>33147</text:p>
          </table:table-cell>
          <table:table-cell table:style-name="ce2" office:value-type="float" office:value="381590.34">
            <text:p>381590.34</text:p>
          </table:table-cell>
          <table:table-cell table:style-name="ce2" office:value-type="float" office:value="2962.1">
            <text:p>296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4552.44">
            <text:p>384552.44</text:p>
          </table:table-cell>
          <table:table-cell table:style-name="ce7" office:value-type="string">
            <text:p>114.1849161</text:p>
          </table:table-cell>
          <table:table-cell table:style-name="ce7" office:value-type="string">
            <text:p>22.3506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UA</text:p>
          </table:table-cell>
          <table:table-cell table:style-name="ce2" office:value-type="string">
            <text:p>Huangpu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201.22">
            <text:p>920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01.22">
            <text:p>9201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MN</text:p>
          </table:table-cell>
          <table:table-cell table:style-name="ce2" office:value-type="string">
            <text:p>Jiangmen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087.9">
            <text:p>1087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87.9">
            <text:p>1087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GZ</text:p>
          </table:table-cell>
          <table:table-cell table:style-name="ce2" office:value-type="string">
            <text:p>Jingzhou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IU</text:p>
          </table:table-cell>
          <table:table-cell table:style-name="ce2" office:value-type="string">
            <text:p>Jiuji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23">
            <text:p>20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3">
            <text:p>20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ZU</text:p>
          </table:table-cell>
          <table:table-cell table:style-name="ce2" office:value-type="string">
            <text:p>Ji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.3">
            <text:p>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3">
            <text:p>4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LYG</text:p>
          </table:table-cell>
          <table:table-cell table:style-name="ce2" office:value-type="string">
            <text:p>Lianyung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1.53">
            <text:p>961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1.53">
            <text:p>961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KHN</text:p>
          </table:table-cell>
          <table:table-cell table:style-name="ce2" office:value-type="string">
            <text:p>Nanch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206.25">
            <text:p>2206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6.25">
            <text:p>2206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AH</text:p>
          </table:table-cell>
          <table:table-cell table:style-name="ce2" office:value-type="string">
            <text:p>Nanhai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2.73">
            <text:p>932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2.73">
            <text:p>932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KG</text:p>
          </table:table-cell>
          <table:table-cell table:style-name="ce2" office:value-type="string">
            <text:p>Nanjin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300.85">
            <text:p>1300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0.85">
            <text:p>1300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SA</text:p>
          </table:table-cell>
          <table:table-cell table:style-name="ce2" office:value-type="string">
            <text:p>Nansha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358">
            <text:p>235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53">
            <text:p>4953</text:p>
          </table:table-cell>
          <table:table-cell table:style-name="ce2" office:value-type="float" office:value="69247.64">
            <text:p>69247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247.64">
            <text:p>69247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TG</text:p>
          </table:table-cell>
          <table:table-cell table:style-name="ce2" office:value-type="string">
            <text:p>Nanto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.14">
            <text:p>60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.14">
            <text:p>60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BO</text:p>
          </table:table-cell>
          <table:table-cell table:style-name="ce2" office:value-type="string">
            <text:p>Ningbo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4491">
            <text:p>4491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14301">
            <text:p>14301</text:p>
          </table:table-cell>
          <table:table-cell table:style-name="ce2" office:value-type="float" office:value="86439.09">
            <text:p>86439.09</text:p>
          </table:table-cell>
          <table:table-cell table:style-name="ce2" office:value-type="float" office:value="2316.18">
            <text:p>2316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755.27">
            <text:p>88755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O</text:p>
          </table:table-cell>
          <table:table-cell table:style-name="ce2" office:value-type="string">
            <text:p>Qingdao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878">
            <text:p>878</text:p>
          </table:table-cell>
          <table:table-cell table:style-name="ce2" office:value-type="float" office:value="8177">
            <text:p>8177</text:p>
          </table:table-cell>
          <table:table-cell table:style-name="ce2" office:value-type="float" office:value="60260.79">
            <text:p>60260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260.79">
            <text:p>60260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HA</text:p>
          </table:table-cell>
          <table:table-cell table:style-name="ce2" office:value-type="string">
            <text:p>Qinhuangda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ZJ</text:p>
          </table:table-cell>
          <table:table-cell table:style-name="ce2" office:value-type="string">
            <text:p>Quan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6">
            <text:p>37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6">
            <text:p>3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ROQ</text:p>
          </table:table-cell>
          <table:table-cell table:style-name="ce2" office:value-type="string">
            <text:p>Rongqi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4.61">
            <text:p>79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4.61">
            <text:p>79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JQ</text:p>
          </table:table-cell>
          <table:table-cell table:style-name="ce2" office:value-type="string">
            <text:p>Sanshui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571.28">
            <text:p>357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1.28">
            <text:p>3571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G</text:p>
          </table:table-cell>
          <table:table-cell table:style-name="ce2" office:value-type="string">
            <text:p>Sha Gang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5147.55">
            <text:p>514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47.55">
            <text:p>5147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A</text:p>
          </table:table-cell>
          <table:table-cell table:style-name="ce2" office:value-type="string">
            <text:p>Shanghai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16995">
            <text:p>16995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5587">
            <text:p>5587</text:p>
          </table:table-cell>
          <table:table-cell table:style-name="ce2" office:value-type="float" office:value="5618">
            <text:p>5618</text:p>
          </table:table-cell>
          <table:table-cell table:style-name="ce2" office:value-type="float" office:value="506819.28">
            <text:p>506819.28</text:p>
          </table:table-cell>
          <table:table-cell table:style-name="ce2" office:value-type="float" office:value="1796">
            <text:p>17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8615.28">
            <text:p>508615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U</text:p>
          </table:table-cell>
          <table:table-cell table:style-name="ce2" office:value-type="string">
            <text:p>Shekou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735">
            <text:p>273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703">
            <text:p>5703</text:p>
          </table:table-cell>
          <table:table-cell table:style-name="ce2" office:value-type="float" office:value="75536.18">
            <text:p>75536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536.18">
            <text:p>75536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UD</text:p>
          </table:table-cell>
          <table:table-cell table:style-name="ce2" office:value-type="string">
            <text:p>Shund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61">
            <text:p>20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61">
            <text:p>20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G</text:p>
          </table:table-cell>
          <table:table-cell table:style-name="ce2" office:value-type="string">
            <text:p>Taican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358.48">
            <text:p>235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58.48">
            <text:p>2358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P</text:p>
          </table:table-cell>
          <table:table-cell table:style-name="ce2" office:value-type="string">
            <text:p>Taipi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041.3">
            <text:p>3041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1.3">
            <text:p>3041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ZO</text:p>
          </table:table-cell>
          <table:table-cell table:style-name="ce2" office:value-type="string">
            <text:p>Tai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.8">
            <text:p>7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.8">
            <text:p>78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XG</text:p>
          </table:table-cell>
          <table:table-cell table:style-name="ce2" office:value-type="string">
            <text:p>Tianjinxingang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2126.37">
            <text:p>52126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126.37">
            <text:p>52126.3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EI</text:p>
          </table:table-cell>
          <table:table-cell table:style-name="ce2" office:value-type="string">
            <text:p>Weihai Shandong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8.59">
            <text:p>48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.59">
            <text:p>48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H</text:p>
          </table:table-cell>
          <table:table-cell table:style-name="ce2" office:value-type="string">
            <text:p>Wuha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58.36">
            <text:p>45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8.36">
            <text:p>458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HI</text:p>
          </table:table-cell>
          <table:table-cell table:style-name="ce2" office:value-type="string">
            <text:p>Wuh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838.29">
            <text:p>1838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8.29">
            <text:p>1838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X</text:p>
          </table:table-cell>
          <table:table-cell table:style-name="ce2" office:value-type="string">
            <text:p>Wux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2.3">
            <text:p>43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2.3">
            <text:p>432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Z</text:p>
          </table:table-cell>
          <table:table-cell table:style-name="ce2" office:value-type="string">
            <text:p>W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.7">
            <text:p>112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7">
            <text:p>112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MN</text:p>
          </table:table-cell>
          <table:table-cell table:style-name="ce2" office:value-type="string">
            <text:p>Xiamen (Xian)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81488.22">
            <text:p>8148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488.22">
            <text:p>81488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IL</text:p>
          </table:table-cell>
          <table:table-cell table:style-name="ce2" office:value-type="string">
            <text:p>Xiaol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GG</text:p>
          </table:table-cell>
          <table:table-cell table:style-name="ce2" office:value-type="string">
            <text:p>Xing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0.16">
            <text:p>230.16</text:p>
          </table:table-cell>
          <table:table-cell table:style-name="ce2" office:value-type="float" office:value="1312">
            <text:p>13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2.16">
            <text:p>1542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ZH</text:p>
          </table:table-cell>
          <table:table-cell table:style-name="ce2" office:value-type="string">
            <text:p>Yang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8614.69">
            <text:p>8614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14.69">
            <text:p>8614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NT</text:p>
          </table:table-cell>
          <table:table-cell table:style-name="ce2" office:value-type="string">
            <text:p>Yanta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98.5">
            <text:p>998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8.5">
            <text:p>998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TI</text:p>
          </table:table-cell>
          <table:table-cell table:style-name="ce2" office:value-type="string">
            <text:p>Yantian Huangdong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516">
            <text:p>1516</text:p>
          </table:table-cell>
          <table:table-cell table:style-name="ce2" office:value-type="float" office:value="12051.22">
            <text:p>1205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051.22">
            <text:p>12051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JG</text:p>
          </table:table-cell>
          <table:table-cell table:style-name="ce2" office:value-type="string">
            <text:p>Zhangjiagan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5">
            <text:p>4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11018.01">
            <text:p>11018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18.01">
            <text:p>11018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A</text:p>
          </table:table-cell>
          <table:table-cell table:style-name="ce2" office:value-type="string">
            <text:p>Zhanjia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.72">
            <text:p>55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.72">
            <text:p>55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E</text:p>
          </table:table-cell>
          <table:table-cell table:style-name="ce2" office:value-type="string">
            <text:p>Zhenji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474.73">
            <text:p>147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4.73">
            <text:p>1474.7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PN</text:p>
          </table:table-cell>
          <table:table-cell table:style-name="ce2" office:value-type="string">
            <text:p>Balikpapan, Kalimant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116.8619171</text:p>
          </table:table-cell>
          <table:table-cell table:style-name="ce7" office:value-type="string">
            <text:p>-1.23706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LW</text:p>
          </table:table-cell>
          <table:table-cell table:style-name="ce2" office:value-type="string">
            <text:p>Belawan, Sumatr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9.83">
            <text:p>34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9.83">
            <text:p>349.83</text:p>
          </table:table-cell>
          <table:table-cell table:style-name="ce7" office:value-type="string">
            <text:p>98.6918036</text:p>
          </table:table-cell>
          <table:table-cell table:style-name="ce7" office:value-type="string">
            <text:p>3.782761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JKT</text:p>
          </table:table-cell>
          <table:table-cell table:style-name="ce2" office:value-type="string">
            <text:p>Jakarta, Java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31193.1">
            <text:p>31193.1</text:p>
          </table:table-cell>
          <table:table-cell table:style-name="ce2" office:value-type="float" office:value="2255">
            <text:p>22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448.1">
            <text:p>33448.1</text:p>
          </table:table-cell>
          <table:table-cell table:style-name="ce7" office:value-type="string">
            <text:p>106.8271436</text:p>
          </table:table-cell>
          <table:table-cell table:style-name="ce7" office:value-type="string">
            <text:p>-6.175316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DG</text:p>
          </table:table-cell>
          <table:table-cell table:style-name="ce2" office:value-type="string">
            <text:p>Padang, Sumatr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9.48">
            <text:p>99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48">
            <text:p>99.48</text:p>
          </table:table-cell>
          <table:table-cell table:style-name="ce7" office:value-type="string">
            <text:p>100.3587</text:p>
          </table:table-cell>
          <table:table-cell table:style-name="ce7" office:value-type="string">
            <text:p>-0.943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NJ</text:p>
          </table:table-cell>
          <table:table-cell table:style-name="ce2" office:value-type="string">
            <text:p>Panj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9">
            <text:p>1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9">
            <text:p>10.9</text:p>
          </table:table-cell>
          <table:table-cell table:style-name="ce7" office:value-type="string">
            <text:p>105.31546</text:p>
          </table:table-cell>
          <table:table-cell table:style-name="ce7" office:value-type="string">
            <text:p>-5.4614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RG</text:p>
          </table:table-cell>
          <table:table-cell table:style-name="ce2" office:value-type="string">
            <text:p>Semarang, Java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13.55">
            <text:p>813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3.55">
            <text:p>813.55</text:p>
          </table:table-cell>
          <table:table-cell table:style-name="ce7" office:value-type="string">
            <text:p>110.4099145</text:p>
          </table:table-cell>
          <table:table-cell table:style-name="ce7" office:value-type="string">
            <text:p> -6.983403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UB</text:p>
          </table:table-cell>
          <table:table-cell table:style-name="ce2" office:value-type="string">
            <text:p>Surabaya, Java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41">
            <text:p>1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663.31">
            <text:p>6663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63.31">
            <text:p>6663.31</text:p>
          </table:table-cell>
          <table:table-cell table:style-name="ce7" office:value-type="string">
            <text:p>112.7559</text:p>
          </table:table-cell>
          <table:table-cell table:style-name="ce7" office:value-type="string">
            <text:p>-7.238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AXT</text:p>
          </table:table-cell>
          <table:table-cell table:style-name="ce2" office:value-type="string">
            <text:p>Akita, Akit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6.65">
            <text:p>136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65">
            <text:p>136.65</text:p>
          </table:table-cell>
          <table:table-cell office:value-type="string">
            <text:p>140.2647955</text:p>
          </table:table-cell>
          <table:table-cell office:value-type="string">
            <text:p>39.65695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HE</text:p>
          </table:table-cell>
          <table:table-cell table:style-name="ce2" office:value-type="string">
            <text:p>Hachinohe, Aomor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1.51">
            <text:p>491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1.51">
            <text:p>491.51</text:p>
          </table:table-cell>
          <table:table-cell office:value-type="string">
            <text:p>141.4886035</text:p>
          </table:table-cell>
          <table:table-cell office:value-type="string">
            <text:p>40.5128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KT</text:p>
          </table:table-cell>
          <table:table-cell table:style-name="ce2" office:value-type="string">
            <text:p>Hakata, Fukuoka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540.84">
            <text:p>1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0.84">
            <text:p>1540.84</text:p>
          </table:table-cell>
          <table:table-cell office:value-type="string">
            <text:p>130.4206777</text:p>
          </table:table-cell>
          <table:table-cell office:value-type="string">
            <text:p>33.59011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IJ</text:p>
          </table:table-cell>
          <table:table-cell table:style-name="ce2" office:value-type="string">
            <text:p>Hiroshima, Hiroshim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0.57">
            <text:p>350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57">
            <text:p>350.57</text:p>
          </table:table-cell>
          <table:table-cell office:value-type="string">
            <text:p>132.4518156</text:p>
          </table:table-cell>
          <table:table-cell office:value-type="string">
            <text:p>34.39160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MB</text:p>
          </table:table-cell>
          <table:table-cell table:style-name="ce2" office:value-type="string">
            <text:p>Imabari, Ehi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6.35">
            <text:p>3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5">
            <text:p>36.35</text:p>
          </table:table-cell>
          <table:table-cell office:value-type="string">
            <text:p>132.993352</text:p>
          </table:table-cell>
          <table:table-cell office:value-type="string">
            <text:p>34.0646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SS</text:p>
          </table:table-cell>
          <table:table-cell table:style-name="ce2" office:value-type="string">
            <text:p>Ishikariwan-Shinko, Hokkaid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.49">
            <text:p>8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.49">
            <text:p>87.49</text:p>
          </table:table-cell>
          <table:table-cell office:value-type="string">
            <text:p>141.3155531</text:p>
          </table:table-cell>
          <table:table-cell office:value-type="string">
            <text:p>43.171396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NZ</text:p>
          </table:table-cell>
          <table:table-cell table:style-name="ce2" office:value-type="string">
            <text:p>Kanazawa, Ishikawa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.94">
            <text:p>81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94">
            <text:p>81.94</text:p>
          </table:table-cell>
          <table:table-cell office:value-type="string">
            <text:p>136.6568791</text:p>
          </table:table-cell>
          <table:table-cell office:value-type="string">
            <text:p>36.56162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UKB</text:p>
          </table:table-cell>
          <table:table-cell table:style-name="ce2" office:value-type="string">
            <text:p>Kobe, Hyogo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44">
            <text:p>5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32">
            <text:p>1732</text:p>
          </table:table-cell>
          <table:table-cell table:style-name="ce2" office:value-type="float" office:value="22393.61">
            <text:p>22393.61</text:p>
          </table:table-cell>
          <table:table-cell table:style-name="ce2" office:value-type="float" office:value="126">
            <text:p>1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19.61">
            <text:p>22519.61</text:p>
          </table:table-cell>
          <table:table-cell office:value-type="string">
            <text:p>135.1342504</text:p>
          </table:table-cell>
          <table:table-cell office:value-type="string">
            <text:p>34.72533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MJ</text:p>
          </table:table-cell>
          <table:table-cell table:style-name="ce2" office:value-type="string">
            <text:p>Kumamoto, Kumamoto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8">
            <text:p>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8">
            <text:p>17.8</text:p>
          </table:table-cell>
          <table:table-cell office:value-type="string">
            <text:p>130.733333</text:p>
          </table:table-cell>
          <table:table-cell office:value-type="string">
            <text:p>32.7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MOJ</text:p>
          </table:table-cell>
          <table:table-cell table:style-name="ce2" office:value-type="string">
            <text:p>Moji, Fukuok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.88">
            <text:p>210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0.88">
            <text:p>210.88</text:p>
          </table:table-cell>
          <table:table-cell office:value-type="string">
            <text:p>130.9408</text:p>
          </table:table-cell>
          <table:table-cell office:value-type="string">
            <text:p>33.906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S</text:p>
          </table:table-cell>
          <table:table-cell table:style-name="ce2" office:value-type="string">
            <text:p>Nagasaki, Nagasak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40.62">
            <text:p>240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62">
            <text:p>240.62</text:p>
          </table:table-cell>
          <table:table-cell office:value-type="string">
            <text:p>129.8666669</text:p>
          </table:table-cell>
          <table:table-cell office:value-type="string">
            <text:p>32.7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O</text:p>
          </table:table-cell>
          <table:table-cell table:style-name="ce2" office:value-type="string">
            <text:p>Nagoya, Aichi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15530.41">
            <text:p>15530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530.41">
            <text:p>15530.41</text:p>
          </table:table-cell>
          <table:table-cell office:value-type="string">
            <text:p>136.9</text:p>
          </table:table-cell>
          <table:table-cell office:value-type="string">
            <text:p>35.1833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AH</text:p>
          </table:table-cell>
          <table:table-cell table:style-name="ce2" office:value-type="string">
            <text:p>Naha, Okinaw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4.31">
            <text:p>14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31">
            <text:p>144.31</text:p>
          </table:table-cell>
          <table:table-cell office:value-type="string">
            <text:p>127.6791918</text:p>
          </table:table-cell>
          <table:table-cell office:value-type="string">
            <text:p>26.212470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IJ</text:p>
          </table:table-cell>
          <table:table-cell table:style-name="ce2" office:value-type="string">
            <text:p>Niigata, Niiga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4.61">
            <text:p>15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.61">
            <text:p>154.61</text:p>
          </table:table-cell>
          <table:table-cell office:value-type="string">
            <text:p>139.025524</text:p>
          </table:table-cell>
          <table:table-cell office:value-type="string">
            <text:p>37.847596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IT</text:p>
          </table:table-cell>
          <table:table-cell table:style-name="ce2" office:value-type="string">
            <text:p>Oita, O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61.02">
            <text:p>561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1.02">
            <text:p>561.02</text:p>
          </table:table-cell>
          <table:table-cell office:value-type="string">
            <text:p>131.60761</text:p>
          </table:table-cell>
          <table:table-cell office:value-type="string">
            <text:p>33.2404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SA</text:p>
          </table:table-cell>
          <table:table-cell table:style-name="ce2" office:value-type="string">
            <text:p>Osaka, Osak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94">
            <text:p>1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7701.04">
            <text:p>770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1.04">
            <text:p>7701.04</text:p>
          </table:table-cell>
          <table:table-cell office:value-type="string">
            <text:p>135.502135</text:p>
          </table:table-cell>
          <table:table-cell office:value-type="string">
            <text:p>34.6938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KT</text:p>
          </table:table-cell>
          <table:table-cell table:style-name="ce2" office:value-type="string">
            <text:p>Sakata, Yamag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.45">
            <text:p>3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45">
            <text:p>30.45</text:p>
          </table:table-cell>
          <table:table-cell office:value-type="string">
            <text:p>139.836328</text:p>
          </table:table-cell>
          <table:table-cell office:value-type="string">
            <text:p>38.914443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MZ</text:p>
          </table:table-cell>
          <table:table-cell table:style-name="ce2" office:value-type="string">
            <text:p>Shimizu, Shizuok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3595.63">
            <text:p>359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5.63">
            <text:p>3595.63</text:p>
          </table:table-cell>
          <table:table-cell office:value-type="string">
            <text:p>138.5010</text:p>
          </table:table-cell>
          <table:table-cell office:value-type="string">
            <text:p>35.01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S</text:p>
          </table:table-cell>
          <table:table-cell table:style-name="ce2" office:value-type="string">
            <text:p>Tokushima, Tokushi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.16">
            <text:p>74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.16">
            <text:p>74.16</text:p>
          </table:table-cell>
          <table:table-cell office:value-type="string">
            <text:p>134.5550322</text:p>
          </table:table-cell>
          <table:table-cell office:value-type="string">
            <text:p>34.069831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Y</text:p>
          </table:table-cell>
          <table:table-cell table:style-name="ce2" office:value-type="string">
            <text:p>Tokuyama, Yamagu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7.3">
            <text:p>337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7.3">
            <text:p>337.3</text:p>
          </table:table-cell>
          <table:table-cell office:value-type="string">
            <text:p>131.802131</text:p>
          </table:table-cell>
          <table:table-cell office:value-type="string">
            <text:p>34.0510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YO</text:p>
          </table:table-cell>
          <table:table-cell table:style-name="ce2" office:value-type="string">
            <text:p>Tokyo,Tokyo</text:p>
          </table:table-cell>
          <table:table-cell table:style-name="ce2" office:value-type="float" office:value="1216">
            <text:p>1216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3471.04">
            <text:p>5347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71.04">
            <text:p>53471.04</text:p>
          </table:table-cell>
          <table:table-cell office:value-type="string">
            <text:p>139.7685224</text:p>
          </table:table-cell>
          <table:table-cell office:value-type="string">
            <text:p>35.68007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MK</text:p>
          </table:table-cell>
          <table:table-cell table:style-name="ce2" office:value-type="string">
            <text:p>Tomakomai, Hokkaido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130.34">
            <text:p>3130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30.34">
            <text:p>3130.34</text:p>
          </table:table-cell>
          <table:table-cell office:value-type="string">
            <text:p>141.6054999</text:p>
          </table:table-cell>
          <table:table-cell office:value-type="string">
            <text:p>42.634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YOK</text:p>
          </table:table-cell>
          <table:table-cell table:style-name="ce2" office:value-type="string">
            <text:p>Yokohama, Kanagawa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98">
            <text:p>3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4105.31">
            <text:p>14105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105.31">
            <text:p>14105.31</text:p>
          </table:table-cell>
          <table:table-cell office:value-type="string">
            <text:p>139.6421049</text:p>
          </table:table-cell>
          <table:table-cell office:value-type="string">
            <text:p>35.44495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TU</text:p>
          </table:table-cell>
          <table:table-cell table:style-name="ce2" office:value-type="string">
            <text:p>Bintulu, Sarawa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39">
            <text:p>110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39">
            <text:p>110.39</text:p>
          </table:table-cell>
          <table:table-cell office:value-type="float" office:value="113.035983845066">
            <text:p>113.035983845066</text:p>
          </table:table-cell>
          <table:table-cell office:value-type="float" office:value="3.16640748993797">
            <text:p>3.1664074899379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KI</text:p>
          </table:table-cell>
          <table:table-cell table:style-name="ce2" office:value-type="string">
            <text:p>Kota Kinabalu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21.03">
            <text:p>42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1.03">
            <text:p>421.03</text:p>
          </table:table-cell>
          <table:table-cell office:value-type="float" office:value="116.110008096381">
            <text:p>116.110008096381</text:p>
          </table:table-cell>
          <table:table-cell office:value-type="float" office:value="5.9799825225013">
            <text:p>5.97998252250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UA</text:p>
          </table:table-cell>
          <table:table-cell table:style-name="ce2" office:value-type="string">
            <text:p>Kuantan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46.3">
            <text:p>5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6.3">
            <text:p>546.3</text:p>
          </table:table-cell>
          <table:table-cell office:value-type="float" office:value="103.32003942771">
            <text:p>103.32003942771</text:p>
          </table:table-cell>
          <table:table-cell office:value-type="float" office:value="3.82995871878177">
            <text:p>3.8299587187817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CH</text:p>
          </table:table-cell>
          <table:table-cell table:style-name="ce2" office:value-type="string">
            <text:p>Kuching, Sarawa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.86">
            <text:p>81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86">
            <text:p>81.86</text:p>
          </table:table-cell>
          <table:table-cell office:value-type="float" office:value="110.329999144535">
            <text:p>110.329999144535</text:p>
          </table:table-cell>
          <table:table-cell office:value-type="float" office:value="1.5299699085511">
            <text:p>1.5299699085511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LBU</text:p>
          </table:table-cell>
          <table:table-cell table:style-name="ce2" office:value-type="string">
            <text:p>Labuan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6">
            <text:p>9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6">
            <text:p>92.6</text:p>
          </table:table-cell>
          <table:table-cell office:value-type="float" office:value="115.242249263267">
            <text:p>115.242249263267</text:p>
          </table:table-cell>
          <table:table-cell office:value-type="float" office:value="5.26985481038909">
            <text:p>5.269854810389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GU</text:p>
          </table:table-cell>
          <table:table-cell table:style-name="ce2" office:value-type="string">
            <text:p>Pasir Gudang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0.84">
            <text:p>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0.84">
            <text:p>540.84</text:p>
          </table:table-cell>
          <table:table-cell office:value-type="float" office:value="103.878668407827">
            <text:p>103.878668407827</text:p>
          </table:table-cell>
          <table:table-cell office:value-type="float" office:value="1.45369133580192">
            <text:p>1.453691335801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EN</text:p>
          </table:table-cell>
          <table:table-cell table:style-name="ce2" office:value-type="string">
            <text:p>Penang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548.73">
            <text:p>4548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48.73">
            <text:p>4548.73</text:p>
          </table:table-cell>
          <table:table-cell office:value-type="float" office:value="100.287781720403">
            <text:p>100.287781720403</text:p>
          </table:table-cell>
          <table:table-cell office:value-type="float" office:value="5.38050398908165">
            <text:p>5.380503989081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KG</text:p>
          </table:table-cell>
          <table:table-cell table:style-name="ce2" office:value-type="string">
            <text:p>Port Kelang</text:p>
          </table:table-cell>
          <table:table-cell table:style-name="ce2" office:value-type="float" office:value="4393">
            <text:p>4393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902">
            <text:p>90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865">
            <text:p>16865</text:p>
          </table:table-cell>
          <table:table-cell table:style-name="ce2" office:value-type="float" office:value="202312.23">
            <text:p>202312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2312.23">
            <text:p>202312.23</text:p>
          </table:table-cell>
          <table:table-cell office:value-type="float" office:value="101.301754958323">
            <text:p>101.301754958323</text:p>
          </table:table-cell>
          <table:table-cell office:value-type="float" office:value="2.9422080003955">
            <text:p>2.94220800039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DK</text:p>
          </table:table-cell>
          <table:table-cell table:style-name="ce2" office:value-type="string">
            <text:p>Sandakan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79">
            <text:p>204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79">
            <text:p>204.79</text:p>
          </table:table-cell>
          <table:table-cell office:value-type="float" office:value="118.107973998081">
            <text:p>118.107973998081</text:p>
          </table:table-cell>
          <table:table-cell office:value-type="float" office:value="5.84296246227939">
            <text:p>5.8429624622793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BW</text:p>
          </table:table-cell>
          <table:table-cell table:style-name="ce2" office:value-type="string">
            <text:p>Sibu, Sarawak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.09">
            <text:p>63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09">
            <text:p>63.09</text:p>
          </table:table-cell>
          <table:table-cell office:value-type="float" office:value="111.843033405608">
            <text:p>111.843033405608</text:p>
          </table:table-cell>
          <table:table-cell office:value-type="float" office:value="2.30297182098917">
            <text:p>2.30297182098917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PP</text:p>
          </table:table-cell>
          <table:table-cell table:style-name="ce2" office:value-type="string">
            <text:p>Tanjong Pelepa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642.77">
            <text:p>2642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2.77">
            <text:p>2642.77</text:p>
          </table:table-cell>
          <table:table-cell office:value-type="float" office:value="103.545713679279">
            <text:p>103.545713679279</text:p>
          </table:table-cell>
          <table:table-cell office:value-type="float" office:value="1.3570015300596">
            <text:p>1.357001530059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WU</text:p>
          </table:table-cell>
          <table:table-cell table:style-name="ce2" office:value-type="string">
            <text:p>Tawau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6.21">
            <text:p>206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21">
            <text:p>206.21</text:p>
          </table:table-cell>
          <table:table-cell office:value-type="float" office:value="117.89599727282">
            <text:p>117.89599727282</text:p>
          </table:table-cell>
          <table:table-cell office:value-type="float" office:value="4.2709653919606">
            <text:p>4.270965391960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yanmar</text:p>
          </table:table-cell>
          <table:table-cell table:style-name="ce2" office:value-type="string">
            <text:p>MMRGN</text:p>
          </table:table-cell>
          <table:table-cell table:style-name="ce2" office:value-type="string">
            <text:p>Yango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48.39">
            <text:p>34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8.39">
            <text:p>348.39</text:p>
          </table:table-cell>
          <table:table-cell office:value-type="float" office:value="96.1647317526619">
            <text:p>96.1647317526619</text:p>
          </table:table-cell>
          <table:table-cell office:value-type="float" office:value="16.7852999631888">
            <text:p>16.785299963188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GY</text:p>
          </table:table-cell>
          <table:table-cell table:style-name="ce2" office:value-type="string">
            <text:p>Cagayan de Oro, Mindana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39.52">
            <text:p>239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52">
            <text:p>239.52</text:p>
          </table:table-cell>
          <table:table-cell office:value-type="float" office:value="124.685298623759">
            <text:p>124.685298623759</text:p>
          </table:table-cell>
          <table:table-cell office:value-type="float" office:value="8.45083945610492">
            <text:p>8.4508394561049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EB</text:p>
          </table:table-cell>
          <table:table-cell table:style-name="ce2" office:value-type="string">
            <text:p>Cebu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25.32">
            <text:p>625.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5.32">
            <text:p>625.32</text:p>
          </table:table-cell>
          <table:table-cell office:value-type="float" office:value="123.898129376471">
            <text:p>123.898129376471</text:p>
          </table:table-cell>
          <table:table-cell office:value-type="float" office:value="10.3219218707148">
            <text:p>10.321921870714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DVO</text:p>
          </table:table-cell>
          <table:table-cell table:style-name="ce2" office:value-type="string">
            <text:p>Davao, Mindana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4.13">
            <text:p>104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4.13">
            <text:p>104.13</text:p>
          </table:table-cell>
          <table:table-cell office:value-type="float" office:value="125.628049623873">
            <text:p>125.628049623873</text:p>
          </table:table-cell>
          <table:table-cell office:value-type="float" office:value="7.11196276425676">
            <text:p>7.1119627642567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MNL</text:p>
          </table:table-cell>
          <table:table-cell table:style-name="ce2" office:value-type="string">
            <text:p>Manila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045.18">
            <text:p>304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5.18">
            <text:p>3045.18</text:p>
          </table:table-cell>
          <table:table-cell office:value-type="float" office:value="120.980271303542">
            <text:p>120.980271303542</text:p>
          </table:table-cell>
          <table:table-cell office:value-type="float" office:value="14.6061048134405">
            <text:p>14.606104813440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ingapore</text:p>
          </table:table-cell>
          <table:table-cell table:style-name="ce2" office:value-type="string">
            <text:p>SGSIN</text:p>
          </table:table-cell>
          <table:table-cell table:style-name="ce2" office:value-type="string">
            <text:p>Singapore</text:p>
          </table:table-cell>
          <table:table-cell table:style-name="ce2" office:value-type="float" office:value="20457">
            <text:p>20457</text:p>
          </table:table-cell>
          <table:table-cell table:style-name="ce2" office:value-type="float" office:value="21545">
            <text:p>21545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64483">
            <text:p>64483</text:p>
          </table:table-cell>
          <table:table-cell table:style-name="ce2" office:value-type="float" office:value="849346.62">
            <text:p>849346.62</text:p>
          </table:table-cell>
          <table:table-cell table:style-name="ce2" office:value-type="float" office:value="1824.12">
            <text:p>1824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51170.74">
            <text:p>851170.74</text:p>
          </table:table-cell>
          <table:table-cell office:value-type="float" office:value="103.853874819099">
            <text:p>103.853874819099</text:p>
          </table:table-cell>
          <table:table-cell office:value-type="float" office:value="1.29497932510594">
            <text:p>1.2949793251059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KWY</text:p>
          </table:table-cell>
          <table:table-cell table:style-name="ce2" office:value-type="string">
            <text:p>Gwangyang (Kwangyang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.56">
            <text:p>86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.56">
            <text:p>86.56</text:p>
          </table:table-cell>
          <table:table-cell office:value-type="float" office:value="127.603159406381">
            <text:p>127.603159406381</text:p>
          </table:table-cell>
          <table:table-cell office:value-type="float" office:value="34.8981154500522">
            <text:p>34.8981154500522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INC</text:p>
          </table:table-cell>
          <table:table-cell table:style-name="ce2" office:value-type="string">
            <text:p>Incheon (Inchon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6.97">
            <text:p>136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7">
            <text:p>136.97</text:p>
          </table:table-cell>
          <table:table-cell office:value-type="float" office:value="126.640287579607">
            <text:p>126.640287579607</text:p>
          </table:table-cell>
          <table:table-cell office:value-type="float" office:value="37.4780937458236">
            <text:p>37.478093745823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PUS</text:p>
          </table:table-cell>
          <table:table-cell table:style-name="ce2" office:value-type="string">
            <text:p>Pusan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26496">
            <text:p>26496</text:p>
          </table:table-cell>
          <table:table-cell table:style-name="ce2" office:value-type="float" office:value="284012.55">
            <text:p>28401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012.55">
            <text:p>284012.55</text:p>
          </table:table-cell>
          <table:table-cell office:value-type="float" office:value="129.00810170722">
            <text:p>129.00810170722</text:p>
          </table:table-cell>
          <table:table-cell office:value-type="float" office:value="35.0969987751109">
            <text:p>35.096998775110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SEL</text:p>
          </table:table-cell>
          <table:table-cell table:style-name="ce2" office:value-type="string">
            <text:p>Seou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6.59">
            <text:p>186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6.59">
            <text:p>186.59</text:p>
          </table:table-cell>
          <table:table-cell office:value-type="float" office:value="126.997785138202">
            <text:p>126.997785138202</text:p>
          </table:table-cell>
          <table:table-cell office:value-type="float" office:value="37.5682949583889">
            <text:p>37.56829495838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HH</text:p>
          </table:table-cell>
          <table:table-cell table:style-name="ce2" office:value-type="string">
            <text:p>Kaohsiung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2752">
            <text:p>275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084">
            <text:p>8084</text:p>
          </table:table-cell>
          <table:table-cell table:style-name="ce2" office:value-type="float" office:value="101187.45">
            <text:p>10118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187.45">
            <text:p>101187.45</text:p>
          </table:table-cell>
          <table:table-cell office:value-type="float" office:value="120.266601928">
            <text:p>120.266601928</text:p>
          </table:table-cell>
          <table:table-cell office:value-type="float" office:value="22.6333071075">
            <text:p>22.633307107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EL</text:p>
          </table:table-cell>
          <table:table-cell table:style-name="ce2" office:value-type="string">
            <text:p>Keelung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5">
            <text:p>3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3439.69">
            <text:p>13439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39.69">
            <text:p>13439.69</text:p>
          </table:table-cell>
          <table:table-cell office:value-type="float" office:value="121.733282429">
            <text:p>121.733282429</text:p>
          </table:table-cell>
          <table:table-cell office:value-type="float" office:value="25.1332578725">
            <text:p>25.133257872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XG</text:p>
          </table:table-cell>
          <table:table-cell table:style-name="ce2" office:value-type="string">
            <text:p>Taichung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543.94">
            <text:p>1543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3.94">
            <text:p>1543.94</text:p>
          </table:table-cell>
          <table:table-cell office:value-type="float" office:value="120.681667032">
            <text:p>120.681667032</text:p>
          </table:table-cell>
          <table:table-cell office:value-type="float" office:value="24.1520774526">
            <text:p>24.1520774526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YN</text:p>
          </table:table-cell>
          <table:table-cell table:style-name="ce2" office:value-type="string">
            <text:p>Taoyuan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88.9">
            <text:p>788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9">
            <text:p>788.9</text:p>
          </table:table-cell>
          <table:table-cell office:value-type="float" office:value="121.311111111111">
            <text:p>121.311111111111</text:p>
          </table:table-cell>
          <table:table-cell office:value-type="float" office:value="24.9888888888889">
            <text:p>24.9888888888889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BKK</text:p>
          </table:table-cell>
          <table:table-cell table:style-name="ce2" office:value-type="string">
            <text:p>Bangkok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8">
            <text:p>1218</text:p>
          </table:table-cell>
          <table:table-cell table:style-name="ce2" office:value-type="float" office:value="17725.08">
            <text:p>17725.0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725.08">
            <text:p>17725.08</text:p>
          </table:table-cell>
          <table:table-cell office:value-type="float" office:value="100.514698793695">
            <text:p>100.514698793695</text:p>
          </table:table-cell>
          <table:table-cell office:value-type="float" office:value="13.751945064088">
            <text:p>13.751945064088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KTY</text:p>
          </table:table-cell>
          <table:table-cell table:style-name="ce2" office:value-type="string">
            <text:p>Khlong Toe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1.7">
            <text:p>161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1.7">
            <text:p>161.7</text:p>
          </table:table-cell>
          <table:table-cell table:style-name="ce7" office:value-type="float" office:value="100.6313">
            <text:p>100.6313</text:p>
          </table:table-cell>
          <table:table-cell table:style-name="ce10" office:value-type="float" office:value="13.7524">
            <text:p>13.752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MC</text:p>
          </table:table-cell>
          <table:table-cell table:style-name="ce2" office:value-type="string">
            <text:p>Laem Chaban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style-name="ce7" office:value-type="float" office:value="100.9152266">
            <text:p>100.9152266</text:p>
          </table:table-cell>
          <table:table-cell table:style-name="ce7" office:value-type="float" office:value="13.0970555">
            <text:p>13.097055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KR</text:p>
          </table:table-cell>
          <table:table-cell table:style-name="ce2" office:value-type="string">
            <text:p>Lat Krabang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1.81">
            <text:p>731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1.81">
            <text:p>731.81</text:p>
          </table:table-cell>
          <table:table-cell office:value-type="float" office:value="100.7485509">
            <text:p>100.7485509</text:p>
          </table:table-cell>
          <table:table-cell office:value-type="float" office:value="13.7275338">
            <text:p>13.72753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SGZ</text:p>
          </table:table-cell>
          <table:table-cell table:style-name="ce2" office:value-type="string">
            <text:p>Songkhla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470.6">
            <text:p>147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0.6">
            <text:p>1470.6</text:p>
          </table:table-cell>
          <table:table-cell office:value-type="float" office:value="100.5981483">
            <text:p>100.5981483</text:p>
          </table:table-cell>
          <table:table-cell office:value-type="float" office:value="7.1979038">
            <text:p>7.1979038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CLI</text:p>
          </table:table-cell>
          <table:table-cell table:style-name="ce2" office:value-type="string">
            <text:p>Cat La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2.09">
            <text:p>13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09">
            <text:p>132.09</text:p>
          </table:table-cell>
          <table:table-cell office:value-type="float" office:value="106.789071739588">
            <text:p>106.789071739588</text:p>
          </table:table-cell>
          <table:table-cell office:value-type="float" office:value="10.7587559798713">
            <text:p>10.7587559798713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DAD</text:p>
          </table:table-cell>
          <table:table-cell table:style-name="ce2" office:value-type="string">
            <text:p>Da N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52.56">
            <text:p>95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56">
            <text:p>952.56</text:p>
          </table:table-cell>
          <table:table-cell office:value-type="float" office:value="108.249971068354">
            <text:p>108.249971068354</text:p>
          </table:table-cell>
          <table:table-cell office:value-type="float" office:value="16.0600390817865">
            <text:p>16.060039081786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HPH</text:p>
          </table:table-cell>
          <table:table-cell table:style-name="ce2" office:value-type="string">
            <text:p>Haiphong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54">
            <text:p>1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401.3">
            <text:p>4401.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14.3">
            <text:p>4414.3</text:p>
          </table:table-cell>
          <table:table-cell office:value-type="float" office:value="106.678146873147">
            <text:p>106.678146873147</text:p>
          </table:table-cell>
          <table:table-cell office:value-type="float" office:value="20.8319521848845">
            <text:p>20.8319521848845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SGN</text:p>
          </table:table-cell>
          <table:table-cell table:style-name="ce2" office:value-type="string">
            <text:p>Ho Chi Minh City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5">
            <text:p>2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1">
            <text:p>961</text:p>
          </table:table-cell>
          <table:table-cell table:style-name="ce2" office:value-type="float" office:value="17027.3">
            <text:p>17027.3</text:p>
          </table:table-cell>
          <table:table-cell table:style-name="ce2" office:value-type="float" office:value="212">
            <text:p>2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239.3">
            <text:p>17239.3</text:p>
          </table:table-cell>
          <table:table-cell office:value-type="float" office:value="106.693081362079">
            <text:p>106.693081362079</text:p>
          </table:table-cell>
          <table:table-cell office:value-type="float" office:value="10.7819713091934">
            <text:p>10.7819713091934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VUT</text:p>
          </table:table-cell>
          <table:table-cell table:style-name="ce2" office:value-type="string">
            <text:p>Vung Tau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5.88">
            <text:p>495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5.88">
            <text:p>495.88</text:p>
          </table:table-cell>
          <table:table-cell office:value-type="float" office:value="107.084977578766">
            <text:p>107.084977578766</text:p>
          </table:table-cell>
          <table:table-cell office:value-type="float" office:value="10.3553743682219">
            <text:p>10.3553743682219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CGP</text:p>
          </table:table-cell>
          <table:table-cell table:style-name="ce2" office:value-type="string">
            <text:p>Chittagong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69">
            <text:p>1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7700.02">
            <text:p>770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0.02">
            <text:p>7700.02</text:p>
          </table:table-cell>
          <table:table-cell table:style-name="ce7" office:value-type="string">
            <text:p>91.8412863</text:p>
          </table:table-cell>
          <table:table-cell table:style-name="ce7" office:value-type="string">
            <text:p>22.330799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DAC</text:p>
          </table:table-cell>
          <table:table-cell table:style-name="ce2" office:value-type="string">
            <text:p>Dhak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9.21">
            <text:p>23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21">
            <text:p>239.21</text:p>
          </table:table-cell>
          <table:table-cell table:style-name="ce7" office:value-type="string">
            <text:p>90.4098792</text:p>
          </table:table-cell>
          <table:table-cell table:style-name="ce7" office:value-type="string">
            <text:p>23.728216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MGL</text:p>
          </table:table-cell>
          <table:table-cell table:style-name="ce2" office:value-type="string">
            <text:p>Mongl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.34">
            <text:p>32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.34">
            <text:p>32.34</text:p>
          </table:table-cell>
          <table:table-cell table:style-name="ce7" office:value-type="string">
            <text:p>89.5954957</text:p>
          </table:table-cell>
          <table:table-cell table:style-name="ce7" office:value-type="string">
            <text:p>22.49869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AMD</text:p>
          </table:table-cell>
          <table:table-cell table:style-name="ce2" office:value-type="string">
            <text:p>Ahmedab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33.73">
            <text:p>433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.73">
            <text:p>433.73</text:p>
          </table:table-cell>
          <table:table-cell office:value-type="string">
            <text:p>72.5797068</text:p>
          </table:table-cell>
          <table:table-cell office:value-type="string">
            <text:p>23.02162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PAV</text:p>
          </table:table-cell>
          <table:table-cell table:style-name="ce2" office:value-type="string">
            <text:p>Albert Victo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.6">
            <text:p>3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6">
            <text:p>30.6</text:p>
          </table:table-cell>
          <table:table-cell office:value-type="string">
            <text:p>71.5519</text:p>
          </table:table-cell>
          <table:table-cell office:value-type="string">
            <text:p>21.01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LR</text:p>
          </table:table-cell>
          <table:table-cell table:style-name="ce2" office:value-type="string">
            <text:p>Bangalore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0.9">
            <text:p>190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0.9">
            <text:p>1900.9</text:p>
          </table:table-cell>
          <table:table-cell office:value-type="string">
            <text:p>77.5903608</text:p>
          </table:table-cell>
          <table:table-cell office:value-type="string">
            <text:p>12.979399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OK</text:p>
          </table:table-cell>
          <table:table-cell table:style-name="ce2" office:value-type="string">
            <text:p>Cochi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36.96">
            <text:p>143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36.96">
            <text:p>1436.96</text:p>
          </table:table-cell>
          <table:table-cell office:value-type="string">
            <text:p>76.2538</text:p>
          </table:table-cell>
          <table:table-cell office:value-type="string">
            <text:p>9.962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DEL</text:p>
          </table:table-cell>
          <table:table-cell table:style-name="ce2" office:value-type="string">
            <text:p>Delh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0.8">
            <text:p>29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8">
            <text:p>290.8</text:p>
          </table:table-cell>
          <table:table-cell office:value-type="string">
            <text:p>77.2494606</text:p>
          </table:table-cell>
          <table:table-cell office:value-type="string">
            <text:p>28.6313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GOA</text:p>
          </table:table-cell>
          <table:table-cell table:style-name="ce2" office:value-type="string">
            <text:p>G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office:value-type="string">
            <text:p>73.8282633</text:p>
          </table:table-cell>
          <table:table-cell office:value-type="string">
            <text:p>15.49932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AL</text:p>
          </table:table-cell>
          <table:table-cell table:style-name="ce2" office:value-type="string">
            <text:p>Haldia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668.53">
            <text:p>5668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68.53">
            <text:p>5668.53</text:p>
          </table:table-cell>
          <table:table-cell office:value-type="string">
            <text:p>88.0608274</text:p>
          </table:table-cell>
          <table:table-cell office:value-type="string">
            <text:p>22.035539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YD</text:p>
          </table:table-cell>
          <table:table-cell table:style-name="ce2" office:value-type="string">
            <text:p>Hyderabad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84.31">
            <text:p>78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4.31">
            <text:p>784.31</text:p>
          </table:table-cell>
          <table:table-cell office:value-type="string">
            <text:p>78.4565</text:p>
          </table:table-cell>
          <table:table-cell office:value-type="string">
            <text:p>17.38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JAI</text:p>
          </table:table-cell>
          <table:table-cell table:style-name="ce2" office:value-type="string">
            <text:p>Jaipur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3.06">
            <text:p>133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3.06">
            <text:p>133.06</text:p>
          </table:table-cell>
          <table:table-cell office:value-type="string">
            <text:p>75.8204056</text:p>
          </table:table-cell>
          <table:table-cell office:value-type="string">
            <text:p>26.916129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SA</text:p>
          </table:table-cell>
          <table:table-cell table:style-name="ce2" office:value-type="string">
            <text:p>Jawaharlal Neru (Nhava Sheva)</text:p>
          </table:table-cell>
          <table:table-cell table:style-name="ce2" office:value-type="float" office:value="4198">
            <text:p>4198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276">
            <text:p>15276</text:p>
          </table:table-cell>
          <table:table-cell table:style-name="ce2" office:value-type="float" office:value="185291.96">
            <text:p>18529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291.96">
            <text:p>185291.96</text:p>
          </table:table-cell>
          <table:table-cell office:value-type="string">
            <text:p>72.9530</text:p>
          </table:table-cell>
          <table:table-cell office:value-type="string">
            <text:p>18.95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IXY</text:p>
          </table:table-cell>
          <table:table-cell table:style-name="ce2" office:value-type="string">
            <text:p>Kand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">
            <text:p>1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513.8">
            <text:p>1513.8</text:p>
          </table:table-cell>
          <table:table-cell office:value-type="string">
            <text:p>70.2096164</text:p>
          </table:table-cell>
          <table:table-cell office:value-type="string">
            <text:p>23.01775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KNU</text:p>
          </table:table-cell>
          <table:table-cell table:style-name="ce2" office:value-type="string">
            <text:p>Kanpu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.16">
            <text:p>206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16">
            <text:p>206.16</text:p>
          </table:table-cell>
          <table:table-cell office:value-type="string">
            <text:p>80.3221409</text:p>
          </table:table-cell>
          <table:table-cell office:value-type="string">
            <text:p>26.46102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CU</text:p>
          </table:table-cell>
          <table:table-cell table:style-name="ce2" office:value-type="string">
            <text:p>Kolkata (Calcutta)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5884.06">
            <text:p>5884.06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76.06">
            <text:p>6076.06</text:p>
          </table:table-cell>
          <table:table-cell office:value-type="string">
            <text:p>88.3462999</text:p>
          </table:table-cell>
          <table:table-cell office:value-type="string">
            <text:p>22.56874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LUH</text:p>
          </table:table-cell>
          <table:table-cell table:style-name="ce2" office:value-type="string">
            <text:p>Ludhian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34.94">
            <text:p>534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.94">
            <text:p>534.94</text:p>
          </table:table-cell>
          <table:table-cell office:value-type="string">
            <text:p>75.8515476</text:p>
          </table:table-cell>
          <table:table-cell office:value-type="string">
            <text:p>30.90903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AA</text:p>
          </table:table-cell>
          <table:table-cell table:style-name="ce2" office:value-type="string">
            <text:p>Madras (Cennai)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27727.15">
            <text:p>27727.15</text:p>
          </table:table-cell>
          <table:table-cell table:style-name="ce2" office:value-type="float" office:value="1223">
            <text:p>12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50.15">
            <text:p>28950.15</text:p>
          </table:table-cell>
          <table:table-cell office:value-type="string">
            <text:p>80.281807</text:p>
          </table:table-cell>
          <table:table-cell office:value-type="string">
            <text:p>13.080425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RM</text:p>
          </table:table-cell>
          <table:table-cell table:style-name="ce2" office:value-type="string">
            <text:p>Mormuga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8.34">
            <text:p>8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.34">
            <text:p>88.34</text:p>
          </table:table-cell>
          <table:table-cell office:value-type="string">
            <text:p>73.7929825</text:p>
          </table:table-cell>
          <table:table-cell office:value-type="string">
            <text:p>15.408153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OM</text:p>
          </table:table-cell>
          <table:table-cell table:style-name="ce2" office:value-type="string">
            <text:p>Mumbay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3.28">
            <text:p>183.28</text:p>
          </table:table-cell>
          <table:table-cell table:style-name="ce2" office:value-type="float" office:value="3301">
            <text:p>33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4.28">
            <text:p>3484.28</text:p>
          </table:table-cell>
          <table:table-cell office:value-type="string">
            <text:p>72.8327112</text:p>
          </table:table-cell>
          <table:table-cell office:value-type="string">
            <text:p>18.95238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007</text:p>
          </table:table-cell>
          <table:table-cell table:style-name="ce2" office:value-type="string">
            <text:p>Mundr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.86">
            <text:p>54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86">
            <text:p>54.86</text:p>
          </table:table-cell>
          <table:table-cell office:value-type="string">
            <text:p>69.7238104</text:p>
          </table:table-cell>
          <table:table-cell office:value-type="string">
            <text:p>22.83960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AG</text:p>
          </table:table-cell>
          <table:table-cell table:style-name="ce2" office:value-type="string">
            <text:p>Nagpu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3.8">
            <text:p>8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8">
            <text:p>83.8</text:p>
          </table:table-cell>
          <table:table-cell office:value-type="string">
            <text:p>79.0798136</text:p>
          </table:table-cell>
          <table:table-cell office:value-type="string">
            <text:p>21.144430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TUT</text:p>
          </table:table-cell>
          <table:table-cell table:style-name="ce2" office:value-type="string">
            <text:p>Tuticorin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2595.97">
            <text:p>2595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95.97">
            <text:p>2595.97</text:p>
          </table:table-cell>
          <table:table-cell office:value-type="string">
            <text:p>78.1451873</text:p>
          </table:table-cell>
          <table:table-cell office:value-type="string">
            <text:p>8.805370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VTZ</text:p>
          </table:table-cell>
          <table:table-cell table:style-name="ce2" office:value-type="string">
            <text:p>Vishakhapatnam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18">
            <text:p>1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2915.64">
            <text:p>291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5.64">
            <text:p>2915.64</text:p>
          </table:table-cell>
          <table:table-cell office:value-type="string">
            <text:p>83.3012842</text:p>
          </table:table-cell>
          <table:table-cell office:value-type="string">
            <text:p>17.723127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KHI</text:p>
          </table:table-cell>
          <table:table-cell table:style-name="ce2" office:value-type="string">
            <text:p>Karachi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1369.24">
            <text:p>11369.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69.24">
            <text:p>11369.24</text:p>
          </table:table-cell>
          <table:table-cell table:style-name="ce7" office:value-type="string">
            <text:p>67.031789</text:p>
          </table:table-cell>
          <table:table-cell table:style-name="ce7" office:value-type="string">
            <text:p>24.87415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BQM</text:p>
          </table:table-cell>
          <table:table-cell table:style-name="ce2" office:value-type="string">
            <text:p>Muhammad Bin Qasim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34">
            <text:p>2434</text:p>
          </table:table-cell>
          <table:table-cell table:style-name="ce2" office:value-type="float" office:value="34359.58">
            <text:p>34359.5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359.58">
            <text:p>34359.58</text:p>
          </table:table-cell>
          <table:table-cell table:style-name="ce7" office:value-type="string">
            <text:p>67.3352</text:p>
          </table:table-cell>
          <table:table-cell table:style-name="ce7" office:value-type="string">
            <text:p>24.785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Sri Lanka</text:p>
          </table:table-cell>
          <table:table-cell table:style-name="ce2" office:value-type="string">
            <text:p>LKCMB</text:p>
          </table:table-cell>
          <table:table-cell table:style-name="ce2" office:value-type="string">
            <text:p>Colombo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21478.22">
            <text:p>2147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478.22">
            <text:p>21478.22</text:p>
          </table:table-cell>
          <table:table-cell table:style-name="ce7" office:value-type="string">
            <text:p>79.8532704</text:p>
          </table:table-cell>
          <table:table-cell table:style-name="ce7" office:value-type="string">
            <text:p>6.93428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Bahrain</text:p>
          </table:table-cell>
          <table:table-cell table:style-name="ce2" office:value-type="string">
            <text:p>BHBAH</text:p>
          </table:table-cell>
          <table:table-cell table:style-name="ce2" office:value-type="string">
            <text:p>Bahrain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87.2">
            <text:p>8387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87.2">
            <text:p>8387.2</text:p>
          </table:table-cell>
          <table:table-cell table:style-name="ce7" office:value-type="string">
            <text:p>50.6831</text:p>
          </table:table-cell>
          <table:table-cell table:style-name="ce7" office:value-type="string">
            <text:p>26.203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ND</text:p>
          </table:table-cell>
          <table:table-cell table:style-name="ce2" office:value-type="string">
            <text:p>Bandar Abbas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62">
            <text:p>6762</text:p>
          </table:table-cell>
          <table:table-cell table:style-name="ce2" office:value-type="float" office:value="72524.23">
            <text:p>72524.23</text:p>
          </table:table-cell>
          <table:table-cell table:style-name="ce2" office:value-type="float" office:value="2812.1">
            <text:p>281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336.33">
            <text:p>75336.33</text:p>
          </table:table-cell>
          <table:table-cell table:style-name="ce7" office:value-type="string">
            <text:p>56.2766447</text:p>
          </table:table-cell>
          <table:table-cell table:style-name="ce7" office:value-type="string">
            <text:p>27.178121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KM</text:p>
          </table:table-cell>
          <table:table-cell table:style-name="ce2" office:value-type="string">
            <text:p>Bandar Khomein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05">
            <text:p>21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05">
            <text:p>21.05</text:p>
          </table:table-cell>
          <table:table-cell table:style-name="ce7" office:value-type="string">
            <text:p>49.0794798</text:p>
          </table:table-cell>
          <table:table-cell table:style-name="ce7" office:value-type="string">
            <text:p>30.432790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UZ</text:p>
          </table:table-cell>
          <table:table-cell table:style-name="ce2" office:value-type="string">
            <text:p>Busheh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65.57">
            <text:p>765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5.57">
            <text:p>765.57</text:p>
          </table:table-cell>
          <table:table-cell table:style-name="ce7" office:value-type="string">
            <text:p>50.840501</text:p>
          </table:table-cell>
          <table:table-cell table:style-name="ce7" office:value-type="string">
            <text:p>28.968205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KHO</text:p>
          </table:table-cell>
          <table:table-cell table:style-name="ce2" office:value-type="string">
            <text:p>Khorramshahr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.95">
            <text:p>16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0.95">
            <text:p>160.95</text:p>
          </table:table-cell>
          <table:table-cell table:style-name="ce7" office:value-type="string">
            <text:p>48.1780063</text:p>
          </table:table-cell>
          <table:table-cell table:style-name="ce7" office:value-type="string">
            <text:p>30.433202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q</text:p>
          </table:table-cell>
          <table:table-cell table:style-name="ce2" office:value-type="string">
            <text:p>IQUQR</text:p>
          </table:table-cell>
          <table:table-cell table:style-name="ce2" office:value-type="string">
            <text:p>Umm Qasr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4790.57">
            <text:p>4790.57</text:p>
          </table:table-cell>
          <table:table-cell table:style-name="ce2" office:value-type="float" office:value="115">
            <text:p>1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5.57">
            <text:p>4905.57</text:p>
          </table:table-cell>
          <table:table-cell table:style-name="ce7" office:value-type="string">
            <text:p>47.9338959</text:p>
          </table:table-cell>
          <table:table-cell table:style-name="ce7" office:value-type="string">
            <text:p>30.047002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ASH</text:p>
          </table:table-cell>
          <table:table-cell table:style-name="ce2" office:value-type="string">
            <text:p>Ashdod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3604">
            <text:p>3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23595.33">
            <text:p>12359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962">
            <text:p>37962</text:p>
          </table:table-cell>
          <table:table-cell table:style-name="ce2" office:value-type="float" office:value="161557.33">
            <text:p>161557.33</text:p>
          </table:table-cell>
          <table:table-cell table:style-name="ce7" office:value-type="string">
            <text:p>34.6463</text:p>
          </table:table-cell>
          <table:table-cell table:style-name="ce7" office:value-type="string">
            <text:p>31.798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HFA</text:p>
          </table:table-cell>
          <table:table-cell table:style-name="ce2" office:value-type="string">
            <text:p>Haifa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359">
            <text:p>235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857">
            <text:p>6857</text:p>
          </table:table-cell>
          <table:table-cell table:style-name="ce2" office:value-type="float" office:value="84747.91">
            <text:p>84747.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87897.91">
            <text:p>87897.91</text:p>
          </table:table-cell>
          <table:table-cell table:style-name="ce7" office:value-type="string">
            <text:p>34.9983856</text:p>
          </table:table-cell>
          <table:table-cell table:style-name="ce7" office:value-type="string">
            <text:p>32.819121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B</text:p>
          </table:table-cell>
          <table:table-cell table:style-name="ce2" office:value-type="string">
            <text:p>Aqaba</text:p>
          </table:table-cell>
          <table:table-cell table:style-name="ce2" office:value-type="float" office:value="2237">
            <text:p>2237</text:p>
          </table:table-cell>
          <table:table-cell table:style-name="ce2" office:value-type="float" office:value="1509">
            <text:p>15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69134.42">
            <text:p>69134.42</text:p>
          </table:table-cell>
          <table:table-cell table:style-name="ce2" office:value-type="float" office:value="3317.16">
            <text:p>3317.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451.58">
            <text:p>72451.58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J</text:p>
          </table:table-cell>
          <table:table-cell table:style-name="ce2" office:value-type="string">
            <text:p>Aqaba (El Aqaba)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3913.57">
            <text:p>391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13.57">
            <text:p>3913.57</text:p>
          </table:table-cell>
          <table:table-cell table:style-name="ce7" office:value-type="string">
            <text:p>35.0028</text:p>
          </table:table-cell>
          <table:table-cell table:style-name="ce7" office:value-type="string">
            <text:p>29.52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KWI</text:p>
          </table:table-cell>
          <table:table-cell table:style-name="ce2" office:value-type="string">
            <text:p>Kuwai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90.35">
            <text:p>1490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0.35">
            <text:p>1490.35</text:p>
          </table:table-cell>
          <table:table-cell table:style-name="ce7" office:value-type="string">
            <text:p>47.9735629</text:p>
          </table:table-cell>
          <table:table-cell table:style-name="ce7" office:value-type="string">
            <text:p>29.37970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AA</text:p>
          </table:table-cell>
          <table:table-cell table:style-name="ce2" office:value-type="string">
            <text:p>Shuaib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1">
            <text:p>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777.6">
            <text:p>277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6">
            <text:p>2777.6</text:p>
          </table:table-cell>
          <table:table-cell table:style-name="ce7" office:value-type="string">
            <text:p>48.1604</text:p>
          </table:table-cell>
          <table:table-cell table:style-name="ce7" office:value-type="string">
            <text:p>29.057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WK</text:p>
          </table:table-cell>
          <table:table-cell table:style-name="ce2" office:value-type="string">
            <text:p>Shuwaikh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329">
            <text:p>13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09">
            <text:p>3109</text:p>
          </table:table-cell>
          <table:table-cell table:style-name="ce2" office:value-type="float" office:value="36113.93">
            <text:p>3611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13.93">
            <text:p>36113.93</text:p>
          </table:table-cell>
          <table:table-cell table:style-name="ce7" office:value-type="string">
            <text:p>47.9345</text:p>
          </table:table-cell>
          <table:table-cell table:style-name="ce7" office:value-type="string">
            <text:p>29.348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Lebanon</text:p>
          </table:table-cell>
          <table:table-cell table:style-name="ce2" office:value-type="string">
            <text:p>LBBEY</text:p>
          </table:table-cell>
          <table:table-cell table:style-name="ce2" office:value-type="string">
            <text:p>Beirut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63">
            <text:p>4663</text:p>
          </table:table-cell>
          <table:table-cell table:style-name="ce2" office:value-type="float" office:value="57701.57">
            <text:p>57701.57</text:p>
          </table:table-cell>
          <table:table-cell table:style-name="ce2" office:value-type="float" office:value="3768.54">
            <text:p>376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96">
            <text:p>32996</text:p>
          </table:table-cell>
          <table:table-cell table:style-name="ce2" office:value-type="float" office:value="94466.11">
            <text:p>94466.11</text:p>
          </table:table-cell>
          <table:table-cell table:style-name="ce7" office:value-type="string">
            <text:p>35.47843</text:p>
          </table:table-cell>
          <table:table-cell table:style-name="ce7" office:value-type="string">
            <text:p>33.895920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MCT</text:p>
          </table:table-cell>
          <table:table-cell table:style-name="ce2" office:value-type="string">
            <text:p>Muscat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712.14">
            <text:p>4712.14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68.14">
            <text:p>4968.14</text:p>
          </table:table-cell>
          <table:table-cell table:style-name="ce7" office:value-type="string">
            <text:p>58.5938278</text:p>
          </table:table-cell>
          <table:table-cell table:style-name="ce7" office:value-type="string">
            <text:p>23.612350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OPQ</text:p>
          </table:table-cell>
          <table:table-cell table:style-name="ce2" office:value-type="string">
            <text:p>Port Qaboo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822.09">
            <text:p>582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22.09">
            <text:p>5822.09</text:p>
          </table:table-cell>
          <table:table-cell table:style-name="ce7" office:value-type="string">
            <text:p>58.5692</text:p>
          </table:table-cell>
          <table:table-cell table:style-name="ce7" office:value-type="string">
            <text:p>23.629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LL</text:p>
          </table:table-cell>
          <table:table-cell table:style-name="ce2" office:value-type="string">
            <text:p>Salalah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17357.75">
            <text:p>17357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357.75">
            <text:p>17357.75</text:p>
          </table:table-cell>
          <table:table-cell table:style-name="ce7" office:value-type="string">
            <text:p>54.0957066</text:p>
          </table:table-cell>
          <table:table-cell table:style-name="ce7" office:value-type="string">
            <text:p>17.014820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OH</text:p>
          </table:table-cell>
          <table:table-cell table:style-name="ce2" office:value-type="string">
            <text:p>Sohar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803.56">
            <text:p>2803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03.56">
            <text:p>2803.56</text:p>
          </table:table-cell>
          <table:table-cell table:style-name="ce7" office:value-type="string">
            <text:p>56.7424766</text:p>
          </table:table-cell>
          <table:table-cell table:style-name="ce7" office:value-type="string">
            <text:p>24.344557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DOH</text:p>
          </table:table-cell>
          <table:table-cell table:style-name="ce2" office:value-type="string">
            <text:p>Doha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976">
            <text:p>9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27338.5">
            <text:p>27338.5</text:p>
          </table:table-cell>
          <table:table-cell table:style-name="ce2" office:value-type="float" office:value="417">
            <text:p>4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755.5">
            <text:p>27755.5</text:p>
          </table:table-cell>
          <table:table-cell table:style-name="ce7" office:value-type="string">
            <text:p>51.5268371</text:p>
          </table:table-cell>
          <table:table-cell table:style-name="ce7" office:value-type="string">
            <text:p>25.285252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FLF</text:p>
          </table:table-cell>
          <table:table-cell table:style-name="ce2" office:value-type="string">
            <text:p>Ras Laffan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style-name="ce7" office:value-type="string">
            <text:p>51.5331527</text:p>
          </table:table-cell>
          <table:table-cell table:style-name="ce7" office:value-type="string">
            <text:p>25.897656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UB</text:p>
          </table:table-cell>
          <table:table-cell table:style-name="ce2" office:value-type="string">
            <text:p>Al Jubail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240.07">
            <text:p>2240.07</text:p>
          </table:table-cell>
          <table:table-cell table:style-name="ce2" office:value-type="float" office:value="283.4">
            <text:p>283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23.47">
            <text:p>2523.47</text:p>
          </table:table-cell>
          <table:table-cell table:style-name="ce7" office:value-type="string">
            <text:p>49.6904</text:p>
          </table:table-cell>
          <table:table-cell table:style-name="ce7" office:value-type="string">
            <text:p>27.029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DMN</text:p>
          </table:table-cell>
          <table:table-cell table:style-name="ce2" office:value-type="string">
            <text:p>Damman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7657.95">
            <text:p>7657.95</text:p>
          </table:table-cell>
          <table:table-cell table:style-name="ce2" office:value-type="float" office:value="1349">
            <text:p>13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6.95">
            <text:p>9006.95</text:p>
          </table:table-cell>
          <table:table-cell table:style-name="ce7" office:value-type="string">
            <text:p>50.1571</text:p>
          </table:table-cell>
          <table:table-cell table:style-name="ce7" office:value-type="string">
            <text:p>26.474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ED</text:p>
          </table:table-cell>
          <table:table-cell table:style-name="ce2" office:value-type="string">
            <text:p>Jeddah</text:p>
          </table:table-cell>
          <table:table-cell table:style-name="ce2" office:value-type="float" office:value="6791">
            <text:p>6791</text:p>
          </table:table-cell>
          <table:table-cell table:style-name="ce2" office:value-type="float" office:value="11067">
            <text:p>110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9287">
            <text:p>29287</text:p>
          </table:table-cell>
          <table:table-cell table:style-name="ce2" office:value-type="float" office:value="355405.38">
            <text:p>355405.38</text:p>
          </table:table-cell>
          <table:table-cell table:style-name="ce2" office:value-type="float" office:value="32904.32">
            <text:p>32904.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8309.7">
            <text:p>388309.7</text:p>
          </table:table-cell>
          <table:table-cell table:style-name="ce7" office:value-type="string">
            <text:p>39.1640396</text:p>
          </table:table-cell>
          <table:table-cell table:style-name="ce7" office:value-type="string">
            <text:p>21.582224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RUH</text:p>
          </table:table-cell>
          <table:table-cell table:style-name="ce2" office:value-type="string">
            <text:p>Riyadh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31.26">
            <text:p>1031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1.26">
            <text:p>1031.26</text:p>
          </table:table-cell>
          <table:table-cell table:style-name="ce7" office:value-type="string">
            <text:p>46.7149069</text:p>
          </table:table-cell>
          <table:table-cell table:style-name="ce7" office:value-type="string">
            <text:p>24.632029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LTK</text:p>
          </table:table-cell>
          <table:table-cell table:style-name="ce2" office:value-type="string">
            <text:p>Latakia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65">
            <text:p>1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7495.66">
            <text:p>7495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95.66">
            <text:p>7495.66</text:p>
          </table:table-cell>
          <table:table-cell table:style-name="ce7" office:value-type="string">
            <text:p>35.7781044</text:p>
          </table:table-cell>
          <table:table-cell table:style-name="ce7" office:value-type="string">
            <text:p> 35.520018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TTS</text:p>
          </table:table-cell>
          <table:table-cell table:style-name="ce2" office:value-type="string">
            <text:p>Tarto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41.86">
            <text:p>1241.86</text:p>
          </table:table-cell>
          <table:table-cell table:style-name="ce2" office:value-type="float" office:value="584.16">
            <text:p>584.1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3.02">
            <text:p>3833.02</text:p>
          </table:table-cell>
          <table:table-cell table:style-name="ce7" office:value-type="string">
            <text:p>35.8851686</text:p>
          </table:table-cell>
          <table:table-cell table:style-name="ce7" office:value-type="string">
            <text:p>34.893620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LI</text:p>
          </table:table-cell>
          <table:table-cell table:style-name="ce2" office:value-type="string">
            <text:p>Aliag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5.94">
            <text:p>1005.94</text:p>
          </table:table-cell>
          <table:table-cell table:style-name="ce2" office:value-type="float" office:value="8921.42">
            <text:p>892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58">
            <text:p>29258</text:p>
          </table:table-cell>
          <table:table-cell table:style-name="ce2" office:value-type="float" office:value="39185.36">
            <text:p>39185.36</text:p>
          </table:table-cell>
          <table:table-cell office:value-type="string">
            <text:p>26.9741667</text:p>
          </table:table-cell>
          <table:table-cell office:value-type="string">
            <text:p>38.799444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MB</text:p>
          </table:table-cell>
          <table:table-cell table:style-name="ce2" office:value-type="string">
            <text:p>Ambarli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806">
            <text:p>8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13">
            <text:p>2213</text:p>
          </table:table-cell>
          <table:table-cell table:style-name="ce2" office:value-type="float" office:value="32546.67">
            <text:p>3254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546.67">
            <text:p>32546.67</text:p>
          </table:table-cell>
          <table:table-cell office:value-type="string">
            <text:p>28.7083094</text:p>
          </table:table-cell>
          <table:table-cell office:value-type="string">
            <text:p>40.97745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YT</text:p>
          </table:table-cell>
          <table:table-cell table:style-name="ce2" office:value-type="string">
            <text:p>Antaly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.63">
            <text:p>70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63">
            <text:p>70.63</text:p>
          </table:table-cell>
          <table:table-cell office:value-type="string">
            <text:p>30.6937117</text:p>
          </table:table-cell>
          <table:table-cell office:value-type="string">
            <text:p>36.900878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RC</text:p>
          </table:table-cell>
          <table:table-cell table:style-name="ce2" office:value-type="string">
            <text:p>Derince, Kocael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3.18">
            <text:p>303.18</text:p>
          </table:table-cell>
          <table:table-cell table:style-name="ce2" office:value-type="float" office:value="3030.93">
            <text:p>3030.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34.11">
            <text:p>3334.11</text:p>
          </table:table-cell>
          <table:table-cell office:value-type="string">
            <text:p>29.8299597</text:p>
          </table:table-cell>
          <table:table-cell office:value-type="string">
            <text:p>40.756887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IR</text:p>
          </table:table-cell>
          <table:table-cell table:style-name="ce2" office:value-type="string">
            <text:p>Diliskelesi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office:value-type="string">
            <text:p>29.5234606</text:p>
          </table:table-cell>
          <table:table-cell office:value-type="string">
            <text:p>40.769606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EVY</text:p>
          </table:table-cell>
          <table:table-cell table:style-name="ce2" office:value-type="string">
            <text:p>Evyap Por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848.97">
            <text:p>384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48.97">
            <text:p>3848.97</text:p>
          </table:table-cell>
          <table:table-cell office:value-type="string">
            <text:p>29.71129</text:p>
          </table:table-cell>
          <table:table-cell office:value-type="string">
            <text:p>40.775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BZ</text:p>
          </table:table-cell>
          <table:table-cell table:style-name="ce2" office:value-type="string">
            <text:p>Gebze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149">
            <text:p>114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9648.55">
            <text:p>39648.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7">
            <text:p>1257</text:p>
          </table:table-cell>
          <table:table-cell table:style-name="ce2" office:value-type="float" office:value="40905.55">
            <text:p>40905.55</text:p>
          </table:table-cell>
          <table:table-cell office:value-type="string">
            <text:p>29.431767</text:p>
          </table:table-cell>
          <table:table-cell office:value-type="string">
            <text:p>40.800669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EM</text:p>
          </table:table-cell>
          <table:table-cell table:style-name="ce2" office:value-type="string">
            <text:p>Gemlik, Bursa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567">
            <text:p>12567</text:p>
          </table:table-cell>
          <table:table-cell table:style-name="ce2" office:value-type="float" office:value="113987.62">
            <text:p>113987.62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6520">
            <text:p>65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791.12">
            <text:p>120791.12</text:p>
          </table:table-cell>
          <table:table-cell office:value-type="string">
            <text:p>29.1570698</text:p>
          </table:table-cell>
          <table:table-cell office:value-type="string">
            <text:p>40.430165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HAY</text:p>
          </table:table-cell>
          <table:table-cell table:style-name="ce2" office:value-type="string">
            <text:p>Haydarpasa, Istanbul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62">
            <text:p>9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33055.65">
            <text:p>3305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55.65">
            <text:p>33055.65</text:p>
          </table:table-cell>
          <table:table-cell office:value-type="string">
            <text:p>29.0193229</text:p>
          </table:table-cell>
          <table:table-cell office:value-type="string">
            <text:p>40.99656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K</text:p>
          </table:table-cell>
          <table:table-cell table:style-name="ce2" office:value-type="string">
            <text:p>Iskenderun, Hatay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office:value-type="string">
            <text:p>36.1748446</text:p>
          </table:table-cell>
          <table:table-cell office:value-type="string">
            <text:p>36.5780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T</text:p>
          </table:table-cell>
          <table:table-cell table:style-name="ce2" office:value-type="string">
            <text:p>Istanbul</text:p>
          </table:table-cell>
          <table:table-cell table:style-name="ce2" office:value-type="float" office:value="1839">
            <text:p>1839</text:p>
          </table:table-cell>
          <table:table-cell table:style-name="ce2" office:value-type="float" office:value="2899">
            <text:p>289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733">
            <text:p>7733</text:p>
          </table:table-cell>
          <table:table-cell table:style-name="ce2" office:value-type="float" office:value="90653.88">
            <text:p>90653.88</text:p>
          </table:table-cell>
          <table:table-cell table:style-name="ce2" office:value-type="float" office:value="416.08">
            <text:p>416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14">
            <text:p>4614</text:p>
          </table:table-cell>
          <table:table-cell table:style-name="ce2" office:value-type="float" office:value="95683.96">
            <text:p>95683.96</text:p>
          </table:table-cell>
          <table:table-cell office:value-type="string">
            <text:p>28.9651646</text:p>
          </table:table-cell>
          <table:table-cell office:value-type="string">
            <text:p>41.009633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M</text:p>
          </table:table-cell>
          <table:table-cell table:style-name="ce2" office:value-type="string">
            <text:p>Izmir (Smyrna)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18">
            <text:p>2718</text:p>
          </table:table-cell>
          <table:table-cell table:style-name="ce2" office:value-type="float" office:value="30556.61">
            <text:p>305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258.61">
            <text:p>34258.61</text:p>
          </table:table-cell>
          <table:table-cell office:value-type="string">
            <text:p>27.144474</text:p>
          </table:table-cell>
          <table:table-cell office:value-type="string">
            <text:p>38.415342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T</text:p>
          </table:table-cell>
          <table:table-cell table:style-name="ce2" office:value-type="string">
            <text:p>Izmit, Kocaeli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">
            <text:p>1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285.05">
            <text:p>3285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85.05">
            <text:p>3285.05</text:p>
          </table:table-cell>
          <table:table-cell office:value-type="string">
            <text:p>29.9298289</text:p>
          </table:table-cell>
          <table:table-cell office:value-type="string">
            <text:p>40.764661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RM</text:p>
          </table:table-cell>
          <table:table-cell table:style-name="ce2" office:value-type="string">
            <text:p>Marmaris, Mugl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office:value-type="string">
            <text:p>28.2724069</text:p>
          </table:table-cell>
          <table:table-cell office:value-type="string">
            <text:p>36.85416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ER</text:p>
          </table:table-cell>
          <table:table-cell table:style-name="ce2" office:value-type="string">
            <text:p>Mersin, Icel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365">
            <text:p>2365</text:p>
          </table:table-cell>
          <table:table-cell table:style-name="ce2" office:value-type="float" office:value="33518.94">
            <text:p>33518.94</text:p>
          </table:table-cell>
          <table:table-cell table:style-name="ce2" office:value-type="float" office:value="1409.12">
            <text:p>1409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928.06">
            <text:p>34928.06</text:p>
          </table:table-cell>
          <table:table-cell office:value-type="string">
            <text:p>34.630542</text:p>
          </table:table-cell>
          <table:table-cell office:value-type="string">
            <text:p>36.8127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006</text:p>
          </table:table-cell>
          <table:table-cell table:style-name="ce2" office:value-type="string">
            <text:p>Nemrut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3.34">
            <text:p>203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3.34">
            <text:p>203.34</text:p>
          </table:table-cell>
          <table:table-cell office:value-type="string">
            <text:p>26.9304008</text:p>
          </table:table-cell>
          <table:table-cell office:value-type="string">
            <text:p>38.764092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888</text:p>
          </table:table-cell>
          <table:table-cell table:style-name="ce2" office:value-type="string">
            <text:p>Other Turkish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style-name="ce8" table:number-columns-repeated="2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YPO</text:p>
          </table:table-cell>
          <table:table-cell table:style-name="ce2" office:value-type="string">
            <text:p>Yilport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.86">
            <text:p>13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86">
            <text:p>132.86</text:p>
          </table:table-cell>
          <table:table-cell office:value-type="string">
            <text:p>29.53401</text:p>
          </table:table-cell>
          <table:table-cell office:value-type="string">
            <text:p>40.774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UH</text:p>
          </table:table-cell>
          <table:table-cell table:style-name="ce2" office:value-type="string">
            <text:p>Abu Dhabi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1813">
            <text:p>18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89">
            <text:p>4189</text:p>
          </table:table-cell>
          <table:table-cell table:style-name="ce2" office:value-type="float" office:value="43048.66">
            <text:p>43048.66</text:p>
          </table:table-cell>
          <table:table-cell table:style-name="ce2" office:value-type="float" office:value="6043.86">
            <text:p>6043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92.52">
            <text:p>49092.52</text:p>
          </table:table-cell>
          <table:table-cell office:value-type="string">
            <text:p>54.3705762</text:p>
          </table:table-cell>
          <table:table-cell office:value-type="string">
            <text:p>24.474796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JM</text:p>
          </table:table-cell>
          <table:table-cell table:style-name="ce2" office:value-type="string">
            <text:p>Ajman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6">
            <text:p>1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801.03">
            <text:p>380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01.03">
            <text:p>3801.03</text:p>
          </table:table-cell>
          <table:table-cell office:value-type="string">
            <text:p>55.4451432</text:p>
          </table:table-cell>
          <table:table-cell office:value-type="string">
            <text:p>25.393655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DXB</text:p>
          </table:table-cell>
          <table:table-cell table:style-name="ce2" office:value-type="string">
            <text:p>Duba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.9">
            <text:p>13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">
            <text:p>136.9</text:p>
          </table:table-cell>
          <table:table-cell office:value-type="string">
            <text:p>55.2961931</text:p>
          </table:table-cell>
          <table:table-cell office:value-type="string">
            <text:p>25.268352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FJR</text:p>
          </table:table-cell>
          <table:table-cell table:style-name="ce2" office:value-type="string">
            <text:p>Fujairah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70.01">
            <text:p>47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0.01">
            <text:p>470.01</text:p>
          </table:table-cell>
          <table:table-cell office:value-type="string">
            <text:p>56.3436798</text:p>
          </table:table-cell>
          <table:table-cell office:value-type="string">
            <text:p>25.12538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JEA</text:p>
          </table:table-cell>
          <table:table-cell table:style-name="ce2" office:value-type="string">
            <text:p>Jebel Ali</text:p>
          </table:table-cell>
          <table:table-cell table:style-name="ce2" office:value-type="float" office:value="6461">
            <text:p>646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921">
            <text:p>29921</text:p>
          </table:table-cell>
          <table:table-cell table:style-name="ce2" office:value-type="float" office:value="349413.3">
            <text:p>349413.3</text:p>
          </table:table-cell>
          <table:table-cell table:style-name="ce2" office:value-type="float" office:value="7858.3">
            <text:p>7858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907">
            <text:p>34907</text:p>
          </table:table-cell>
          <table:table-cell table:style-name="ce2" office:value-type="float" office:value="392178.6">
            <text:p>392178.6</text:p>
          </table:table-cell>
          <table:table-cell office:value-type="string">
            <text:p>55.0910256</text:p>
          </table:table-cell>
          <table:table-cell office:value-type="string">
            <text:p>24.977478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KLF</text:p>
          </table:table-cell>
          <table:table-cell table:style-name="ce2" office:value-type="string">
            <text:p>Khor al Fakkan</text:p>
          </table:table-cell>
          <table:table-cell table:style-name="ce2" office:value-type="float" office:value="4652">
            <text:p>4652</text:p>
          </table:table-cell>
          <table:table-cell table:style-name="ce2" office:value-type="float" office:value="8951">
            <text:p>895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42">
            <text:p>22742</text:p>
          </table:table-cell>
          <table:table-cell table:style-name="ce2" office:value-type="float" office:value="254759.38">
            <text:p>254759.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200">
            <text:p>34200</text:p>
          </table:table-cell>
          <table:table-cell table:style-name="ce2" office:value-type="float" office:value="288959.38">
            <text:p>288959.38</text:p>
          </table:table-cell>
          <table:table-cell office:value-type="string">
            <text:p>56.3458033</text:p>
          </table:table-cell>
          <table:table-cell office:value-type="string">
            <text:p>25.35702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RKT</text:p>
          </table:table-cell>
          <table:table-cell table:style-name="ce2" office:value-type="string">
            <text:p>Ras al khaima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7.8">
            <text:p>1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7.8">
            <text:p>117.8</text:p>
          </table:table-cell>
          <table:table-cell office:value-type="string">
            <text:p>55.9343038</text:p>
          </table:table-cell>
          <table:table-cell office:value-type="string">
            <text:p>25.772059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SHJ</text:p>
          </table:table-cell>
          <table:table-cell table:style-name="ce2" office:value-type="string">
            <text:p>Sharjah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7611.23">
            <text:p>7611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11.23">
            <text:p>7611.23</text:p>
          </table:table-cell>
          <table:table-cell office:value-type="string">
            <text:p>55.3895321</text:p>
          </table:table-cell>
          <table:table-cell office:value-type="string">
            <text:p>25.358543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ADE</text:p>
          </table:table-cell>
          <table:table-cell table:style-name="ce2" office:value-type="string">
            <text:p>Ade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642.15">
            <text:p>4642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42.15">
            <text:p>4642.15</text:p>
          </table:table-cell>
          <table:table-cell table:style-name="ce7" office:value-type="string">
            <text:p>44.9166065</text:p>
          </table:table-cell>
          <table:table-cell table:style-name="ce7" office:value-type="string">
            <text:p>12.833160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HOD</text:p>
          </table:table-cell>
          <table:table-cell table:style-name="ce2" office:value-type="string">
            <text:p>Hodeidah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3">
            <text:p>1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6428.93">
            <text:p>6428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28.93">
            <text:p>6428.93</text:p>
          </table:table-cell>
          <table:table-cell table:style-name="ce7" office:value-type="string">
            <text:p>42.9741</text:p>
          </table:table-cell>
          <table:table-cell table:style-name="ce7" office:value-type="string">
            <text:p>14.7600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Albania</text:p>
          </table:table-cell>
          <table:table-cell table:style-name="ce2" office:value-type="string">
            <text:p>ALDRZ</text:p>
          </table:table-cell>
          <table:table-cell table:style-name="ce2" office:value-type="string">
            <text:p>Durazz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6.27">
            <text:p>676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6.27">
            <text:p>676.27</text:p>
          </table:table-cell>
          <table:table-cell table:style-name="ce7" office:value-type="string">
            <text:p>19.4745</text:p>
          </table:table-cell>
          <table:table-cell table:style-name="ce7" office:value-type="string">
            <text:p>41.316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ANR</text:p>
          </table:table-cell>
          <table:table-cell table:style-name="ce2" office:value-type="string">
            <text:p>Antwerp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07">
            <text:p>21.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2132.07">
            <text:p>2132.07</text:p>
          </table:table-cell>
          <table:table-cell office:value-type="string">
            <text:p>4.3997081</text:p>
          </table:table-cell>
          <table:table-cell office:value-type="string">
            <text:p>51.221109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GNE</text:p>
          </table:table-cell>
          <table:table-cell table:style-name="ce2" office:value-type="string">
            <text:p>Ghent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office:value-type="string">
            <text:p>3.7251141</text:p>
          </table:table-cell>
          <table:table-cell office:value-type="string">
            <text:p>51.05377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ZEE</text:p>
          </table:table-cell>
          <table:table-cell table:style-name="ce2" office:value-type="string">
            <text:p>Zeebrugg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office:value-type="string">
            <text:p>3.2082431</text:p>
          </table:table-cell>
          <table:table-cell office:value-type="string">
            <text:p>51.331638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BOJ</text:p>
          </table:table-cell>
          <table:table-cell table:style-name="ce2" office:value-type="string">
            <text:p>Burga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95.65">
            <text:p>29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5.65">
            <text:p>295.65</text:p>
          </table:table-cell>
          <table:table-cell office:value-type="string">
            <text:p>27.4550161</text:p>
          </table:table-cell>
          <table:table-cell office:value-type="string">
            <text:p>42.494227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VAR</text:p>
          </table:table-cell>
          <table:table-cell table:style-name="ce2" office:value-type="string">
            <text:p>Varn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.6">
            <text:p>18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">
            <text:p>185.6</text:p>
          </table:table-cell>
          <table:table-cell office:value-type="string">
            <text:p>27.9017131</text:p>
          </table:table-cell>
          <table:table-cell office:value-type="string">
            <text:p>43.21661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RJK</text:p>
          </table:table-cell>
          <table:table-cell table:style-name="ce2" office:value-type="string">
            <text:p>Fium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4.81">
            <text:p>234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4.81">
            <text:p>234.81</text:p>
          </table:table-cell>
          <table:table-cell office:value-type="string">
            <text:p>14.4413555</text:p>
          </table:table-cell>
          <table:table-cell office:value-type="string">
            <text:p>45.327111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SPU</text:p>
          </table:table-cell>
          <table:table-cell table:style-name="ce2" office:value-type="string">
            <text:p>Spalat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office:value-type="string">
            <text:p>16.4396801</text:p>
          </table:table-cell>
          <table:table-cell office:value-type="string">
            <text:p>43.511555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yprus</text:p>
          </table:table-cell>
          <table:table-cell table:style-name="ce2" office:value-type="string">
            <text:p>CYLMS</text:p>
          </table:table-cell>
          <table:table-cell table:style-name="ce2" office:value-type="string">
            <text:p>Limassol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9155.99">
            <text:p>9155.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002">
            <text:p>25002</text:p>
          </table:table-cell>
          <table:table-cell table:style-name="ce2" office:value-type="float" office:value="34157.99">
            <text:p>34157.99</text:p>
          </table:table-cell>
          <table:table-cell office:value-type="string">
            <text:p>33.042341</text:p>
          </table:table-cell>
          <table:table-cell office:value-type="string">
            <text:p>34.673563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Denmark</text:p>
          </table:table-cell>
          <table:table-cell table:style-name="ce2" office:value-type="string">
            <text:p>DKAAL</text:p>
          </table:table-cell>
          <table:table-cell table:style-name="ce2" office:value-type="string">
            <text:p>Aalbor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office:value-type="string">
            <text:p>9.9193939</text:p>
          </table:table-cell>
          <table:table-cell office:value-type="string">
            <text:p>57.048220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HEL</text:p>
          </table:table-cell>
          <table:table-cell table:style-name="ce2" office:value-type="string">
            <text:p>Helsink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.04">
            <text:p>24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04">
            <text:p>24.04</text:p>
          </table:table-cell>
          <table:table-cell office:value-type="string">
            <text:p>24.9435079</text:p>
          </table:table-cell>
          <table:table-cell office:value-type="string">
            <text:p>60.166627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AS</text:p>
          </table:table-cell>
          <table:table-cell table:style-name="ce2" office:value-type="string">
            <text:p>Kaskinen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1365">
            <text:p>11365</text:p>
          </table:table-cell>
          <table:table-cell office:value-type="string">
            <text:p>21.2229123</text:p>
          </table:table-cell>
          <table:table-cell office:value-type="string">
            <text:p>62.38512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TK</text:p>
          </table:table-cell>
          <table:table-cell table:style-name="ce2" office:value-type="string">
            <text:p>Kotk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2.76">
            <text:p>72.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3222.76">
            <text:p>3222.76</text:p>
          </table:table-cell>
          <table:table-cell office:value-type="string">
            <text:p>26.9455849</text:p>
          </table:table-cell>
          <table:table-cell office:value-type="string">
            <text:p>60.467282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RAU</text:p>
          </table:table-cell>
          <table:table-cell table:style-name="ce2" office:value-type="string">
            <text:p>Rau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89.84">
            <text:p>789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9.84">
            <text:p>789.84</text:p>
          </table:table-cell>
          <table:table-cell office:value-type="string">
            <text:p>21.5039401</text:p>
          </table:table-cell>
          <table:table-cell office:value-type="string">
            <text:p>61.128914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EH</text:p>
          </table:table-cell>
          <table:table-cell table:style-name="ce2" office:value-type="string">
            <text:p>Le Hav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.4">
            <text:p>84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26.4">
            <text:p>5326.4</text:p>
          </table:table-cell>
          <table:table-cell office:value-type="string">
            <text:p>0.107907</text:p>
          </table:table-cell>
          <table:table-cell office:value-type="string">
            <text:p>49.49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SWD</text:p>
          </table:table-cell>
          <table:table-cell table:style-name="ce2" office:value-type="string">
            <text:p>St. Wandrille-Rancom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office:value-type="string">
            <text:p>0.7670404</text:p>
          </table:table-cell>
          <table:table-cell office:value-type="string">
            <text:p>49.52747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BIA</text:p>
          </table:table-cell>
          <table:table-cell table:style-name="ce2" office:value-type="string">
            <text:p>Bast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office:value-type="string">
            <text:p>9.452542</text:p>
          </table:table-cell>
          <table:table-cell office:value-type="string">
            <text:p>42.70655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FOS</text:p>
          </table:table-cell>
          <table:table-cell table:style-name="ce2" office:value-type="string">
            <text:p>Fos-sur-Mer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643">
            <text:p>3643</text:p>
          </table:table-cell>
          <table:table-cell table:style-name="ce2" office:value-type="float" office:value="18182.55">
            <text:p>18182.55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29596">
            <text:p>295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216.55">
            <text:p>48216.55</text:p>
          </table:table-cell>
          <table:table-cell office:value-type="string">
            <text:p>4.945595</text:p>
          </table:table-cell>
          <table:table-cell office:value-type="string">
            <text:p>43.43807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AV</text:p>
          </table:table-cell>
          <table:table-cell table:style-name="ce2" office:value-type="string">
            <text:p>Lav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400">
            <text:p>1400</text:p>
          </table:table-cell>
          <table:table-cell office:value-type="string">
            <text:p>5.0255983</text:p>
          </table:table-cell>
          <table:table-cell office:value-type="string">
            <text:p>43.392946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IO</text:p>
          </table:table-cell>
          <table:table-cell table:style-name="ce2" office:value-type="string">
            <text:p>Ly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.28">
            <text:p>6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27">
            <text:p>6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7.28">
            <text:p>6187.28</text:p>
          </table:table-cell>
          <table:table-cell office:value-type="string">
            <text:p>4.8323239</text:p>
          </table:table-cell>
          <table:table-cell office:value-type="string">
            <text:p>45.757595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MRS</text:p>
          </table:table-cell>
          <table:table-cell table:style-name="ce2" office:value-type="string">
            <text:p>Marseille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87609.59">
            <text:p>87609.59</text:p>
          </table:table-cell>
          <table:table-cell table:style-name="ce2" office:value-type="float" office:value="515.85">
            <text:p>515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125.44">
            <text:p>88125.44</text:p>
          </table:table-cell>
          <table:table-cell office:value-type="string">
            <text:p>5.3699525</text:p>
          </table:table-cell>
          <table:table-cell office:value-type="string">
            <text:p>43.296174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PSL</text:p>
          </table:table-cell>
          <table:table-cell table:style-name="ce2" office:value-type="string">
            <text:p>Port-Saint-Louis-Du-Rhone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office:value-type="string">
            <text:p>4.8026354</text:p>
          </table:table-cell>
          <table:table-cell office:value-type="string">
            <text:p>43.389053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BRB</text:p>
          </table:table-cell>
          <table:table-cell table:style-name="ce2" office:value-type="string">
            <text:p>Brunsbuett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office:value-type="string">
            <text:p>9.1415908</text:p>
          </table:table-cell>
          <table:table-cell office:value-type="string">
            <text:p>53.8970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HAM</text:p>
          </table:table-cell>
          <table:table-cell table:style-name="ce2" office:value-type="string">
            <text:p>Hamburg</text:p>
          </table:table-cell>
          <table:table-cell table:style-name="ce2" office:value-type="float" office:value="1011">
            <text:p>10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9205.1">
            <text:p>49205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50705.1">
            <text:p>50705.1</text:p>
          </table:table-cell>
          <table:table-cell office:value-type="string">
            <text:p>10.000654</text:p>
          </table:table-cell>
          <table:table-cell office:value-type="string">
            <text:p>53.55034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ibilterra</text:p>
          </table:table-cell>
          <table:table-cell table:style-name="ce2" office:value-type="string">
            <text:p>GIGIB</text:p>
          </table:table-cell>
          <table:table-cell table:style-name="ce2" office:value-type="string">
            <text:p>Gibraltar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6127">
            <text:p>66127</text:p>
          </table:table-cell>
          <table:table-cell office:value-type="string">
            <text:p>-5.3484848</text:p>
          </table:table-cell>
          <table:table-cell office:value-type="string">
            <text:p>36.145146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EL</text:p>
          </table:table-cell>
          <table:table-cell table:style-name="ce2" office:value-type="string">
            <text:p>Belfas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.15">
            <text:p>2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.15">
            <text:p>26.15</text:p>
          </table:table-cell>
          <table:table-cell office:value-type="string">
            <text:p>-5.9301554</text:p>
          </table:table-cell>
          <table:table-cell office:value-type="string">
            <text:p>54.59694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RS</text:p>
          </table:table-cell>
          <table:table-cell table:style-name="ce2" office:value-type="string">
            <text:p>Bristo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office:value-type="string">
            <text:p>-2.5952658</text:p>
          </table:table-cell>
          <table:table-cell office:value-type="string">
            <text:p>51.455699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FXT</text:p>
          </table:table-cell>
          <table:table-cell table:style-name="ce2" office:value-type="string">
            <text:p>Felixstow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7.31">
            <text:p>27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31">
            <text:p>27.31</text:p>
          </table:table-cell>
          <table:table-cell office:value-type="string">
            <text:p>1.3515106</text:p>
          </table:table-cell>
          <table:table-cell office:value-type="string">
            <text:p>51.963909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GOO</text:p>
          </table:table-cell>
          <table:table-cell table:style-name="ce2" office:value-type="string">
            <text:p>Gool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office:value-type="string">
            <text:p>-0.8795836</text:p>
          </table:table-cell>
          <table:table-cell office:value-type="string">
            <text:p>53.706387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HRW</text:p>
          </table:table-cell>
          <table:table-cell table:style-name="ce2" office:value-type="string">
            <text:p>Harwi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100">
            <text:p>2100</text:p>
          </table:table-cell>
          <table:table-cell office:value-type="string">
            <text:p>1.2898522</text:p>
          </table:table-cell>
          <table:table-cell office:value-type="string">
            <text:p>51.944580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HP</text:p>
          </table:table-cell>
          <table:table-cell table:style-name="ce2" office:value-type="string">
            <text:p>Thames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style-name="ce7" office:value-type="string">
            <text:p>0.6838</text:p>
          </table:table-cell>
          <table:table-cell table:style-name="ce7" office:value-type="string">
            <text:p>51.435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IL</text:p>
          </table:table-cell>
          <table:table-cell table:style-name="ce2" office:value-type="string">
            <text:p>Tilbury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">
            <text:p>1345</text:p>
          </table:table-cell>
          <table:table-cell table:style-name="ce2" office:value-type="float" office:value="22490.19">
            <text:p>22490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005.19">
            <text:p>25005.19</text:p>
          </table:table-cell>
          <table:table-cell office:value-type="string">
            <text:p>0.3643896</text:p>
          </table:table-cell>
          <table:table-cell office:value-type="string">
            <text:p>51.463117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AXD</text:p>
          </table:table-cell>
          <table:table-cell table:style-name="ce2" office:value-type="string">
            <text:p>Alexandroupoli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.92">
            <text:p>27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92">
            <text:p>27.92</text:p>
          </table:table-cell>
          <table:table-cell office:value-type="string">
            <text:p>25.8760587</text:p>
          </table:table-cell>
          <table:table-cell office:value-type="string">
            <text:p>40.849199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020</text:p>
          </table:table-cell>
          <table:table-cell table:style-name="ce2" office:value-type="string">
            <text:p>Elefthere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office:value-type="string">
            <text:p>24.3034666</text:p>
          </table:table-cell>
          <table:table-cell office:value-type="string">
            <text:p>40.838362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EEU</text:p>
          </table:table-cell>
          <table:table-cell table:style-name="ce2" office:value-type="string">
            <text:p>Eleusi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office:value-type="string">
            <text:p>23.5348663</text:p>
          </table:table-cell>
          <table:table-cell office:value-type="string">
            <text:p>38.04760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HER</text:p>
          </table:table-cell>
          <table:table-cell table:style-name="ce2" office:value-type="string">
            <text:p>Herakli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.68">
            <text:p>84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.68">
            <text:p>84.68</text:p>
          </table:table-cell>
          <table:table-cell office:value-type="string">
            <text:p>25.1328543</text:p>
          </table:table-cell>
          <table:table-cell office:value-type="string">
            <text:p>35.334013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PIR</text:p>
          </table:table-cell>
          <table:table-cell table:style-name="ce2" office:value-type="string">
            <text:p>Piraeus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24700.41">
            <text:p>24700.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16">
            <text:p>30716</text:p>
          </table:table-cell>
          <table:table-cell table:style-name="ce2" office:value-type="float" office:value="55416.41">
            <text:p>55416.41</text:p>
          </table:table-cell>
          <table:table-cell office:value-type="string">
            <text:p>23.6486215</text:p>
          </table:table-cell>
          <table:table-cell office:value-type="string">
            <text:p>37.944151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SKG</text:p>
          </table:table-cell>
          <table:table-cell table:style-name="ce2" office:value-type="string">
            <text:p>Thessaloniki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067.02">
            <text:p>106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7.02">
            <text:p>1067.02</text:p>
          </table:table-cell>
          <table:table-cell office:value-type="string">
            <text:p>22.9352716</text:p>
          </table:table-cell>
          <table:table-cell office:value-type="string">
            <text:p>40.64031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VOL</text:p>
          </table:table-cell>
          <table:table-cell table:style-name="ce2" office:value-type="string">
            <text:p>Volos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">
            <text:p>2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">
            <text:p>23.5</text:p>
          </table:table-cell>
          <table:table-cell office:value-type="string">
            <text:p>22.9400319</text:p>
          </table:table-cell>
          <table:table-cell office:value-type="string">
            <text:p>39.36274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Ireland</text:p>
          </table:table-cell>
          <table:table-cell table:style-name="ce2" office:value-type="string">
            <text:p>IEORK</text:p>
          </table:table-cell>
          <table:table-cell table:style-name="ce2" office:value-type="string">
            <text:p>Cork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4">
            <text:p>11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64">
            <text:p>11.64</text:p>
          </table:table-cell>
          <table:table-cell office:value-type="string">
            <text:p>-8.4705806</text:p>
          </table:table-cell>
          <table:table-cell office:value-type="string">
            <text:p>51.897928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Latvija</text:p>
          </table:table-cell>
          <table:table-cell table:style-name="ce2" office:value-type="string">
            <text:p>LVRIX</text:p>
          </table:table-cell>
          <table:table-cell table:style-name="ce2" office:value-type="string">
            <text:p>Rig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9.83">
            <text:p>6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83">
            <text:p>69.83</text:p>
          </table:table-cell>
          <table:table-cell office:value-type="string">
            <text:p>24.1051846</text:p>
          </table:table-cell>
          <table:table-cell office:value-type="string">
            <text:p>56.949397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Malta</text:p>
          </table:table-cell>
          <table:table-cell table:style-name="ce2" office:value-type="string">
            <text:p>MTMLA</text:p>
          </table:table-cell>
          <table:table-cell table:style-name="ce2" office:value-type="string">
            <text:p>Malt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862">
            <text:p>6862</text:p>
          </table:table-cell>
          <table:table-cell table:style-name="ce2" office:value-type="float" office:value="96985.56">
            <text:p>96985.56</text:p>
          </table:table-cell>
          <table:table-cell table:style-name="ce2" office:value-type="float" office:value="1764.49">
            <text:p>17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821">
            <text:p>291821</text:p>
          </table:table-cell>
          <table:table-cell table:style-name="ce2" office:value-type="float" office:value="390571.05">
            <text:p>390571.05</text:p>
          </table:table-cell>
          <table:table-cell office:value-type="string">
            <text:p>14.5133638</text:p>
          </table:table-cell>
          <table:table-cell office:value-type="string">
            <text:p>35.898759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AMS</text:p>
          </table:table-cell>
          <table:table-cell table:style-name="ce2" office:value-type="string">
            <text:p>Amsterdam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977">
            <text:p>30977</text:p>
          </table:table-cell>
          <table:table-cell office:value-type="string">
            <text:p>4.9001115</text:p>
          </table:table-cell>
          <table:table-cell office:value-type="string">
            <text:p>52.371008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RTM</text:p>
          </table:table-cell>
          <table:table-cell table:style-name="ce2" office:value-type="string">
            <text:p>Rotterdam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4800.79">
            <text:p>4800.7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672">
            <text:p>39672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651.79">
            <text:p>46651.79</text:p>
          </table:table-cell>
          <table:table-cell office:value-type="string">
            <text:p>4.4631678</text:p>
          </table:table-cell>
          <table:table-cell office:value-type="string">
            <text:p>51.92289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AVE</text:p>
          </table:table-cell>
          <table:table-cell table:style-name="ce2" office:value-type="string">
            <text:p>Aveiro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0288">
            <text:p>10288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11793">
            <text:p>11793</text:p>
          </table:table-cell>
          <table:table-cell office:value-type="string">
            <text:p>-8.6537146</text:p>
          </table:table-cell>
          <table:table-cell office:value-type="string">
            <text:p>40.641163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EI</text:p>
          </table:table-cell>
          <table:table-cell table:style-name="ce2" office:value-type="string">
            <text:p>Leixo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.15">
            <text:p>6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5.15">
            <text:p>65.15</text:p>
          </table:table-cell>
          <table:table-cell table:style-name="ce7" office:value-type="string">
            <text:p>-8.68459</text:p>
          </table:table-cell>
          <table:table-cell table:style-name="ce7" office:value-type="string">
            <text:p>41.190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IS</text:p>
          </table:table-cell>
          <table:table-cell table:style-name="ce2" office:value-type="string">
            <text:p>Lisboa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218.88">
            <text:p>1218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8.88">
            <text:p>1218.88</text:p>
          </table:table-cell>
          <table:table-cell office:value-type="string">
            <text:p>-9.1393644</text:p>
          </table:table-cell>
          <table:table-cell office:value-type="string">
            <text:p>38.713802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ET</text:p>
          </table:table-cell>
          <table:table-cell table:style-name="ce2" office:value-type="string">
            <text:p>Setubal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36.72">
            <text:p>1336.72</text:p>
          </table:table-cell>
          <table:table-cell table:style-name="ce2" office:value-type="float" office:value="508.19">
            <text:p>508.19</text:p>
          </table:table-cell>
          <table:table-cell table:style-name="ce2" office:value-type="float" office:value="18654">
            <text:p>18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98.91">
            <text:p>20498.91</text:p>
          </table:table-cell>
          <table:table-cell office:value-type="string">
            <text:p>-8.8933165</text:p>
          </table:table-cell>
          <table:table-cell office:value-type="string">
            <text:p>38.524512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IN</text:p>
          </table:table-cell>
          <table:table-cell table:style-name="ce2" office:value-type="string">
            <text:p>Si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.98">
            <text:p>18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.98">
            <text:p>18.98</text:p>
          </table:table-cell>
          <table:table-cell office:value-type="string">
            <text:p>-8.8772642</text:p>
          </table:table-cell>
          <table:table-cell office:value-type="string">
            <text:p>37.954003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Romania</text:p>
          </table:table-cell>
          <table:table-cell table:style-name="ce2" office:value-type="string">
            <text:p>ROCND</text:p>
          </table:table-cell>
          <table:table-cell table:style-name="ce2" office:value-type="string">
            <text:p>Constantz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2.63">
            <text:p>332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2.63">
            <text:p>332.63</text:p>
          </table:table-cell>
          <table:table-cell office:value-type="string">
            <text:p>28.6320178</text:p>
          </table:table-cell>
          <table:table-cell office:value-type="string">
            <text:p>44.171906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lovenia</text:p>
          </table:table-cell>
          <table:table-cell table:style-name="ce2" office:value-type="string">
            <text:p>SIKOP</text:p>
          </table:table-cell>
          <table:table-cell table:style-name="ce2" office:value-type="string">
            <text:p>Capo d'Istri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44.5">
            <text:p>444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4.5">
            <text:p>444.5</text:p>
          </table:table-cell>
          <table:table-cell office:value-type="string">
            <text:p>13.7304909</text:p>
          </table:table-cell>
          <table:table-cell office:value-type="string">
            <text:p>45.547955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EU</text:p>
          </table:table-cell>
          <table:table-cell table:style-name="ce2" office:value-type="string">
            <text:p>Ceut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2">
            <text:p>8.2</text:p>
          </table:table-cell>
          <table:table-cell table:style-name="ce2" office:value-type="float" office:value="450.66">
            <text:p>450.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8.86">
            <text:p>458.86</text:p>
          </table:table-cell>
          <table:table-cell office:value-type="string">
            <text:p>-5.3041384</text:p>
          </table:table-cell>
          <table:table-cell office:value-type="string">
            <text:p>35.888361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MLN</text:p>
          </table:table-cell>
          <table:table-cell table:style-name="ce2" office:value-type="string">
            <text:p>Mel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.65">
            <text:p>83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65">
            <text:p>83.65</text:p>
          </table:table-cell>
          <table:table-cell office:value-type="string">
            <text:p>-2.9417904</text:p>
          </table:table-cell>
          <table:table-cell office:value-type="string">
            <text:p>35.29163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IO</text:p>
          </table:table-cell>
          <table:table-cell table:style-name="ce2" office:value-type="string">
            <text:p>Bilba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.96">
            <text:p>123.96</text:p>
          </table:table-cell>
          <table:table-cell table:style-name="ce2" office:value-type="float" office:value="487.98">
            <text:p>487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1.94">
            <text:p>611.94</text:p>
          </table:table-cell>
          <table:table-cell office:value-type="string">
            <text:p>-2.9349478</text:p>
          </table:table-cell>
          <table:table-cell office:value-type="string">
            <text:p>43.262964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CG</text:p>
          </table:table-cell>
          <table:table-cell table:style-name="ce2" office:value-type="string">
            <text:p>La Coru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013">
            <text:p>5013</text:p>
          </table:table-cell>
          <table:table-cell office:value-type="string">
            <text:p>-8.4129958</text:p>
          </table:table-cell>
          <table:table-cell office:value-type="string">
            <text:p>43.365032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DR</text:p>
          </table:table-cell>
          <table:table-cell table:style-name="ce2" office:value-type="string">
            <text:p>Santan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office:value-type="string">
            <text:p>-3.8101067</text:p>
          </table:table-cell>
          <table:table-cell office:value-type="string">
            <text:p>43.462310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GO</text:p>
          </table:table-cell>
          <table:table-cell table:style-name="ce2" office:value-type="string">
            <text:p>Vi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.3">
            <text:p>30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3">
            <text:p>30.3</text:p>
          </table:table-cell>
          <table:table-cell office:value-type="string">
            <text:p>-8.7247205</text:p>
          </table:table-cell>
          <table:table-cell office:value-type="string">
            <text:p>42.237660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LG</text:p>
          </table:table-cell>
          <table:table-cell table:style-name="ce2" office:value-type="string">
            <text:p>Algeciras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322">
            <text:p>12322</text:p>
          </table:table-cell>
          <table:table-cell table:style-name="ce2" office:value-type="float" office:value="154248.52">
            <text:p>154248.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56348.52">
            <text:p>156348.52</text:p>
          </table:table-cell>
          <table:table-cell office:value-type="string">
            <text:p>-5.4487055</text:p>
          </table:table-cell>
          <table:table-cell office:value-type="string">
            <text:p>36.13108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UZ</text:p>
          </table:table-cell>
          <table:table-cell table:style-name="ce2" office:value-type="string">
            <text:p>Arroyo de la Luz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0181.45">
            <text:p>10181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81.45">
            <text:p>10181.45</text:p>
          </table:table-cell>
          <table:table-cell office:value-type="string">
            <text:p>-6.5845773</text:p>
          </table:table-cell>
          <table:table-cell office:value-type="string">
            <text:p>39.484033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CN</text:p>
          </table:table-cell>
          <table:table-cell table:style-name="ce2" office:value-type="string">
            <text:p>Barcelona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965">
            <text:p>965</text:p>
          </table:table-cell>
          <table:table-cell table:style-name="ce2" office:value-type="float" office:value="94577.76">
            <text:p>94577.76</text:p>
          </table:table-cell>
          <table:table-cell table:style-name="ce2" office:value-type="float" office:value="105549">
            <text:p>105549</text:p>
          </table:table-cell>
          <table:table-cell table:style-name="ce2" office:value-type="float" office:value="70030">
            <text:p>70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0156.76">
            <text:p>270156.76</text:p>
          </table:table-cell>
          <table:table-cell office:value-type="string">
            <text:p>2.1700437</text:p>
          </table:table-cell>
          <table:table-cell office:value-type="string">
            <text:p>41.3870186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D</text:p>
          </table:table-cell>
          <table:table-cell table:style-name="ce2" office:value-type="string">
            <text:p>Cadi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83.1">
            <text:p>383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3.1">
            <text:p>383.1</text:p>
          </table:table-cell>
          <table:table-cell office:value-type="string">
            <text:p>-6.2826008</text:p>
          </table:table-cell>
          <table:table-cell office:value-type="string">
            <text:p>36.5216471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R</text:p>
          </table:table-cell>
          <table:table-cell table:style-name="ce2" office:value-type="string">
            <text:p>Cartage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2486">
            <text:p>22486</text:p>
          </table:table-cell>
          <table:table-cell office:value-type="string">
            <text:p>-1.0006184</text:p>
          </table:table-cell>
          <table:table-cell office:value-type="string">
            <text:p>37.6267868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S</text:p>
          </table:table-cell>
          <table:table-cell table:style-name="ce2" office:value-type="string">
            <text:p>Castellon de La Plan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15">
            <text:p>16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5732.88">
            <text:p>5732.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2809.88">
            <text:p>12809.88</text:p>
          </table:table-cell>
          <table:table-cell office:value-type="string">
            <text:p>-0.0374353</text:p>
          </table:table-cell>
          <table:table-cell office:value-type="string">
            <text:p>39.985995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GAN</text:p>
          </table:table-cell>
          <table:table-cell table:style-name="ce2" office:value-type="string">
            <text:p>Gand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office:value-type="string">
            <text:p>-0.1803423</text:p>
          </table:table-cell>
          <table:table-cell office:value-type="string">
            <text:p>38.967592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HUV</text:p>
          </table:table-cell>
          <table:table-cell table:style-name="ce2" office:value-type="string">
            <text:p>Huelv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684">
            <text:p>4684</text:p>
          </table:table-cell>
          <table:table-cell office:value-type="string">
            <text:p>-6.9495699</text:p>
          </table:table-cell>
          <table:table-cell office:value-type="string">
            <text:p>37.256667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PA</text:p>
          </table:table-cell>
          <table:table-cell table:style-name="ce2" office:value-type="string">
            <text:p>Las Palmas</text:p>
          </table:table-cell>
          <table:table-cell table:style-name="ce2" office:value-type="float" office:value="3249">
            <text:p>3249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862">
            <text:p>11862</text:p>
          </table:table-cell>
          <table:table-cell table:style-name="ce2" office:value-type="float" office:value="132473.56">
            <text:p>132473.56</text:p>
          </table:table-cell>
          <table:table-cell table:style-name="ce2" office:value-type="float" office:value="1007.21">
            <text:p>1007.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480.77">
            <text:p>133480.77</text:p>
          </table:table-cell>
          <table:table-cell office:value-type="string">
            <text:p>-15.4350514</text:p>
          </table:table-cell>
          <table:table-cell office:value-type="string">
            <text:p>28.128779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GP</text:p>
          </table:table-cell>
          <table:table-cell table:style-name="ce2" office:value-type="string">
            <text:p>Malag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748.34">
            <text:p>74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8.34">
            <text:p>748.34</text:p>
          </table:table-cell>
          <table:table-cell office:value-type="string">
            <text:p>-4.421041</text:p>
          </table:table-cell>
          <table:table-cell office:value-type="string">
            <text:p>36.7210805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PMI</text:p>
          </table:table-cell>
          <table:table-cell table:style-name="ce2" office:value-type="string">
            <text:p>Palma de Mallorc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office:value-type="string">
            <text:p>2.6500714</text:p>
          </table:table-cell>
          <table:table-cell office:value-type="string">
            <text:p>39.569582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AG</text:p>
          </table:table-cell>
          <table:table-cell table:style-name="ce2" office:value-type="string">
            <text:p>Sagunt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925">
            <text:p>3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005">
            <text:p>32005</text:p>
          </table:table-cell>
          <table:table-cell office:value-type="string">
            <text:p>-0.2774146</text:p>
          </table:table-cell>
          <table:table-cell office:value-type="string">
            <text:p>39.6791712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CT</text:p>
          </table:table-cell>
          <table:table-cell table:style-name="ce2" office:value-type="string">
            <text:p>Santa Cruz de Tenerif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3">
            <text:p>1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777.84">
            <text:p>277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84">
            <text:p>2777.84</text:p>
          </table:table-cell>
          <table:table-cell office:value-type="string">
            <text:p>-16.2536378</text:p>
          </table:table-cell>
          <table:table-cell office:value-type="string">
            <text:p>28.4597823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AR</text:p>
          </table:table-cell>
          <table:table-cell table:style-name="ce2" office:value-type="string">
            <text:p>Tarragon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4.24">
            <text:p>574.24</text:p>
          </table:table-cell>
          <table:table-cell table:style-name="ce2" office:value-type="float" office:value="463.09">
            <text:p>46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99">
            <text:p>6099</text:p>
          </table:table-cell>
          <table:table-cell table:style-name="ce2" office:value-type="float" office:value="7136.33">
            <text:p>7136.33</text:p>
          </table:table-cell>
          <table:table-cell office:value-type="string">
            <text:p>1.2546057</text:p>
          </table:table-cell>
          <table:table-cell office:value-type="string">
            <text:p>41.117236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CI</text:p>
          </table:table-cell>
          <table:table-cell table:style-name="ce2" office:value-type="string">
            <text:p>Tenerif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295.71">
            <text:p>1295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95.71">
            <text:p>1295.71</text:p>
          </table:table-cell>
          <table:table-cell office:value-type="string">
            <text:p>-16.7555</text:p>
          </table:table-cell>
          <table:table-cell office:value-type="string">
            <text:p>28.3159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LC</text:p>
          </table:table-cell>
          <table:table-cell table:style-name="ce2" office:value-type="string">
            <text:p>Valencia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5093">
            <text:p>5093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791">
            <text:p>791</text:p>
          </table:table-cell>
          <table:table-cell table:style-name="ce2" office:value-type="float" office:value="37337.23">
            <text:p>37337.23</text:p>
          </table:table-cell>
          <table:table-cell table:style-name="ce2" office:value-type="float" office:value="48740.79">
            <text:p>48740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04">
            <text:p>5604</text:p>
          </table:table-cell>
          <table:table-cell table:style-name="ce2" office:value-type="float" office:value="91682.02">
            <text:p>91682.02</text:p>
          </table:table-cell>
          <table:table-cell office:value-type="string">
            <text:p>-0.3759513</text:p>
          </table:table-cell>
          <table:table-cell office:value-type="string">
            <text:p>39.46990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BUS</text:p>
          </table:table-cell>
          <table:table-cell table:style-name="ce2" office:value-type="string">
            <text:p>Batum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30.78">
            <text:p>1030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0.78">
            <text:p>1030.78</text:p>
          </table:table-cell>
          <table:table-cell table:style-name="ce7" office:value-type="string">
            <text:p>41.6471</text:p>
          </table:table-cell>
          <table:table-cell table:style-name="ce7" office:value-type="string">
            <text:p>41.65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PTI</text:p>
          </table:table-cell>
          <table:table-cell table:style-name="ce2" office:value-type="string">
            <text:p>Poti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4055.62">
            <text:p>405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55.62">
            <text:p>4055.62</text:p>
          </table:table-cell>
          <table:table-cell table:style-name="ce7" office:value-type="string">
            <text:p>41.6769</text:p>
          </table:table-cell>
          <table:table-cell table:style-name="ce7" office:value-type="string">
            <text:p>42.14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OR</text:p>
          </table:table-cell>
          <table:table-cell table:style-name="ce2" office:value-type="string">
            <text:p>Korsakov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54.19">
            <text:p>554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4.19">
            <text:p>554.19</text:p>
          </table:table-cell>
          <table:table-cell table:style-name="ce7" office:value-type="string">
            <text:p>142.7810147</text:p>
          </table:table-cell>
          <table:table-cell table:style-name="ce7" office:value-type="string">
            <text:p>46.6328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VO</text:p>
          </table:table-cell>
          <table:table-cell table:style-name="ce2" office:value-type="string">
            <text:p>Vladivostok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2315.84">
            <text:p>2315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15.84">
            <text:p>2315.84</text:p>
          </table:table-cell>
          <table:table-cell table:style-name="ce7" office:value-type="string">
            <text:p>131.8931</text:p>
          </table:table-cell>
          <table:table-cell table:style-name="ce7" office:value-type="string">
            <text:p>43.117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YP</text:p>
          </table:table-cell>
          <table:table-cell table:style-name="ce2" office:value-type="string">
            <text:p>Vostochniy, 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9">
            <text:p>92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9">
            <text:p>92.9</text:p>
          </table:table-cell>
          <table:table-cell table:style-name="ce7" office:value-type="string">
            <text:p>132.9249</text:p>
          </table:table-cell>
          <table:table-cell table:style-name="ce7" office:value-type="string">
            <text:p>42.827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GD</text:p>
          </table:table-cell>
          <table:table-cell table:style-name="ce2" office:value-type="string">
            <text:p>Kaliningra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.12">
            <text:p>4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12">
            <text:p>43.12</text:p>
          </table:table-cell>
          <table:table-cell table:style-name="ce7" office:value-type="string">
            <text:p>20.4575</text:p>
          </table:table-cell>
          <table:table-cell table:style-name="ce7" office:value-type="string">
            <text:p>54.702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LED</text:p>
          </table:table-cell>
          <table:table-cell table:style-name="ce2" office:value-type="string">
            <text:p>St. Petersburg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8">
            <text:p>1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503.12">
            <text:p>550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03.12">
            <text:p>5503.12</text:p>
          </table:table-cell>
          <table:table-cell table:style-name="ce7" office:value-type="string">
            <text:p>30.3153628</text:p>
          </table:table-cell>
          <table:table-cell table:style-name="ce7" office:value-type="string">
            <text:p>59.93936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NVS</text:p>
          </table:table-cell>
          <table:table-cell table:style-name="ce2" office:value-type="string">
            <text:p>Novorossiysk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02.55">
            <text:p>340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02.55">
            <text:p>3402.55</text:p>
          </table:table-cell>
          <table:table-cell table:style-name="ce7" office:value-type="string">
            <text:p>37.7900</text:p>
          </table:table-cell>
          <table:table-cell table:style-name="ce7" office:value-type="string">
            <text:p>44.72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TAG</text:p>
          </table:table-cell>
          <table:table-cell table:style-name="ce2" office:value-type="string">
            <text:p>Taganro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38.9260</text:p>
          </table:table-cell>
          <table:table-cell table:style-name="ce7" office:value-type="string">
            <text:p>47.232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ILK</text:p>
          </table:table-cell>
          <table:table-cell table:style-name="ce2" office:value-type="string">
            <text:p>Illichivs'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4.3">
            <text:p>194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3">
            <text:p>194.3</text:p>
          </table:table-cell>
          <table:table-cell table:style-name="ce7" office:value-type="string">
            <text:p>30.6561</text:p>
          </table:table-cell>
          <table:table-cell table:style-name="ce7" office:value-type="string">
            <text:p>46.301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KEH</text:p>
          </table:table-cell>
          <table:table-cell table:style-name="ce2" office:value-type="string">
            <text:p>Ker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00">
            <text:p>3100</text:p>
          </table:table-cell>
          <table:table-cell table:style-name="ce7" office:value-type="string">
            <text:p>36.4546096</text:p>
          </table:table-cell>
          <table:table-cell table:style-name="ce7" office:value-type="string">
            <text:p>45.354369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ODS</text:p>
          </table:table-cell>
          <table:table-cell table:style-name="ce2" office:value-type="string">
            <text:p>Odess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85.15">
            <text:p>88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5.15">
            <text:p>885.15</text:p>
          </table:table-cell>
          <table:table-cell table:style-name="ce7" office:value-type="string">
            <text:p>30.7296333</text:p>
          </table:table-cell>
          <table:table-cell table:style-name="ce7" office:value-type="string">
            <text:p>46.4713468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TX</text:p>
          </table:table-cell>
          <table:table-cell table:style-name="ce2" office:value-type="string">
            <text:p>Arbata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office:value-type="string">
            <text:p>9.7077252</text:p>
          </table:table-cell>
          <table:table-cell office:value-type="string">
            <text:p>39.9354242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UG</text:p>
          </table:table-cell>
          <table:table-cell table:style-name="ce2" office:value-type="string">
            <text:p>Augus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99324">
            <text:p>199324</text:p>
          </table:table-cell>
          <table:table-cell office:value-type="string">
            <text:p>15.2196575</text:p>
          </table:table-cell>
          <table:table-cell office:value-type="string">
            <text:p>37.236936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BDS</text:p>
          </table:table-cell>
          <table:table-cell table:style-name="ce2" office:value-type="string">
            <text:p>Brindis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890">
            <text:p>30890</text:p>
          </table:table-cell>
          <table:table-cell office:value-type="string">
            <text:p>17.941611</text:p>
          </table:table-cell>
          <table:table-cell office:value-type="string">
            <text:p>40.632706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AG</text:p>
          </table:table-cell>
          <table:table-cell table:style-name="ce2" office:value-type="string">
            <text:p>Cagliari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74">
            <text:p>3374</text:p>
          </table:table-cell>
          <table:table-cell table:style-name="ce2" office:value-type="float" office:value="38204.42">
            <text:p>38204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037">
            <text:p>42037</text:p>
          </table:table-cell>
          <table:table-cell table:style-name="ce2" office:value-type="float" office:value="80241.42">
            <text:p>80241.42</text:p>
          </table:table-cell>
          <table:table-cell office:value-type="string">
            <text:p>9.1169358</text:p>
          </table:table-cell>
          <table:table-cell office:value-type="string">
            <text:p>39.2225376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TA</text:p>
          </table:table-cell>
          <table:table-cell table:style-name="ce2" office:value-type="string">
            <text:p>Catania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16471.18">
            <text:p>16471.18</text:p>
          </table:table-cell>
          <table:table-cell table:style-name="ce2" office:value-type="float" office:value="585451.59">
            <text:p>585451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1922.77">
            <text:p>601922.77</text:p>
          </table:table-cell>
          <table:table-cell office:value-type="string">
            <text:p>15.0871114</text:p>
          </table:table-cell>
          <table:table-cell office:value-type="string">
            <text:p>37.502608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AE</text:p>
          </table:table-cell>
          <table:table-cell table:style-name="ce2" office:value-type="string">
            <text:p>Gae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975">
            <text:p>6975</text:p>
          </table:table-cell>
          <table:table-cell office:value-type="string">
            <text:p>13.56281</text:p>
          </table:table-cell>
          <table:table-cell office:value-type="string">
            <text:p>41.218312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IT</text:p>
          </table:table-cell>
          <table:table-cell table:style-name="ce2" office:value-type="string">
            <text:p>Gioia Tauro</text:p>
          </table:table-cell>
          <table:table-cell table:style-name="ce2" office:value-type="float" office:value="1896">
            <text:p>18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572">
            <text:p>7572</text:p>
          </table:table-cell>
          <table:table-cell table:style-name="ce2" office:value-type="float" office:value="82986.41">
            <text:p>82986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986.41">
            <text:p>82986.41</text:p>
          </table:table-cell>
          <table:table-cell office:value-type="string">
            <text:p>15.898995</text:p>
          </table:table-cell>
          <table:table-cell office:value-type="string">
            <text:p>38.423974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E</text:p>
          </table:table-cell>
          <table:table-cell table:style-name="ce2" office:value-type="string">
            <text:p>La Spezia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5632.12">
            <text:p>2563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56">
            <text:p>19156</text:p>
          </table:table-cell>
          <table:table-cell table:style-name="ce2" office:value-type="float" office:value="44788.12">
            <text:p>44788.12</text:p>
          </table:table-cell>
          <table:table-cell office:value-type="string">
            <text:p>9.8282255</text:p>
          </table:table-cell>
          <table:table-cell office:value-type="string">
            <text:p>44.10703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LIV</text:p>
          </table:table-cell>
          <table:table-cell table:style-name="ce2" office:value-type="string">
            <text:p>Livorno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5756.7">
            <text:p>5756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157">
            <text:p>140157</text:p>
          </table:table-cell>
          <table:table-cell table:style-name="ce2" office:value-type="float" office:value="145913.7">
            <text:p>145913.7</text:p>
          </table:table-cell>
          <table:table-cell office:value-type="string">
            <text:p>10.3160295</text:p>
          </table:table-cell>
          <table:table-cell office:value-type="string">
            <text:p>43.5426309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DC</text:p>
          </table:table-cell>
          <table:table-cell table:style-name="ce2" office:value-type="string">
            <text:p>Marina di Carrar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65.96">
            <text:p>16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1164.96">
            <text:p>1164.96</text:p>
          </table:table-cell>
          <table:table-cell office:value-type="string">
            <text:p>10.0450141</text:p>
          </table:table-cell>
          <table:table-cell office:value-type="string">
            <text:p>44.038835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LZ</text:p>
          </table:table-cell>
          <table:table-cell table:style-name="ce2" office:value-type="string">
            <text:p>Milazz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5696">
            <text:p>25696</text:p>
          </table:table-cell>
          <table:table-cell office:value-type="string">
            <text:p>15.2411962</text:p>
          </table:table-cell>
          <table:table-cell office:value-type="string">
            <text:p>38.22083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NAP</text:p>
          </table:table-cell>
          <table:table-cell table:style-name="ce2" office:value-type="string">
            <text:p>Napoli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2378">
            <text:p>2378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11908">
            <text:p>11908</text:p>
          </table:table-cell>
          <table:table-cell table:style-name="ce2" office:value-type="float" office:value="117603.76">
            <text:p>117603.76</text:p>
          </table:table-cell>
          <table:table-cell table:style-name="ce2" office:value-type="float" office:value="271.95">
            <text:p>271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875.71">
            <text:p>117875.71</text:p>
          </table:table-cell>
          <table:table-cell office:value-type="string">
            <text:p>14.2492569</text:p>
          </table:table-cell>
          <table:table-cell office:value-type="string">
            <text:p>40.8516128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LB</text:p>
          </table:table-cell>
          <table:table-cell table:style-name="ce2" office:value-type="string">
            <text:p>Olb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office:value-type="string">
            <text:p>9.4994397</text:p>
          </table:table-cell>
          <table:table-cell office:value-type="string">
            <text:p>40.924054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RI</text:p>
          </table:table-cell>
          <table:table-cell table:style-name="ce2" office:value-type="string">
            <text:p>Oristan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1">
            <text:p>311</text:p>
          </table:table-cell>
          <table:table-cell office:value-type="string">
            <text:p>8.5948592</text:p>
          </table:table-cell>
          <table:table-cell office:value-type="string">
            <text:p>39.9023565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888</text:p>
          </table:table-cell>
          <table:table-cell table:style-name="ce2" office:value-type="string">
            <text:p>Other Italian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style-name="ce9" table:number-columns-repeated="2"/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O</text:p>
          </table:table-cell>
          <table:table-cell table:style-name="ce2" office:value-type="string">
            <text:p>Palerm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545.92">
            <text:p>1545.92</text:p>
          </table:table-cell>
          <table:table-cell table:style-name="ce2" office:value-type="float" office:value="1434891.18">
            <text:p>1434891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6437.1">
            <text:p>1436437.1</text:p>
          </table:table-cell>
          <table:table-cell office:value-type="string">
            <text:p>13.335745</text:p>
          </table:table-cell>
          <table:table-cell office:value-type="string">
            <text:p>38.11105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EM</text:p>
          </table:table-cell>
          <table:table-cell table:style-name="ce2" office:value-type="string">
            <text:p>Porto Empedocl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561">
            <text:p>6561</text:p>
          </table:table-cell>
          <table:table-cell office:value-type="string">
            <text:p>13.526358</text:p>
          </table:table-cell>
          <table:table-cell office:value-type="string">
            <text:p>37.293438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FX</text:p>
          </table:table-cell>
          <table:table-cell table:style-name="ce2" office:value-type="string">
            <text:p>Porto Fox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8763">
            <text:p>48763</text:p>
          </table:table-cell>
          <table:table-cell table:style-name="ce7" office:value-type="string">
            <text:p>9.0293</text:p>
          </table:table-cell>
          <table:table-cell table:style-name="ce7" office:value-type="string">
            <text:p>39.0797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A</text:p>
          </table:table-cell>
          <table:table-cell table:style-name="ce2" office:value-type="string">
            <text:p>Porto Margh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2458">
            <text:p>12458</text:p>
          </table:table-cell>
          <table:table-cell office:value-type="string">
            <text:p>12.2243298</text:p>
          </table:table-cell>
          <table:table-cell office:value-type="string">
            <text:p>45.4755731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TO</text:p>
          </table:table-cell>
          <table:table-cell table:style-name="ce2" office:value-type="string">
            <text:p>Porto Torre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07584.58">
            <text:p>607584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613269.58">
            <text:p>613269.58</text:p>
          </table:table-cell>
          <table:table-cell office:value-type="string">
            <text:p>8.4031462</text:p>
          </table:table-cell>
          <table:table-cell office:value-type="string">
            <text:p>40.8344403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RI</text:p>
          </table:table-cell>
          <table:table-cell table:style-name="ce2" office:value-type="string">
            <text:p>Priol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4777">
            <text:p>44777</text:p>
          </table:table-cell>
          <table:table-cell table:style-name="ce7" office:value-type="string">
            <text:p>15.2032</text:p>
          </table:table-cell>
          <table:table-cell table:style-name="ce7" office:value-type="string">
            <text:p>37.172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AL</text:p>
          </table:table-cell>
          <table:table-cell table:style-name="ce2" office:value-type="string">
            <text:p>Salern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10357.65">
            <text:p>10357.65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54.65">
            <text:p>10454.65</text:p>
          </table:table-cell>
          <table:table-cell office:value-type="string">
            <text:p>14.7657547</text:p>
          </table:table-cell>
          <table:table-cell office:value-type="string">
            <text:p>40.6779781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A</text:p>
          </table:table-cell>
          <table:table-cell table:style-name="ce2" office:value-type="string">
            <text:p>Santa Panagi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0517">
            <text:p>10517</text:p>
          </table:table-cell>
          <table:table-cell table:style-name="ce7" office:value-type="string">
            <text:p>15.2797</text:p>
          </table:table-cell>
          <table:table-cell table:style-name="ce7" office:value-type="string">
            <text:p>37.1086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VN</text:p>
          </table:table-cell>
          <table:table-cell table:style-name="ce2" office:value-type="string">
            <text:p>Savona-Vad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2098">
            <text:p>62098</text:p>
          </table:table-cell>
          <table:table-cell office:value-type="string">
            <text:p>8.4810276</text:p>
          </table:table-cell>
          <table:table-cell office:value-type="string">
            <text:p>44.307877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AR</text:p>
          </table:table-cell>
          <table:table-cell table:style-name="ce2" office:value-type="string">
            <text:p>Tara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36.36">
            <text:p>436.36</text:p>
          </table:table-cell>
          <table:table-cell table:style-name="ce2" office:value-type="float" office:value="6803.38">
            <text:p>6803.38</text:p>
          </table:table-cell>
          <table:table-cell table:style-name="ce2" office:value-type="float" office:value="32834">
            <text:p>328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73.74">
            <text:p>40073.74</text:p>
          </table:table-cell>
          <table:table-cell office:value-type="string">
            <text:p>17.2432278</text:p>
          </table:table-cell>
          <table:table-cell office:value-type="string">
            <text:p>40.4712427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PS</text:p>
          </table:table-cell>
          <table:table-cell table:style-name="ce2" office:value-type="string">
            <text:p>Trapan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47.6">
            <text:p>14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.6">
            <text:p>147.6</text:p>
          </table:table-cell>
          <table:table-cell office:value-type="string">
            <text:p>12.5437475</text:p>
          </table:table-cell>
          <table:table-cell office:value-type="string">
            <text:p>38.0160543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RS</text:p>
          </table:table-cell>
          <table:table-cell table:style-name="ce2" office:value-type="string">
            <text:p>Trieste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87.54">
            <text:p>687.5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7.54">
            <text:p>687.54</text:p>
          </table:table-cell>
          <table:table-cell office:value-type="string">
            <text:p>13.7706559</text:p>
          </table:table-cell>
          <table:table-cell office:value-type="string">
            <text:p>45.6500335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DL</text:p>
          </table:table-cell>
          <table:table-cell table:style-name="ce2" office:value-type="string">
            <text:p>Vado Ligur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2664">
            <text:p>52664</text:p>
          </table:table-cell>
          <table:table-cell office:value-type="string">
            <text:p>8.4381663</text:p>
          </table:table-cell>
          <table:table-cell office:value-type="string">
            <text:p>44.2713924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CE</text:p>
          </table:table-cell>
          <table:table-cell table:style-name="ce2" office:value-type="string">
            <text:p>Venez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0">
            <text:p>1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611">
            <text:p>33611</text:p>
          </table:table-cell>
          <table:table-cell table:style-name="ce2" office:value-type="float" office:value="33741">
            <text:p>33741</text:p>
          </table:table-cell>
          <table:table-cell office:value-type="string">
            <text:p>12.318564</text:p>
          </table:table-cell>
          <table:table-cell office:value-type="string">
            <text:p>45.438414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ADL</text:p>
          </table:table-cell>
          <table:table-cell table:style-name="ce2" office:value-type="string">
            <text:p>Adelaide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96">
            <text:p>1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8891.16">
            <text:p>889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91.16">
            <text:p>8891.16</text:p>
          </table:table-cell>
          <table:table-cell table:style-name="ce7" office:value-type="string">
            <text:p>138.599899</text:p>
          </table:table-cell>
          <table:table-cell table:style-name="ce7" office:value-type="string">
            <text:p>-34.927428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BNE</text:p>
          </table:table-cell>
          <table:table-cell table:style-name="ce2" office:value-type="string">
            <text:p>Brisbane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9">
            <text:p>1259</text:p>
          </table:table-cell>
          <table:table-cell table:style-name="ce2" office:value-type="float" office:value="15808.89">
            <text:p>15808.8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808.89">
            <text:p>15808.89</text:p>
          </table:table-cell>
          <table:table-cell table:style-name="ce7" office:value-type="string">
            <text:p>153.0234991</text:p>
          </table:table-cell>
          <table:table-cell table:style-name="ce7" office:value-type="string">
            <text:p>-27.468968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DRW</text:p>
          </table:table-cell>
          <table:table-cell table:style-name="ce2" office:value-type="string">
            <text:p>Darwin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.63">
            <text:p>16.63</text:p>
          </table:table-cell>
          <table:table-cell table:style-name="ce2" office:value-type="float" office:value="529.17">
            <text:p>529.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45.8">
            <text:p>545.8</text:p>
          </table:table-cell>
          <table:table-cell table:style-name="ce7" office:value-type="string">
            <text:p>130.8410469</text:p>
          </table:table-cell>
          <table:table-cell table:style-name="ce7" office:value-type="string">
            <text:p>12.4604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FRE</text:p>
          </table:table-cell>
          <table:table-cell table:style-name="ce2" office:value-type="string">
            <text:p>Fremantle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39">
            <text:p>8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48">
            <text:p>2948</text:p>
          </table:table-cell>
          <table:table-cell table:style-name="ce2" office:value-type="float" office:value="35967.62">
            <text:p>3596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67.62">
            <text:p>35967.62</text:p>
          </table:table-cell>
          <table:table-cell table:style-name="ce7" office:value-type="string">
            <text:p>115.7461693</text:p>
          </table:table-cell>
          <table:table-cell table:style-name="ce7" office:value-type="string">
            <text:p>-32.055871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MEL</text:p>
          </table:table-cell>
          <table:table-cell table:style-name="ce2" office:value-type="string">
            <text:p>Melbourne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3521">
            <text:p>35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18">
            <text:p>10818</text:p>
          </table:table-cell>
          <table:table-cell table:style-name="ce2" office:value-type="float" office:value="114375.57">
            <text:p>114375.57</text:p>
          </table:table-cell>
          <table:table-cell table:style-name="ce2" office:value-type="float" office:value="197">
            <text:p>1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572.57">
            <text:p>114572.57</text:p>
          </table:table-cell>
          <table:table-cell table:style-name="ce7" office:value-type="string">
            <text:p>144.9631608</text:p>
          </table:table-cell>
          <table:table-cell table:style-name="ce7" office:value-type="string">
            <text:p>-37.814217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NTL</text:p>
          </table:table-cell>
          <table:table-cell table:style-name="ce2" office:value-type="string">
            <text:p>Newcast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.1">
            <text:p>61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1.1">
            <text:p>61.1</text:p>
          </table:table-cell>
          <table:table-cell table:style-name="ce7" office:value-type="string">
            <text:p>151.7812534</text:p>
          </table:table-cell>
          <table:table-cell table:style-name="ce7" office:value-type="string">
            <text:p>-32.927288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SYD</text:p>
          </table:table-cell>
          <table:table-cell table:style-name="ce2" office:value-type="string">
            <text:p>Sydney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76">
            <text:p>8876</text:p>
          </table:table-cell>
          <table:table-cell table:style-name="ce2" office:value-type="float" office:value="92359.33">
            <text:p>92359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359.33">
            <text:p>92359.33</text:p>
          </table:table-cell>
          <table:table-cell table:style-name="ce7" office:value-type="string">
            <text:p>151.2164539</text:p>
          </table:table-cell>
          <table:table-cell table:style-name="ce7" office:value-type="string">
            <text:p>33.854815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TSV</text:p>
          </table:table-cell>
          <table:table-cell table:style-name="ce2" office:value-type="string">
            <text:p>Townsville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.13">
            <text:p>180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0.13">
            <text:p>180.13</text:p>
          </table:table-cell>
          <table:table-cell table:style-name="ce7" office:value-type="string">
            <text:p>146.8239537</text:p>
          </table:table-cell>
          <table:table-cell table:style-name="ce7" office:value-type="string">
            <text:p>-19.25693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French Polynesia</text:p>
          </table:table-cell>
          <table:table-cell table:style-name="ce2" office:value-type="string">
            <text:p>PFPPT</text:p>
          </table:table-cell>
          <table:table-cell table:style-name="ce2" office:value-type="string">
            <text:p>Papeet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276.44">
            <text:p>1276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76.44">
            <text:p>1276.44</text:p>
          </table:table-cell>
          <table:table-cell table:style-name="ce7" office:value-type="string">
            <text:p>-149.562742</text:p>
          </table:table-cell>
          <table:table-cell table:style-name="ce7" office:value-type="string">
            <text:p>-17.533307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Guam</text:p>
          </table:table-cell>
          <table:table-cell table:style-name="ce2" office:value-type="string">
            <text:p>GUGUM</text:p>
          </table:table-cell>
          <table:table-cell table:style-name="ce2" office:value-type="string">
            <text:p>Guam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.86">
            <text:p>12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2.86">
            <text:p>122.86</text:p>
          </table:table-cell>
          <table:table-cell table:style-name="ce7" office:value-type="string">
            <text:p>144.8970036</text:p>
          </table:table-cell>
          <table:table-cell table:style-name="ce7" office:value-type="string">
            <text:p>13.539464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Caledonia</text:p>
          </table:table-cell>
          <table:table-cell table:style-name="ce2" office:value-type="string">
            <text:p>NCNOU</text:p>
          </table:table-cell>
          <table:table-cell table:style-name="ce2" office:value-type="string">
            <text:p>Noume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33.5">
            <text:p>73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3.5">
            <text:p>733.5</text:p>
          </table:table-cell>
          <table:table-cell table:style-name="ce7" office:value-type="string">
            <text:p>166.442419</text:p>
          </table:table-cell>
          <table:table-cell table:style-name="ce7" office:value-type="string">
            <text:p>-22.27452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AKL</text:p>
          </table:table-cell>
          <table:table-cell table:style-name="ce2" office:value-type="string">
            <text:p>Auckland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58">
            <text:p>5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137.06">
            <text:p>22137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137.06">
            <text:p>22137.06</text:p>
          </table:table-cell>
          <table:table-cell table:style-name="ce7" office:value-type="string">
            <text:p>174.7655514</text:p>
          </table:table-cell>
          <table:table-cell table:style-name="ce7" office:value-type="string">
            <text:p>-36.853466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CHC</text:p>
          </table:table-cell>
          <table:table-cell table:style-name="ce2" office:value-type="string">
            <text:p>Christchur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27">
            <text:p>37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27">
            <text:p>37.27</text:p>
          </table:table-cell>
          <table:table-cell table:style-name="ce7" office:value-type="string">
            <text:p>172.6366455</text:p>
          </table:table-cell>
          <table:table-cell table:style-name="ce7" office:value-type="string">
            <text:p> -43.53095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LYT</text:p>
          </table:table-cell>
          <table:table-cell table:style-name="ce2" office:value-type="string">
            <text:p>Lyttelton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674.27">
            <text:p>3674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74.27">
            <text:p>3674.27</text:p>
          </table:table-cell>
          <table:table-cell table:style-name="ce7" office:value-type="string">
            <text:p>172.7205727</text:p>
          </table:table-cell>
          <table:table-cell table:style-name="ce7" office:value-type="string">
            <text:p>-43.60247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E</text:p>
          </table:table-cell>
          <table:table-cell table:style-name="ce2" office:value-type="string">
            <text:p>Napier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16.67">
            <text:p>51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.67">
            <text:p>516.67</text:p>
          </table:table-cell>
          <table:table-cell table:style-name="ce7" office:value-type="string">
            <text:p>176.9179114</text:p>
          </table:table-cell>
          <table:table-cell table:style-name="ce7" office:value-type="string">
            <text:p>39.4908578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SN</text:p>
          </table:table-cell>
          <table:table-cell table:style-name="ce2" office:value-type="string">
            <text:p>Nels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.03">
            <text:p>42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03">
            <text:p>42.03</text:p>
          </table:table-cell>
          <table:table-cell table:style-name="ce7" office:value-type="string">
            <text:p>173.2836756</text:p>
          </table:table-cell>
          <table:table-cell table:style-name="ce7" office:value-type="string">
            <text:p>-41.271084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POE</text:p>
          </table:table-cell>
          <table:table-cell table:style-name="ce2" office:value-type="string">
            <text:p>Port Chalmer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.41">
            <text:p>85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41">
            <text:p>85.41</text:p>
          </table:table-cell>
          <table:table-cell table:style-name="ce7" office:value-type="string">
            <text:p>170.6197581</text:p>
          </table:table-cell>
          <table:table-cell table:style-name="ce7" office:value-type="string">
            <text:p>-45.8161866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TRG</text:p>
          </table:table-cell>
          <table:table-cell table:style-name="ce2" office:value-type="string">
            <text:p>Taurang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36.78">
            <text:p>1036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6.78">
            <text:p>1036.78</text:p>
          </table:table-cell>
          <table:table-cell table:style-name="ce7" office:value-type="string">
            <text:p>176.1684472</text:p>
          </table:table-cell>
          <table:table-cell table:style-name="ce7" office:value-type="string">
            <text:p>37.6865464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WLG</text:p>
          </table:table-cell>
          <table:table-cell table:style-name="ce2" office:value-type="string">
            <text:p>Wellingto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643.22">
            <text:p>2643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3.22">
            <text:p>2643.22</text:p>
          </table:table-cell>
          <table:table-cell table:style-name="ce7" office:value-type="string">
            <text:p>174.7772239</text:p>
          </table:table-cell>
          <table:table-cell table:style-name="ce7" office:value-type="string">
            <text:p>-41.2887639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L</text:p>
          </table:table-cell>
          <table:table-cell table:style-name="ce2" office:value-type="string">
            <text:p>New Plymout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9.03">
            <text:p>109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.03">
            <text:p>109.03</text:p>
          </table:table-cell>
          <table:table-cell table:style-name="ce7" office:value-type="string">
            <text:p>174.0806474</text:p>
          </table:table-cell>
          <table:table-cell table:style-name="ce7" office:value-type="string">
            <text:p>-39.057994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MAG</text:p>
          </table:table-cell>
          <table:table-cell table:style-name="ce2" office:value-type="string">
            <text:p>Mada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style-name="ce7" office:value-type="string">
            <text:p>145.8088188</text:p>
          </table:table-cell>
          <table:table-cell table:style-name="ce7" office:value-type="string">
            <text:p> -5.2129115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POM</text:p>
          </table:table-cell>
          <table:table-cell table:style-name="ce2" office:value-type="string">
            <text:p>Port Moresb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.84">
            <text:p>3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84">
            <text:p>37.84</text:p>
          </table:table-cell>
          <table:table-cell table:style-name="ce7" office:value-type="string">
            <text:p>147.1498377</text:p>
          </table:table-cell>
          <table:table-cell table:style-name="ce7" office:value-type="string">
            <text:p>-9.479082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Samoa Occidentali</text:p>
          </table:table-cell>
          <table:table-cell table:style-name="ce2" office:value-type="string">
            <text:p>WSAPW</text:p>
          </table:table-cell>
          <table:table-cell table:style-name="ce2" office:value-type="string">
            <text:p>Ap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.01">
            <text:p>76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01">
            <text:p>76.01</text:p>
          </table:table-cell>
          <table:table-cell table:style-name="ce7" office:value-type="string">
            <text:p>-171.7692793</text:p>
          </table:table-cell>
          <table:table-cell table:style-name="ce7" office:value-type="string">
            <text:p>-13.834369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Tonga</text:p>
          </table:table-cell>
          <table:table-cell table:style-name="ce2" office:value-type="string">
            <text:p>TOTBU</text:p>
          </table:table-cell>
          <table:table-cell table:style-name="ce2" office:value-type="string">
            <text:p>Nuku Alof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.28">
            <text:p>1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28">
            <text:p>11.28</text:p>
          </table:table-cell>
          <table:table-cell table:style-name="ce7" office:value-type="string">
            <text:p>-175.1916118</text:p>
          </table:table-cell>
          <table:table-cell table:style-name="ce7" office:value-type="string">
            <text:p> -21.1392258</text:p>
          </table:table-cell>
          <table:table-cell table:style-name="Default"/>
          <table:table-cell table:number-columns-repeated="1007"/>
        </table:table-row>
        <table:table-row table:style-name="ro3">
          <table:table-cell table:number-columns-repeated="2" table:style-name="ce2" office:value-type="string">
            <text:p>Not specified</text:p>
          </table:table-cell>
          <table:table-cell table:style-name="ce2" office:value-type="string">
            <text:p>UNKNW</text:p>
          </table:table-cell>
          <table:table-cell table:style-name="ce2" office:value-type="string">
            <text:p>Not specified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007">
            <text:p>3007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6746">
            <text:p>6746</text:p>
          </table:table-cell>
          <table:table-cell table:style-name="ce2" office:value-type="float" office:value="13825.97">
            <text:p>13825.97</text:p>
          </table:table-cell>
          <table:table-cell table:style-name="ce2" office:value-type="float" office:value="73786.42">
            <text:p>73786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68">
            <text:p>2768</text:p>
          </table:table-cell>
          <table:table-cell table:style-name="ce2" office:value-type="float" office:value="90380.39">
            <text:p>90380.39</text:p>
          </table:table-cell>
          <table:table-cell table:style-name="ce8" table:number-columns-repeated="2"/>
          <table:table-cell table:number-columns-repeated="1008"/>
        </table:table-row>
        <table:table-row table:style-name="ro4">
          <table:table-cell table:style-name="ce4" table:number-columns-repeated="3"/>
          <table:table-cell table:style-name="ce2" office:value-type="string">
            <text:p>TOTAL</text:p>
          </table:table-cell>
          <table:table-cell table:style-name="ce2" office:value-type="float" office:value="242739">
            <text:p>242739</text:p>
          </table:table-cell>
          <table:table-cell table:style-name="ce2" office:value-type="float" office:value="360833">
            <text:p>360833</text:p>
          </table:table-cell>
          <table:table-cell table:style-name="ce2" office:value-type="float" office:value="31965">
            <text:p>31965</text:p>
          </table:table-cell>
          <table:table-cell table:style-name="ce2" office:value-type="float" office:value="22194">
            <text:p>22194</text:p>
          </table:table-cell>
          <table:table-cell table:style-name="ce2" office:value-type="float" office:value="1040758">
            <text:p>1040758</text:p>
          </table:table-cell>
          <table:table-cell table:style-name="ce2" office:value-type="float" office:value="11896518.72">
            <text:p>11896518.72</text:p>
          </table:table-cell>
          <table:table-cell table:style-name="ce2" office:value-type="float" office:value="4088869.36">
            <text:p>4088869.36</text:p>
          </table:table-cell>
          <table:table-cell table:style-name="ce2" office:value-type="string">
            <text:p>350230.00 1</text:p>
          </table:table-cell>
          <table:table-cell table:style-name="ce2" office:value-type="string">
            <text:p>838544.00 1</text:p>
          </table:table-cell>
          <table:table-cell table:style-name="ce2" office:value-type="float" office:value="8174162.08">
            <text:p>8174162.08</text:p>
          </table:table-cell>
          <table:table-cell table:number-columns-repeated="1010"/>
        </table:table-row>
        <table:table-row table:style-name="ro5" table:number-rows-repeated="104790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Loadingtraffic.A2:Loadingtraffic.P6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US">
      <number:minutes number:style="long"/>
      <number:text>:</number:text>
      <number:seconds number:style="long"/>
    </number:time-style>
    <number:time-style style:name="N10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US">
      <number:minutes number:style="long"/>
      <number:text>:</number:text>
      <number:seconds number:style="long" number:decimal-places="1"/>
    </number:time-style>
    <number:number-style style:name="N1014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23:35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12-28T19:01:49</meta:creation-date>
    <dc:date>2014-01-11T23:44:55</dc:date>
    <dc:creator>Stefano </dc:creator>
    <meta:editing-duration>PT7H36M14S</meta:editing-duration>
    <meta:editing-cycles>9</meta:editing-cycles>
    <meta:generator>LibreOffice/4.0.2.2$Linux_X86_64 LibreOffice_project/400m0$Build-2</meta:generator>
    <meta:document-statistic meta:table-count="1" meta:cell-count="10352" meta:object-count="0"/>
  </office:meta>
</office:document-meta>
</file>